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5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_out_training" table:style-name="ta1">
        <table:shapes>
          <draw:frame draw:z-index="0" draw:style-name="gr1" draw:text-style-name="P1" svg:width="159.99mm" svg:height="89.99mm" svg:x="147.53mm" svg:y="0mm">
            <loext:p draw:notify-on-update-of-ranges="data_out_training.D1:data_out_training.D1 data_out_training.D2:data_out_training.D296 data_out_training.E1:data_out_training.E1 data_out_training.E2:data_out_training.E29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2" table:number-columns-repeated="2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Hour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Simulated</text:p>
          </table:table-cell>
          <table:table-cell table:style-name="ce1" office:value-type="string" calcext:value-type="string">
            <text:p>Real C</text:p>
          </table:table-cell>
          <table:table-cell table:style-name="ce1" office:value-type="string" calcext:value-type="string">
            <text:p>Simulated C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01673" calcext:value-type="float">
            <text:p>0,0101673</text:p>
          </table:table-cell>
          <table:table-cell office:value-type="float" office:value="0.0606825" calcext:value-type="float">
            <text:p>0,0606825</text:p>
          </table:table-cell>
          <table:table-cell table:formula="of:=([.B2]*[.$B$298])-([.B2]*[.$B$297])+[.$B$297]" office:value-type="float" office:value="38.059914642" calcext:value-type="float">
            <text:p>38,059914642</text:p>
          </table:table-cell>
          <table:table-cell table:formula="of:=([.C2]*[.$B$298])-([.C2]*[.$B$297])+[.$B$297]" office:value-type="float" office:value="244.74487605" calcext:value-type="float">
            <text:p>244,74487605</text:p>
          </table:table-cell>
          <table:table-cell table:formula="of:=([.D2]-[.E2])^2" office:value-type="float" office:value="42718.6732722265" calcext:value-type="float">
            <text:p>42718,67327222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630423" calcext:value-type="float">
            <text:p>0,0630423</text:p>
          </table:table-cell>
          <table:table-cell office:value-type="float" office:value="0.0790724" calcext:value-type="float">
            <text:p>0,0790724</text:p>
          </table:table-cell>
          <table:table-cell table:formula="of:=([.B3]*[.$B$298])-([.B3]*[.$B$297])+[.$B$297]" office:value-type="float" office:value="254.400092142" calcext:value-type="float">
            <text:p>254,400092142</text:p>
          </table:table-cell>
          <table:table-cell table:formula="of:=([.C3]*[.$B$298])-([.C3]*[.$B$297])+[.$B$297]" office:value-type="float" office:value="319.987887496" calcext:value-type="float">
            <text:p>319,987887496</text:p>
          </table:table-cell>
          <table:table-cell table:formula="of:=([.D3]-[.E3])^2" office:value-type="float" office:value="4301.75889939819" calcext:value-type="float">
            <text:p>4301,75889939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55499" calcext:value-type="float">
            <text:p>0,355499</text:p>
          </table:table-cell>
          <table:table-cell office:value-type="float" office:value="0.169522" calcext:value-type="float">
            <text:p>0,169522</text:p>
          </table:table-cell>
          <table:table-cell table:formula="of:=([.B4]*[.$B$298])-([.B4]*[.$B$297])+[.$B$297]" office:value-type="float" office:value="1450.99837846" calcext:value-type="float">
            <text:p>1450,99837846</text:p>
          </table:table-cell>
          <table:table-cell table:formula="of:=([.C4]*[.$B$298])-([.C4]*[.$B$297])+[.$B$297]" office:value-type="float" office:value="690.06604388" calcext:value-type="float">
            <text:p>690,06604388</text:p>
          </table:table-cell>
          <table:table-cell table:formula="of:=([.D4]-[.E4])^2" office:value-type="float" office:value="579018.017809369" calcext:value-type="float">
            <text:p>579018,0178093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45403" calcext:value-type="float">
            <text:p>0,545403</text:p>
          </table:table-cell>
          <table:table-cell office:value-type="float" office:value="0.434355" calcext:value-type="float">
            <text:p>0,434355</text:p>
          </table:table-cell>
          <table:table-cell table:formula="of:=([.B5]*[.$B$298])-([.B5]*[.$B$297])+[.$B$297]" office:value-type="float" office:value="2227.99819062" calcext:value-type="float">
            <text:p>2227,99819062</text:p>
          </table:table-cell>
          <table:table-cell table:formula="of:=([.C5]*[.$B$298])-([.C5]*[.$B$297])+[.$B$297]" office:value-type="float" office:value="1773.6408567" calcext:value-type="float">
            <text:p>1773,6408567</text:p>
          </table:table-cell>
          <table:table-cell table:formula="of:=([.D5]-[.E5])^2" office:value-type="float" office:value="206440.58688689" calcext:value-type="float">
            <text:p>206440,586886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0549" calcext:value-type="float">
            <text:p>0,70549</text:p>
          </table:table-cell>
          <table:table-cell office:value-type="float" office:value="0.518566" calcext:value-type="float">
            <text:p>0,518566</text:p>
          </table:table-cell>
          <table:table-cell table:formula="of:=([.B6]*[.$B$298])-([.B6]*[.$B$297])+[.$B$297]" office:value-type="float" office:value="2883.0005546" calcext:value-type="float">
            <text:p>2883,0005546</text:p>
          </table:table-cell>
          <table:table-cell table:formula="of:=([.C6]*[.$B$298])-([.C6]*[.$B$297])+[.$B$297]" office:value-type="float" office:value="2118.19353164" calcext:value-type="float">
            <text:p>2118,19353164</text:p>
          </table:table-cell>
          <table:table-cell table:formula="of:=([.D6]-[.E6])^2" office:value-type="float" office:value="584929.782368938" calcext:value-type="float">
            <text:p>584929,7823689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16244" calcext:value-type="float">
            <text:p>0,716244</text:p>
          </table:table-cell>
          <table:table-cell office:value-type="float" office:value="0.673538" calcext:value-type="float">
            <text:p>0,673538</text:p>
          </table:table-cell>
          <table:table-cell table:formula="of:=([.B7]*[.$B$298])-([.B7]*[.$B$297])+[.$B$297]" office:value-type="float" office:value="2927.00097576" calcext:value-type="float">
            <text:p>2927,00097576</text:p>
          </table:table-cell>
          <table:table-cell table:formula="of:=([.C7]*[.$B$298])-([.C7]*[.$B$297])+[.$B$297]" office:value-type="float" office:value="2752.26766852" calcext:value-type="float">
            <text:p>2752,26766852</text:p>
          </table:table-cell>
          <table:table-cell table:formula="of:=([.D7]-[.E7])^2" office:value-type="float" office:value="30531.7286590283" calcext:value-type="float">
            <text:p>30531,72865902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06674" calcext:value-type="float">
            <text:p>0,806674</text:p>
          </table:table-cell>
          <table:table-cell office:value-type="float" office:value="0.617332" calcext:value-type="float">
            <text:p>0,617332</text:p>
          </table:table-cell>
          <table:table-cell table:formula="of:=([.B8]*[.$B$298])-([.B8]*[.$B$297])+[.$B$297]" office:value-type="float" office:value="3296.99893796" calcext:value-type="float">
            <text:p>3296,99893796</text:p>
          </table:table-cell>
          <table:table-cell table:formula="of:=([.C8]*[.$B$298])-([.C8]*[.$B$297])+[.$B$297]" office:value-type="float" office:value="2522.29857128" calcext:value-type="float">
            <text:p>2522,29857128</text:p>
          </table:table-cell>
          <table:table-cell table:formula="of:=([.D8]-[.E8])^2" office:value-type="float" office:value="600160.658134127" calcext:value-type="float">
            <text:p>600160,6581341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71442" calcext:value-type="float">
            <text:p>0,871442</text:p>
          </table:table-cell>
          <table:table-cell office:value-type="float" office:value="0.690188" calcext:value-type="float">
            <text:p>0,690188</text:p>
          </table:table-cell>
          <table:table-cell table:formula="of:=([.B9]*[.$B$298])-([.B9]*[.$B$297])+[.$B$297]" office:value-type="float" office:value="3561.99980068" calcext:value-type="float">
            <text:p>3561,99980068</text:p>
          </table:table-cell>
          <table:table-cell table:formula="of:=([.C9]*[.$B$298])-([.C9]*[.$B$297])+[.$B$297]" office:value-type="float" office:value="2820.39180952" calcext:value-type="float">
            <text:p>2820,39180952</text:p>
          </table:table-cell>
          <table:table-cell table:formula="of:=([.D9]-[.E9])^2" office:value-type="float" office:value="549982.41255237" calcext:value-type="float">
            <text:p>549982,412552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24027" calcext:value-type="float">
            <text:p>0,824027</text:p>
          </table:table-cell>
          <table:table-cell office:value-type="float" office:value="0.731904" calcext:value-type="float">
            <text:p>0,731904</text:p>
          </table:table-cell>
          <table:table-cell table:formula="of:=([.B10]*[.$B$298])-([.B10]*[.$B$297])+[.$B$297]" office:value-type="float" office:value="3367.99943158" calcext:value-type="float">
            <text:p>3367,99943158</text:p>
          </table:table-cell>
          <table:table-cell table:formula="of:=([.C10]*[.$B$298])-([.C10]*[.$B$297])+[.$B$297]" office:value-type="float" office:value="2991.07449216" calcext:value-type="float">
            <text:p>2991,07449216</text:p>
          </table:table-cell>
          <table:table-cell table:formula="of:=([.D10]-[.E10])^2" office:value-type="float" office:value="142072.40995677" calcext:value-type="float">
            <text:p>142072,409956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57624" calcext:value-type="float">
            <text:p>0,557624</text:p>
          </table:table-cell>
          <table:table-cell office:value-type="float" office:value="0.663674" calcext:value-type="float">
            <text:p>0,663674</text:p>
          </table:table-cell>
          <table:table-cell table:formula="of:=([.B11]*[.$B$298])-([.B11]*[.$B$297])+[.$B$297]" office:value-type="float" office:value="2278.00090096" calcext:value-type="float">
            <text:p>2278,00090096</text:p>
          </table:table-cell>
          <table:table-cell table:formula="of:=([.C11]*[.$B$298])-([.C11]*[.$B$297])+[.$B$297]" office:value-type="float" office:value="2711.90871796" calcext:value-type="float">
            <text:p>2711,90871796</text:p>
          </table:table-cell>
          <table:table-cell table:formula="of:=([.D11]-[.E11])^2" office:value-type="float" office:value="188275.993653705" calcext:value-type="float">
            <text:p>188275,9936537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96766" calcext:value-type="float">
            <text:p>0,496766</text:p>
          </table:table-cell>
          <table:table-cell office:value-type="float" office:value="0.327824" calcext:value-type="float">
            <text:p>0,327824</text:p>
          </table:table-cell>
          <table:table-cell table:formula="of:=([.B12]*[.$B$298])-([.B12]*[.$B$297])+[.$B$297]" office:value-type="float" office:value="2028.99795964" calcext:value-type="float">
            <text:p>2028,99795964</text:p>
          </table:table-cell>
          <table:table-cell table:formula="of:=([.C12]*[.$B$298])-([.C12]*[.$B$297])+[.$B$297]" office:value-type="float" office:value="1337.76500896" calcext:value-type="float">
            <text:p>1337,76500896</text:p>
          </table:table-cell>
          <table:table-cell table:formula="of:=([.D12]-[.E12])^2" office:value-type="float" office:value="477802.992105779" calcext:value-type="float">
            <text:p>477802,9921057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4796" calcext:value-type="float">
            <text:p>0,24796</text:p>
          </table:table-cell>
          <table:table-cell office:value-type="float" office:value="0.275181" calcext:value-type="float">
            <text:p>0,275181</text:p>
          </table:table-cell>
          <table:table-cell table:formula="of:=([.B13]*[.$B$298])-([.B13]*[.$B$297])+[.$B$297]" office:value-type="float" office:value="1010.9982584" calcext:value-type="float">
            <text:p>1010,9982584</text:p>
          </table:table-cell>
          <table:table-cell table:formula="of:=([.C13]*[.$B$298])-([.C13]*[.$B$297])+[.$B$297]" office:value-type="float" office:value="1122.37406874" calcext:value-type="float">
            <text:p>1122,37406874</text:p>
          </table:table-cell>
          <table:table-cell table:formula="of:=([.D13]-[.E13])^2" office:value-type="float" office:value="12404.5711288916" calcext:value-type="float">
            <text:p>12404,57112889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430254" calcext:value-type="float">
            <text:p>0,0430254</text:p>
          </table:table-cell>
          <table:table-cell office:value-type="float" office:value="0.0574135" calcext:value-type="float">
            <text:p>0,0574135</text:p>
          </table:table-cell>
          <table:table-cell table:formula="of:=([.B14]*[.$B$298])-([.B14]*[.$B$297])+[.$B$297]" office:value-type="float" office:value="172.500145116" calcext:value-type="float">
            <text:p>172,500145116</text:p>
          </table:table-cell>
          <table:table-cell table:formula="of:=([.C14]*[.$B$298])-([.C14]*[.$B$297])+[.$B$297]" office:value-type="float" office:value="231.36963179" calcext:value-type="float">
            <text:p>231,36963179</text:p>
          </table:table-cell>
          <table:table-cell table:formula="of:=([.D14]-[.E14])^2" office:value-type="float" office:value="3465.61646126026" calcext:value-type="float">
            <text:p>3465,61646126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686783" calcext:value-type="float">
            <text:p>0,000686783</text:p>
          </table:table-cell>
          <table:table-cell office:value-type="float" office:value="0.0961262" calcext:value-type="float">
            <text:p>0,0961262</text:p>
          </table:table-cell>
          <table:table-cell table:formula="of:=([.B15]*[.$B$298])-([.B15]*[.$B$297])+[.$B$297]" office:value-type="float" office:value="-0.72999988418" calcext:value-type="float">
            <text:p>-0,7299998842</text:p>
          </table:table-cell>
          <table:table-cell table:formula="of:=([.C15]*[.$B$298])-([.C15]*[.$B$297])+[.$B$297]" office:value-type="float" office:value="389.764192348" calcext:value-type="float">
            <text:p>389,764192348</text:p>
          </table:table-cell>
          <table:table-cell table:formula="of:=([.D15]-[.E15])^2" office:value-type="float" office:value="152485.714167063" calcext:value-type="float">
            <text:p>152485,7141670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0439932" calcext:value-type="float">
            <text:p>4,39932E-05</text:p>
          </table:table-cell>
          <table:table-cell office:value-type="float" office:value="0.0458812" calcext:value-type="float">
            <text:p>0,0458812</text:p>
          </table:table-cell>
          <table:table-cell table:formula="of:=([.B16]*[.$B$298])-([.B16]*[.$B$297])+[.$B$297]" office:value-type="float" office:value="-3.360000062472" calcext:value-type="float">
            <text:p>-3,3600000625</text:p>
          </table:table-cell>
          <table:table-cell table:formula="of:=([.C16]*[.$B$298])-([.C16]*[.$B$297])+[.$B$297]" office:value-type="float" office:value="184.184765048" calcext:value-type="float">
            <text:p>184,184765048</text:p>
          </table:table-cell>
          <table:table-cell table:formula="of:=([.D16]-[.E16])^2" office:value-type="float" office:value="35173.0389203421" calcext:value-type="float">
            <text:p>35173,03892034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977627" calcext:value-type="float">
            <text:p>9,77627E-06</text:p>
          </table:table-cell>
          <table:table-cell office:value-type="float" office:value="0.0215741" calcext:value-type="float">
            <text:p>0,0215741</text:p>
          </table:table-cell>
          <table:table-cell table:formula="of:=([.B17]*[.$B$298])-([.B17]*[.$B$297])+[.$B$297]" office:value-type="float" office:value="-3.5000000002442" calcext:value-type="float">
            <text:p>-3,5000000002</text:p>
          </table:table-cell>
          <table:table-cell table:formula="of:=([.C17]*[.$B$298])-([.C17]*[.$B$297])+[.$B$297]" office:value-type="float" office:value="84.731293114" calcext:value-type="float">
            <text:p>84,731293114</text:p>
          </table:table-cell>
          <table:table-cell table:formula="of:=([.D17]-[.E17])^2" office:value-type="float" office:value="7784.76108461167" calcext:value-type="float">
            <text:p>7784,76108461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112427" calcext:value-type="float">
            <text:p>0,000112427</text:p>
          </table:table-cell>
          <table:table-cell office:value-type="float" office:value="0.0196585" calcext:value-type="float">
            <text:p>0,0196585</text:p>
          </table:table-cell>
          <table:table-cell table:formula="of:=([.B18]*[.$B$298])-([.B18]*[.$B$297])+[.$B$297]" office:value-type="float" office:value="-3.08000043242" calcext:value-type="float">
            <text:p>-3,0800004324</text:p>
          </table:table-cell>
          <table:table-cell table:formula="of:=([.C18]*[.$B$298])-([.C18]*[.$B$297])+[.$B$297]" office:value-type="float" office:value="76.89353909" calcext:value-type="float">
            <text:p>76,89353909</text:p>
          </table:table-cell>
          <table:table-cell table:formula="of:=([.D18]-[.E18])^2" office:value-type="float" office:value="6395.76702374407" calcext:value-type="float">
            <text:p>6395,767023744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0342169" calcext:value-type="float">
            <text:p>3,42169E-05</text:p>
          </table:table-cell>
          <table:table-cell office:value-type="float" office:value="0.0505761" calcext:value-type="float">
            <text:p>0,0505761</text:p>
          </table:table-cell>
          <table:table-cell table:formula="of:=([.B19]*[.$B$298])-([.B19]*[.$B$297])+[.$B$297]" office:value-type="float" office:value="-3.400000184974" calcext:value-type="float">
            <text:p>-3,400000185</text:p>
          </table:table-cell>
          <table:table-cell table:formula="of:=([.C19]*[.$B$298])-([.C19]*[.$B$297])+[.$B$297]" office:value-type="float" office:value="203.394136194" calcext:value-type="float">
            <text:p>203,394136194</text:p>
          </table:table-cell>
          <table:table-cell table:formula="of:=([.D19]-[.E19])^2" office:value-type="float" office:value="42763.8148407257" calcext:value-type="float">
            <text:p>42763,814840725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0830983" calcext:value-type="float">
            <text:p>8,30983E-05</text:p>
          </table:table-cell>
          <table:table-cell office:value-type="float" office:value="0.0604641" calcext:value-type="float">
            <text:p>0,0604641</text:p>
          </table:table-cell>
          <table:table-cell table:formula="of:=([.B20]*[.$B$298])-([.B20]*[.$B$297])+[.$B$297]" office:value-type="float" office:value="-3.199999981618" calcext:value-type="float">
            <text:p>-3,1999999816</text:p>
          </table:table-cell>
          <table:table-cell table:formula="of:=([.C20]*[.$B$298])-([.C20]*[.$B$297])+[.$B$297]" office:value-type="float" office:value="243.851283714" calcext:value-type="float">
            <text:p>243,851283714</text:p>
          </table:table-cell>
          <table:table-cell table:formula="of:=([.D20]-[.E20])^2" office:value-type="float" office:value="61034.3367756527" calcext:value-type="float">
            <text:p>61034,33677565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234631" calcext:value-type="float">
            <text:p>0,000234631</text:p>
          </table:table-cell>
          <table:table-cell office:value-type="float" office:value="0.0607294" calcext:value-type="float">
            <text:p>0,0607294</text:p>
          </table:table-cell>
          <table:table-cell table:formula="of:=([.B21]*[.$B$298])-([.B21]*[.$B$297])+[.$B$297]" office:value-type="float" office:value="-2.57999787826" calcext:value-type="float">
            <text:p>-2,5799978783</text:p>
          </table:table-cell>
          <table:table-cell table:formula="of:=([.C21]*[.$B$298])-([.C21]*[.$B$297])+[.$B$297]" office:value-type="float" office:value="244.936769276" calcext:value-type="float">
            <text:p>244,936769276</text:p>
          </table:table-cell>
          <table:table-cell table:formula="of:=([.D21]-[.E21])^2" office:value-type="float" office:value="61264.5500224962" calcext:value-type="float">
            <text:p>61264,550022496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100207" calcext:value-type="float">
            <text:p>0,000100207</text:p>
          </table:table-cell>
          <table:table-cell office:value-type="float" office:value="0.0610218" calcext:value-type="float">
            <text:p>0,0610218</text:p>
          </table:table-cell>
          <table:table-cell table:formula="of:=([.B22]*[.$B$298])-([.B22]*[.$B$297])+[.$B$297]" office:value-type="float" office:value="-3.12999905122" calcext:value-type="float">
            <text:p>-3,1299990512</text:p>
          </table:table-cell>
          <table:table-cell table:formula="of:=([.C22]*[.$B$298])-([.C22]*[.$B$297])+[.$B$297]" office:value-type="float" office:value="246.133135572" calcext:value-type="float">
            <text:p>246,133135572</text:p>
          </table:table-cell>
          <table:table-cell table:formula="of:=([.D22]-[.E22])^2" office:value-type="float" office:value="62132.1102821935" calcext:value-type="float">
            <text:p>62132,110282193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100207" calcext:value-type="float">
            <text:p>0,000100207</text:p>
          </table:table-cell>
          <table:table-cell office:value-type="float" office:value="0.0606837" calcext:value-type="float">
            <text:p>0,0606837</text:p>
          </table:table-cell>
          <table:table-cell table:formula="of:=([.B23]*[.$B$298])-([.B23]*[.$B$297])+[.$B$297]" office:value-type="float" office:value="-3.12999905122" calcext:value-type="float">
            <text:p>-3,1299990512</text:p>
          </table:table-cell>
          <table:table-cell table:formula="of:=([.C23]*[.$B$298])-([.C23]*[.$B$297])+[.$B$297]" office:value-type="float" office:value="244.749785898" calcext:value-type="float">
            <text:p>244,749785898</text:p>
          </table:table-cell>
          <table:table-cell table:formula="of:=([.D23]-[.E23])^2" office:value-type="float" office:value="61444.3877864716" calcext:value-type="float">
            <text:p>61444,38778647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166197" calcext:value-type="float">
            <text:p>0,000166197</text:p>
          </table:table-cell>
          <table:table-cell office:value-type="float" office:value="0.0607518" calcext:value-type="float">
            <text:p>0,0607518</text:p>
          </table:table-cell>
          <table:table-cell table:formula="of:=([.B24]*[.$B$298])-([.B24]*[.$B$297])+[.$B$297]" office:value-type="float" office:value="-2.85999832662" calcext:value-type="float">
            <text:p>-2,8599983266</text:p>
          </table:table-cell>
          <table:table-cell table:formula="of:=([.C24]*[.$B$298])-([.C24]*[.$B$297])+[.$B$297]" office:value-type="float" office:value="245.028419772" calcext:value-type="float">
            <text:p>245,028419772</text:p>
          </table:table-cell>
          <table:table-cell table:formula="of:=([.D24]-[.E24])^2" office:value-type="float" office:value="61448.6678274362" calcext:value-type="float">
            <text:p>61448,667827436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0244407" calcext:value-type="float">
            <text:p>2,44407E-05</text:p>
          </table:table-cell>
          <table:table-cell office:value-type="float" office:value="0.0608957" calcext:value-type="float">
            <text:p>0,0608957</text:p>
          </table:table-cell>
          <table:table-cell table:formula="of:=([.B25]*[.$B$298])-([.B25]*[.$B$297])+[.$B$297]" office:value-type="float" office:value="-3.439999898322" calcext:value-type="float">
            <text:p>-3,4399998983</text:p>
          </table:table-cell>
          <table:table-cell table:formula="of:=([.C25]*[.$B$298])-([.C25]*[.$B$297])+[.$B$297]" office:value-type="float" office:value="245.617192378" calcext:value-type="float">
            <text:p>245,617192378</text:p>
          </table:table-cell>
          <table:table-cell table:formula="of:=([.D25]-[.E25])^2" office:value-type="float" office:value="62029.4850245648" calcext:value-type="float">
            <text:p>62029,485024564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530363" calcext:value-type="float">
            <text:p>0,00530363</text:p>
          </table:table-cell>
          <table:table-cell office:value-type="float" office:value="0.0605503" calcext:value-type="float">
            <text:p>0,0605503</text:p>
          </table:table-cell>
          <table:table-cell table:formula="of:=([.B26]*[.$B$298])-([.B26]*[.$B$297])+[.$B$297]" office:value-type="float" office:value="18.1600142902" calcext:value-type="float">
            <text:p>18,1600142902</text:p>
          </table:table-cell>
          <table:table-cell table:formula="of:=([.C26]*[.$B$298])-([.C26]*[.$B$297])+[.$B$297]" office:value-type="float" office:value="244.203974462" calcext:value-type="float">
            <text:p>244,203974462</text:p>
          </table:table-cell>
          <table:table-cell table:formula="of:=([.D26]-[.E26])^2" office:value-type="float" office:value="51095.8719301503" calcext:value-type="float">
            <text:p>51095,871930150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699345" calcext:value-type="float">
            <text:p>0,0699345</text:p>
          </table:table-cell>
          <table:table-cell office:value-type="float" office:value="0.070235" calcext:value-type="float">
            <text:p>0,070235</text:p>
          </table:table-cell>
          <table:table-cell table:formula="of:=([.B27]*[.$B$298])-([.B27]*[.$B$297])+[.$B$297]" office:value-type="float" office:value="282.59980413" calcext:value-type="float">
            <text:p>282,59980413</text:p>
          </table:table-cell>
          <table:table-cell table:formula="of:=([.C27]*[.$B$298])-([.C27]*[.$B$297])+[.$B$297]" office:value-type="float" office:value="283.8293119" calcext:value-type="float">
            <text:p>283,8293119</text:p>
          </table:table-cell>
          <table:table-cell table:formula="of:=([.D27]-[.E27])^2" office:value-type="float" office:value="1.51168935649051" calcext:value-type="float">
            <text:p>1,511689356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50893" calcext:value-type="float">
            <text:p>0,250893</text:p>
          </table:table-cell>
          <table:table-cell office:value-type="float" office:value="0.182826" calcext:value-type="float">
            <text:p>0,182826</text:p>
          </table:table-cell>
          <table:table-cell table:formula="of:=([.B28]*[.$B$298])-([.B28]*[.$B$297])+[.$B$297]" office:value-type="float" office:value="1022.99874522" calcext:value-type="float">
            <text:p>1022,99874522</text:p>
          </table:table-cell>
          <table:table-cell table:formula="of:=([.C28]*[.$B$298])-([.C28]*[.$B$297])+[.$B$297]" office:value-type="float" office:value="744.49989204" calcext:value-type="float">
            <text:p>744,49989204</text:p>
          </table:table-cell>
          <table:table-cell table:formula="of:=([.D28]-[.E28])^2" office:value-type="float" office:value="77561.6112225752" calcext:value-type="float">
            <text:p>77561,611222575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368453" calcext:value-type="float">
            <text:p>0,368453</text:p>
          </table:table-cell>
          <table:table-cell office:value-type="float" office:value="0.400303" calcext:value-type="float">
            <text:p>0,400303</text:p>
          </table:table-cell>
          <table:table-cell table:formula="of:=([.B29]*[.$B$298])-([.B29]*[.$B$297])+[.$B$297]" office:value-type="float" office:value="1504.00018762" calcext:value-type="float">
            <text:p>1504,00018762</text:p>
          </table:table-cell>
          <table:table-cell table:formula="of:=([.C29]*[.$B$298])-([.C29]*[.$B$297])+[.$B$297]" office:value-type="float" office:value="1634.31573662" calcext:value-type="float">
            <text:p>1634,31573662</text:p>
          </table:table-cell>
          <table:table-cell table:formula="of:=([.D29]-[.E29])^2" office:value-type="float" office:value="16982.1423111713" calcext:value-type="float">
            <text:p>16982,142311171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20267" calcext:value-type="float">
            <text:p>0,420267</text:p>
          </table:table-cell>
          <table:table-cell office:value-type="float" office:value="0.455741" calcext:value-type="float">
            <text:p>0,455741</text:p>
          </table:table-cell>
          <table:table-cell table:formula="of:=([.B30]*[.$B$298])-([.B30]*[.$B$297])+[.$B$297]" office:value-type="float" office:value="1715.99924118" calcext:value-type="float">
            <text:p>1715,99924118</text:p>
          </table:table-cell>
          <table:table-cell table:formula="of:=([.C30]*[.$B$298])-([.C30]*[.$B$297])+[.$B$297]" office:value-type="float" office:value="1861.14253114" calcext:value-type="float">
            <text:p>1861,14253114</text:p>
          </table:table-cell>
          <table:table-cell table:formula="of:=([.D30]-[.E30])^2" office:value-type="float" office:value="21066.5746204126" calcext:value-type="float">
            <text:p>21066,574620412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8731" calcext:value-type="float">
            <text:p>0,28731</text:p>
          </table:table-cell>
          <table:table-cell office:value-type="float" office:value="0.508127" calcext:value-type="float">
            <text:p>0,508127</text:p>
          </table:table-cell>
          <table:table-cell table:formula="of:=([.B31]*[.$B$298])-([.B31]*[.$B$297])+[.$B$297]" office:value-type="float" office:value="1172.0003574" calcext:value-type="float">
            <text:p>1172,0003574</text:p>
          </table:table-cell>
          <table:table-cell table:formula="of:=([.C31]*[.$B$298])-([.C31]*[.$B$297])+[.$B$297]" office:value-type="float" office:value="2075.48194558" calcext:value-type="float">
            <text:p>2075,48194558</text:p>
          </table:table-cell>
          <table:table-cell table:formula="of:=([.D31]-[.E31])^2" office:value-type="float" office:value="816278.980180255" calcext:value-type="float">
            <text:p>816278,98018025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73266" calcext:value-type="float">
            <text:p>0,573266</text:p>
          </table:table-cell>
          <table:table-cell office:value-type="float" office:value="0.337505" calcext:value-type="float">
            <text:p>0,337505</text:p>
          </table:table-cell>
          <table:table-cell table:formula="of:=([.B32]*[.$B$298])-([.B32]*[.$B$297])+[.$B$297]" office:value-type="float" office:value="2342.00076964" calcext:value-type="float">
            <text:p>2342,00076964</text:p>
          </table:table-cell>
          <table:table-cell table:formula="of:=([.C32]*[.$B$298])-([.C32]*[.$B$297])+[.$B$297]" office:value-type="float" office:value="1377.3752077" calcext:value-type="float">
            <text:p>1377,3752077</text:p>
          </table:table-cell>
          <table:table-cell table:formula="of:=([.D32]-[.E32])^2" office:value-type="float" office:value="930502.47474806" calcext:value-type="float">
            <text:p>930502,4747480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02031" calcext:value-type="float">
            <text:p>0,802031</text:p>
          </table:table-cell>
          <table:table-cell office:value-type="float" office:value="0.50931" calcext:value-type="float">
            <text:p>0,50931</text:p>
          </table:table-cell>
          <table:table-cell table:formula="of:=([.B33]*[.$B$298])-([.B33]*[.$B$297])+[.$B$297]" office:value-type="float" office:value="3278.00191774" calcext:value-type="float">
            <text:p>3278,00191774</text:p>
          </table:table-cell>
          <table:table-cell table:formula="of:=([.C33]*[.$B$298])-([.C33]*[.$B$297])+[.$B$297]" office:value-type="float" office:value="2080.3222374" calcext:value-type="float">
            <text:p>2080,3222374</text:p>
          </table:table-cell>
          <table:table-cell table:formula="of:=([.D33]-[.E33])^2" office:value-type="float" office:value="1434436.61669932" calcext:value-type="float">
            <text:p>1434436,616699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683982" calcext:value-type="float">
            <text:p>0,683982</text:p>
          </table:table-cell>
          <table:table-cell office:value-type="float" office:value="0.656336" calcext:value-type="float">
            <text:p>0,656336</text:p>
          </table:table-cell>
          <table:table-cell table:formula="of:=([.B34]*[.$B$298])-([.B34]*[.$B$297])+[.$B$297]" office:value-type="float" office:value="2794.99971228" calcext:value-type="float">
            <text:p>2794,99971228</text:p>
          </table:table-cell>
          <table:table-cell table:formula="of:=([.C34]*[.$B$298])-([.C34]*[.$B$297])+[.$B$297]" office:value-type="float" office:value="2681.88499744" calcext:value-type="float">
            <text:p>2681,88499744</text:p>
          </table:table-cell>
          <table:table-cell table:formula="of:=([.D34]-[.E34])^2" office:value-type="float" office:value="12794.9387133346" calcext:value-type="float">
            <text:p>12794,938713334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552736" calcext:value-type="float">
            <text:p>0,552736</text:p>
          </table:table-cell>
          <table:table-cell office:value-type="float" office:value="0.439015" calcext:value-type="float">
            <text:p>0,439015</text:p>
          </table:table-cell>
          <table:table-cell table:formula="of:=([.B35]*[.$B$298])-([.B35]*[.$B$297])+[.$B$297]" office:value-type="float" office:value="2258.00145344" calcext:value-type="float">
            <text:p>2258,00145344</text:p>
          </table:table-cell>
          <table:table-cell table:formula="of:=([.C35]*[.$B$298])-([.C35]*[.$B$297])+[.$B$297]" office:value-type="float" office:value="1792.7074331" calcext:value-type="float">
            <text:p>1792,7074331</text:p>
          </table:table-cell>
          <table:table-cell table:formula="of:=([.D35]-[.E35])^2" office:value-type="float" office:value="216498.525364161" calcext:value-type="float">
            <text:p>216498,52536416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60876" calcext:value-type="float">
            <text:p>0,360876</text:p>
          </table:table-cell>
          <table:table-cell office:value-type="float" office:value="0.346608" calcext:value-type="float">
            <text:p>0,346608</text:p>
          </table:table-cell>
          <table:table-cell table:formula="of:=([.B36]*[.$B$298])-([.B36]*[.$B$297])+[.$B$297]" office:value-type="float" office:value="1472.99858904" calcext:value-type="float">
            <text:p>1472,99858904</text:p>
          </table:table-cell>
          <table:table-cell table:formula="of:=([.C36]*[.$B$298])-([.C36]*[.$B$297])+[.$B$297]" office:value-type="float" office:value="1414.62049632" calcext:value-type="float">
            <text:p>1414,62049632</text:p>
          </table:table-cell>
          <table:table-cell table:formula="of:=([.D36]-[.E36])^2" office:value-type="float" office:value="3408.00170962495" calcext:value-type="float">
            <text:p>3408,00170962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226697" calcext:value-type="float">
            <text:p>0,226697</text:p>
          </table:table-cell>
          <table:table-cell office:value-type="float" office:value="0.127853" calcext:value-type="float">
            <text:p>0,127853</text:p>
          </table:table-cell>
          <table:table-cell table:formula="of:=([.B37]*[.$B$298])-([.B37]*[.$B$297])+[.$B$297]" office:value-type="float" office:value="923.99984338" calcext:value-type="float">
            <text:p>923,99984338</text:p>
          </table:table-cell>
          <table:table-cell table:formula="of:=([.C37]*[.$B$298])-([.C37]*[.$B$297])+[.$B$297]" office:value-type="float" office:value="519.57566362" calcext:value-type="float">
            <text:p>519,57566362</text:p>
          </table:table-cell>
          <table:table-cell table:formula="of:=([.D37]-[.E37])^2" office:value-type="float" office:value="163558.917174549" calcext:value-type="float">
            <text:p>163558,91717454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458849" calcext:value-type="float">
            <text:p>0,0458849</text:p>
          </table:table-cell>
          <table:table-cell office:value-type="float" office:value="0.0935719" calcext:value-type="float">
            <text:p>0,0935719</text:p>
          </table:table-cell>
          <table:table-cell table:formula="of:=([.B38]*[.$B$298])-([.B38]*[.$B$297])+[.$B$297]" office:value-type="float" office:value="184.199903746" calcext:value-type="float">
            <text:p>184,199903746</text:p>
          </table:table-cell>
          <table:table-cell table:formula="of:=([.C38]*[.$B$298])-([.C38]*[.$B$297])+[.$B$297]" office:value-type="float" office:value="379.313171726" calcext:value-type="float">
            <text:p>379,313171726</text:p>
          </table:table-cell>
          <table:table-cell table:formula="of:=([.D38]-[.E38])^2" office:value-type="float" office:value="38069.1873418353" calcext:value-type="float">
            <text:p>38069,187341835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0677007" calcext:value-type="float">
            <text:p>0,000677007</text:p>
          </table:table-cell>
          <table:table-cell office:value-type="float" office:value="0.0855239" calcext:value-type="float">
            <text:p>0,0855239</text:p>
          </table:table-cell>
          <table:table-cell table:formula="of:=([.B39]*[.$B$298])-([.B39]*[.$B$297])+[.$B$297]" office:value-type="float" office:value="-0.76999877922" calcext:value-type="float">
            <text:p>-0,7699987792</text:p>
          </table:table-cell>
          <table:table-cell table:formula="of:=([.C39]*[.$B$298])-([.C39]*[.$B$297])+[.$B$297]" office:value-type="float" office:value="346.384457806" calcext:value-type="float">
            <text:p>346,384457806</text:p>
          </table:table-cell>
          <table:table-cell table:formula="of:=([.D39]-[.E39])^2" office:value-type="float" office:value="120516.216726979" calcext:value-type="float">
            <text:p>120516,21672697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.0229867" calcext:value-type="float">
            <text:p>0,0229867</text:p>
          </table:table-cell>
          <table:table-cell table:formula="of:=([.B40]*[.$B$298])-([.B40]*[.$B$297])+[.$B$297]" office:value-type="float" office:value="-3.54" calcext:value-type="float">
            <text:p>-3,54</text:p>
          </table:table-cell>
          <table:table-cell table:formula="of:=([.C40]*[.$B$298])-([.C40]*[.$B$297])+[.$B$297]" office:value-type="float" office:value="90.511002518" calcext:value-type="float">
            <text:p>90,511002518</text:p>
          </table:table-cell>
          <table:table-cell table:formula="of:=([.D40]-[.E40])^2" office:value-type="float" office:value="8845.59107464084" calcext:value-type="float">
            <text:p>8845,591074640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06255" calcext:value-type="float">
            <text:p>0,0206255</text:p>
          </table:table-cell>
          <table:table-cell office:value-type="float" office:value="0.0354369" calcext:value-type="float">
            <text:p>0,0354369</text:p>
          </table:table-cell>
          <table:table-cell table:formula="of:=([.B41]*[.$B$298])-([.B41]*[.$B$297])+[.$B$297]" office:value-type="float" office:value="80.85005827" calcext:value-type="float">
            <text:p>80,85005827</text:p>
          </table:table-cell>
          <table:table-cell table:formula="of:=([.C41]*[.$B$298])-([.C41]*[.$B$297])+[.$B$297]" office:value-type="float" office:value="141.451493826" calcext:value-type="float">
            <text:p>141,451493826</text:p>
          </table:table-cell>
          <table:table-cell table:formula="of:=([.D41]-[.E41])^2" office:value-type="float" office:value="3672.53399144802" calcext:value-type="float">
            <text:p>3672,53399144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0650122" calcext:value-type="float">
            <text:p>0,000650122</text:p>
          </table:table-cell>
          <table:table-cell office:value-type="float" office:value="0.0565698" calcext:value-type="float">
            <text:p>0,0565698</text:p>
          </table:table-cell>
          <table:table-cell table:formula="of:=([.B42]*[.$B$298])-([.B42]*[.$B$297])+[.$B$297]" office:value-type="float" office:value="-0.87999983212" calcext:value-type="float">
            <text:p>-0,8799998321</text:p>
          </table:table-cell>
          <table:table-cell table:formula="of:=([.C42]*[.$B$298])-([.C42]*[.$B$297])+[.$B$297]" office:value-type="float" office:value="227.917599492" calcext:value-type="float">
            <text:p>227,917599492</text:p>
          </table:table-cell>
          <table:table-cell table:formula="of:=([.D42]-[.E42])^2" office:value-type="float" office:value="52348.3414564806" calcext:value-type="float">
            <text:p>52348,341456480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.044384" calcext:value-type="float">
            <text:p>0,044384</text:p>
          </table:table-cell>
          <table:table-cell table:formula="of:=([.B43]*[.$B$298])-([.B43]*[.$B$297])+[.$B$297]" office:value-type="float" office:value="-3.54" calcext:value-type="float">
            <text:p>-3,54</text:p>
          </table:table-cell>
          <table:table-cell table:formula="of:=([.C43]*[.$B$298])-([.C43]*[.$B$297])+[.$B$297]" office:value-type="float" office:value="178.05891136" calcext:value-type="float">
            <text:p>178,05891136</text:p>
          </table:table-cell>
          <table:table-cell table:formula="of:=([.D43]-[.E43])^2" office:value-type="float" office:value="32978.1646071371" calcext:value-type="float">
            <text:p>32978,164607137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0.0598818" calcext:value-type="float">
            <text:p>0,0598818</text:p>
          </table:table-cell>
          <table:table-cell table:formula="of:=([.B44]*[.$B$298])-([.B44]*[.$B$297])+[.$B$297]" office:value-type="float" office:value="-3.54" calcext:value-type="float">
            <text:p>-3,54</text:p>
          </table:table-cell>
          <table:table-cell table:formula="of:=([.C44]*[.$B$298])-([.C44]*[.$B$297])+[.$B$297]" office:value-type="float" office:value="241.468779972" calcext:value-type="float">
            <text:p>241,468779972</text:p>
          </table:table-cell>
          <table:table-cell table:formula="of:=([.D44]-[.E44])^2" office:value-type="float" office:value="60029.3022633679" calcext:value-type="float">
            <text:p>60029,302263367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0.0650567" calcext:value-type="float">
            <text:p>0,0650567</text:p>
          </table:table-cell>
          <table:table-cell table:formula="of:=([.B45]*[.$B$298])-([.B45]*[.$B$297])+[.$B$297]" office:value-type="float" office:value="-3.54" calcext:value-type="float">
            <text:p>-3,54</text:p>
          </table:table-cell>
          <table:table-cell table:formula="of:=([.C45]*[.$B$298])-([.C45]*[.$B$297])+[.$B$297]" office:value-type="float" office:value="262.642090318" calcext:value-type="float">
            <text:p>262,642090318</text:p>
          </table:table-cell>
          <table:table-cell table:formula="of:=([.D45]-[.E45])^2" office:value-type="float" office:value="70852.9052060599" calcext:value-type="float">
            <text:p>70852,905206059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00122203" calcext:value-type="float">
            <text:p>1,22203E-05</text:p>
          </table:table-cell>
          <table:table-cell office:value-type="float" office:value="0.0556538" calcext:value-type="float">
            <text:p>0,0556538</text:p>
          </table:table-cell>
          <table:table-cell table:formula="of:=([.B46]*[.$B$298])-([.B46]*[.$B$297])+[.$B$297]" office:value-type="float" office:value="-3.490000153738" calcext:value-type="float">
            <text:p>-3,4900001537</text:p>
          </table:table-cell>
          <table:table-cell table:formula="of:=([.C46]*[.$B$298])-([.C46]*[.$B$297])+[.$B$297]" office:value-type="float" office:value="224.169748852" calcext:value-type="float">
            <text:p>224,169748852</text:p>
          </table:table-cell>
          <table:table-cell table:formula="of:=([.D46]-[.E46])^2" office:value-type="float" office:value="51828.9613173556" calcext:value-type="float">
            <text:p>51828,961317355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00953186" calcext:value-type="float">
            <text:p>9,53186E-05</text:p>
          </table:table-cell>
          <table:table-cell office:value-type="float" office:value="0.0604615" calcext:value-type="float">
            <text:p>0,0604615</text:p>
          </table:table-cell>
          <table:table-cell table:formula="of:=([.B47]*[.$B$298])-([.B47]*[.$B$297])+[.$B$297]" office:value-type="float" office:value="-3.150000135356" calcext:value-type="float">
            <text:p>-3,1500001354</text:p>
          </table:table-cell>
          <table:table-cell table:formula="of:=([.C47]*[.$B$298])-([.C47]*[.$B$297])+[.$B$297]" office:value-type="float" office:value="243.84064571" calcext:value-type="float">
            <text:p>243,84064571</text:p>
          </table:table-cell>
          <table:table-cell table:formula="of:=([.D47]-[.E47])^2" office:value-type="float" office:value="61004.3791351061" calcext:value-type="float">
            <text:p>61004,379135106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0100207" calcext:value-type="float">
            <text:p>0,000100207</text:p>
          </table:table-cell>
          <table:table-cell office:value-type="float" office:value="0.060772" calcext:value-type="float">
            <text:p>0,060772</text:p>
          </table:table-cell>
          <table:table-cell table:formula="of:=([.B48]*[.$B$298])-([.B48]*[.$B$297])+[.$B$297]" office:value-type="float" office:value="-3.12999905122" calcext:value-type="float">
            <text:p>-3,1299990512</text:p>
          </table:table-cell>
          <table:table-cell table:formula="of:=([.C48]*[.$B$298])-([.C48]*[.$B$297])+[.$B$297]" office:value-type="float" office:value="245.11106888" calcext:value-type="float">
            <text:p>245,11106888</text:p>
          </table:table-cell>
          <table:table-cell table:formula="of:=([.D48]-[.E48])^2" office:value-type="float" office:value="61623.6278076326" calcext:value-type="float">
            <text:p>61623,627807632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0607532" calcext:value-type="float">
            <text:p>0,0607532</text:p>
          </table:table-cell>
          <table:table-cell table:formula="of:=([.B49]*[.$B$298])-([.B49]*[.$B$297])+[.$B$297]" office:value-type="float" office:value="-3.54" calcext:value-type="float">
            <text:p>-3,54</text:p>
          </table:table-cell>
          <table:table-cell table:formula="of:=([.C49]*[.$B$298])-([.C49]*[.$B$297])+[.$B$297]" office:value-type="float" office:value="245.034147928" calcext:value-type="float">
            <text:p>245,034147928</text:p>
          </table:table-cell>
          <table:table-cell table:formula="of:=([.D49]-[.E49])^2" office:value-type="float" office:value="61789.1070181312" calcext:value-type="float">
            <text:p>61789,107018131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0.0605685" calcext:value-type="float">
            <text:p>0,0605685</text:p>
          </table:table-cell>
          <table:table-cell table:formula="of:=([.B50]*[.$B$298])-([.B50]*[.$B$297])+[.$B$297]" office:value-type="float" office:value="-3.54" calcext:value-type="float">
            <text:p>-3,54</text:p>
          </table:table-cell>
          <table:table-cell table:formula="of:=([.C50]*[.$B$298])-([.C50]*[.$B$297])+[.$B$297]" office:value-type="float" office:value="244.27844049" calcext:value-type="float">
            <text:p>244,27844049</text:p>
          </table:table-cell>
          <table:table-cell table:formula="of:=([.D50]-[.E50])^2" office:value-type="float" office:value="61413.9794468957" calcext:value-type="float">
            <text:p>61413,979446895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0606151" calcext:value-type="float">
            <text:p>0,0606151</text:p>
          </table:table-cell>
          <table:table-cell table:formula="of:=([.B51]*[.$B$298])-([.B51]*[.$B$297])+[.$B$297]" office:value-type="float" office:value="-3.54" calcext:value-type="float">
            <text:p>-3,54</text:p>
          </table:table-cell>
          <table:table-cell table:formula="of:=([.C51]*[.$B$298])-([.C51]*[.$B$297])+[.$B$297]" office:value-type="float" office:value="244.469106254" calcext:value-type="float">
            <text:p>244,469106254</text:p>
          </table:table-cell>
          <table:table-cell table:formula="of:=([.D51]-[.E51])^2" office:value-type="float" office:value="61508.5167849079" calcext:value-type="float">
            <text:p>61508,516784907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000488814" calcext:value-type="float">
            <text:p>4,88814E-06</text:p>
          </table:table-cell>
          <table:table-cell office:value-type="float" office:value="0.0605989" calcext:value-type="float">
            <text:p>0,0605989</text:p>
          </table:table-cell>
          <table:table-cell table:formula="of:=([.B52]*[.$B$298])-([.B52]*[.$B$297])+[.$B$297]" office:value-type="float" office:value="-3.5199999796644" calcext:value-type="float">
            <text:p>-3,5199999797</text:p>
          </table:table-cell>
          <table:table-cell table:formula="of:=([.C52]*[.$B$298])-([.C52]*[.$B$297])+[.$B$297]" office:value-type="float" office:value="244.402823306" calcext:value-type="float">
            <text:p>244,402823306</text:p>
          </table:table-cell>
          <table:table-cell table:formula="of:=([.D52]-[.E52])^2" office:value-type="float" office:value="61465.7263059348" calcext:value-type="float">
            <text:p>61465,726305934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940477" calcext:value-type="float">
            <text:p>0,00940477</text:p>
          </table:table-cell>
          <table:table-cell office:value-type="float" office:value="0.0605861" calcext:value-type="float">
            <text:p>0,0605861</text:p>
          </table:table-cell>
          <table:table-cell table:formula="of:=([.B53]*[.$B$298])-([.B53]*[.$B$297])+[.$B$297]" office:value-type="float" office:value="34.9399926458" calcext:value-type="float">
            <text:p>34,9399926458</text:p>
          </table:table-cell>
          <table:table-cell table:formula="of:=([.C53]*[.$B$298])-([.C53]*[.$B$297])+[.$B$297]" office:value-type="float" office:value="244.350451594" calcext:value-type="float">
            <text:p>244,350451594</text:p>
          </table:table-cell>
          <table:table-cell table:formula="of:=([.D53]-[.E53])^2" office:value-type="float" office:value="43852.7403168958" calcext:value-type="float">
            <text:p>43852,740316895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575676" calcext:value-type="float">
            <text:p>0,0575676</text:p>
          </table:table-cell>
          <table:table-cell office:value-type="float" office:value="0.0777021" calcext:value-type="float">
            <text:p>0,0777021</text:p>
          </table:table-cell>
          <table:table-cell table:formula="of:=([.B54]*[.$B$298])-([.B54]*[.$B$297])+[.$B$297]" office:value-type="float" office:value="232.000138104" calcext:value-type="float">
            <text:p>232,000138104</text:p>
          </table:table-cell>
          <table:table-cell table:formula="of:=([.C54]*[.$B$298])-([.C54]*[.$B$297])+[.$B$297]" office:value-type="float" office:value="314.381250234" calcext:value-type="float">
            <text:p>314,381250234</text:p>
          </table:table-cell>
          <table:table-cell table:formula="of:=([.D54]-[.E54])^2" office:value-type="float" office:value="6786.64763577562" calcext:value-type="float">
            <text:p>6786,647635775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330814" calcext:value-type="float">
            <text:p>0,330814</text:p>
          </table:table-cell>
          <table:table-cell office:value-type="float" office:value="0.160318" calcext:value-type="float">
            <text:p>0,160318</text:p>
          </table:table-cell>
          <table:table-cell table:formula="of:=([.B55]*[.$B$298])-([.B55]*[.$B$297])+[.$B$297]" office:value-type="float" office:value="1349.99871356" calcext:value-type="float">
            <text:p>1349,99871356</text:p>
          </table:table-cell>
          <table:table-cell table:formula="of:=([.C55]*[.$B$298])-([.C55]*[.$B$297])+[.$B$297]" office:value-type="float" office:value="652.40750972" calcext:value-type="float">
            <text:p>652,40750972</text:p>
          </table:table-cell>
          <table:table-cell table:formula="of:=([.D55]-[.E55])^2" office:value-type="float" office:value="486633.48767494" calcext:value-type="float">
            <text:p>486633,4876749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67156" calcext:value-type="float">
            <text:p>0,567156</text:p>
          </table:table-cell>
          <table:table-cell office:value-type="float" office:value="0.432217" calcext:value-type="float">
            <text:p>0,432217</text:p>
          </table:table-cell>
          <table:table-cell table:formula="of:=([.B56]*[.$B$298])-([.B56]*[.$B$297])+[.$B$297]" office:value-type="float" office:value="2317.00146024" calcext:value-type="float">
            <text:p>2317,00146024</text:p>
          </table:table-cell>
          <table:table-cell table:formula="of:=([.C56]*[.$B$298])-([.C56]*[.$B$297])+[.$B$297]" office:value-type="float" office:value="1764.89314418" calcext:value-type="float">
            <text:p>1764,89314418</text:p>
          </table:table-cell>
          <table:table-cell table:formula="of:=([.D56]-[.E56])^2" office:value-type="float" office:value="304823.592662609" calcext:value-type="float">
            <text:p>304823,59266260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734085" calcext:value-type="float">
            <text:p>0,734085</text:p>
          </table:table-cell>
          <table:table-cell office:value-type="float" office:value="0.519726" calcext:value-type="float">
            <text:p>0,519726</text:p>
          </table:table-cell>
          <table:table-cell table:formula="of:=([.B57]*[.$B$298])-([.B57]*[.$B$297])+[.$B$297]" office:value-type="float" office:value="2999.9981409" calcext:value-type="float">
            <text:p>2999,9981409</text:p>
          </table:table-cell>
          <table:table-cell table:formula="of:=([.C57]*[.$B$298])-([.C57]*[.$B$297])+[.$B$297]" office:value-type="float" office:value="2122.93971804" calcext:value-type="float">
            <text:p>2122,93971804</text:p>
          </table:table-cell>
          <table:table-cell table:formula="of:=([.D57]-[.E57])^2" office:value-type="float" office:value="769231.477109671" calcext:value-type="float">
            <text:p>769231,47710967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871686" calcext:value-type="float">
            <text:p>0,871686</text:p>
          </table:table-cell>
          <table:table-cell office:value-type="float" office:value="0.689129" calcext:value-type="float">
            <text:p>0,689129</text:p>
          </table:table-cell>
          <table:table-cell table:formula="of:=([.B58]*[.$B$298])-([.B58]*[.$B$297])+[.$B$297]" office:value-type="float" office:value="3562.99813644" calcext:value-type="float">
            <text:p>3562,99813644</text:p>
          </table:table-cell>
          <table:table-cell table:formula="of:=([.C58]*[.$B$298])-([.C58]*[.$B$297])+[.$B$297]" office:value-type="float" office:value="2816.05886866" calcext:value-type="float">
            <text:p>2816,05886866</text:p>
          </table:table-cell>
          <table:table-cell table:formula="of:=([.D58]-[.E58])^2" office:value-type="float" office:value="557918.269751721" calcext:value-type="float">
            <text:p>557918,26975172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857755" calcext:value-type="float">
            <text:p>0,857755</text:p>
          </table:table-cell>
          <table:table-cell office:value-type="float" office:value="0.811603" calcext:value-type="float">
            <text:p>0,811603</text:p>
          </table:table-cell>
          <table:table-cell table:formula="of:=([.B59]*[.$B$298])-([.B59]*[.$B$297])+[.$B$297]" office:value-type="float" office:value="3505.9988927" calcext:value-type="float">
            <text:p>3505,9988927</text:p>
          </table:table-cell>
          <table:table-cell table:formula="of:=([.C59]*[.$B$298])-([.C59]*[.$B$297])+[.$B$297]" office:value-type="float" office:value="3317.16613862" calcext:value-type="float">
            <text:p>3317,16613862</text:p>
          </table:table-cell>
          <table:table-cell table:formula="of:=([.D59]-[.E59])^2" office:value-type="float" office:value="35657.8090134378" calcext:value-type="float">
            <text:p>35657,809013437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932299" calcext:value-type="float">
            <text:p>0,932299</text:p>
          </table:table-cell>
          <table:table-cell office:value-type="float" office:value="0.69499" calcext:value-type="float">
            <text:p>0,69499</text:p>
          </table:table-cell>
          <table:table-cell table:formula="of:=([.B60]*[.$B$298])-([.B60]*[.$B$297])+[.$B$297]" office:value-type="float" office:value="3810.99865046" calcext:value-type="float">
            <text:p>3810,99865046</text:p>
          </table:table-cell>
          <table:table-cell table:formula="of:=([.C60]*[.$B$298])-([.C60]*[.$B$297])+[.$B$297]" office:value-type="float" office:value="2840.0393846" calcext:value-type="float">
            <text:p>2840,0393846</text:p>
          </table:table-cell>
          <table:table-cell table:formula="of:=([.D60]-[.E60])^2" office:value-type="float" office:value="942761.89595939" calcext:value-type="float">
            <text:p>942761,8959593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828426" calcext:value-type="float">
            <text:p>0,828426</text:p>
          </table:table-cell>
          <table:table-cell office:value-type="float" office:value="0.828959" calcext:value-type="float">
            <text:p>0,828959</text:p>
          </table:table-cell>
          <table:table-cell table:formula="of:=([.B61]*[.$B$298])-([.B61]*[.$B$297])+[.$B$297]" office:value-type="float" office:value="3385.99811604" calcext:value-type="float">
            <text:p>3385,99811604</text:p>
          </table:table-cell>
          <table:table-cell table:formula="of:=([.C61]*[.$B$298])-([.C61]*[.$B$297])+[.$B$297]" office:value-type="float" office:value="3388.17890686" calcext:value-type="float">
            <text:p>3388,17890686</text:p>
          </table:table-cell>
          <table:table-cell table:formula="of:=([.D61]-[.E61])^2" office:value-type="float" office:value="4.75584860059565" calcext:value-type="float">
            <text:p>4,755848600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496" calcext:value-type="float">
            <text:p>0,68496</text:p>
          </table:table-cell>
          <table:table-cell office:value-type="float" office:value="0.655065" calcext:value-type="float">
            <text:p>0,655065</text:p>
          </table:table-cell>
          <table:table-cell table:formula="of:=([.B62]*[.$B$298])-([.B62]*[.$B$297])+[.$B$297]" office:value-type="float" office:value="2799.0012384" calcext:value-type="float">
            <text:p>2799,0012384</text:p>
          </table:table-cell>
          <table:table-cell table:formula="of:=([.C62]*[.$B$298])-([.C62]*[.$B$297])+[.$B$297]" office:value-type="float" office:value="2676.6846501" calcext:value-type="float">
            <text:p>2676,6846501</text:p>
          </table:table-cell>
          <table:table-cell table:formula="of:=([.D62]-[.E62])^2" office:value-type="float" office:value="14961.3477733516" calcext:value-type="float">
            <text:p>14961,347773351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503365" calcext:value-type="float">
            <text:p>0,503365</text:p>
          </table:table-cell>
          <table:table-cell office:value-type="float" office:value="0.510937" calcext:value-type="float">
            <text:p>0,510937</text:p>
          </table:table-cell>
          <table:table-cell table:formula="of:=([.B63]*[.$B$298])-([.B63]*[.$B$297])+[.$B$297]" office:value-type="float" office:value="2055.9980321" calcext:value-type="float">
            <text:p>2055,9980321</text:p>
          </table:table-cell>
          <table:table-cell table:formula="of:=([.C63]*[.$B$298])-([.C63]*[.$B$297])+[.$B$297]" office:value-type="float" office:value="2086.97917298" calcext:value-type="float">
            <text:p>2086,97917298</text:p>
          </table:table-cell>
          <table:table-cell table:formula="of:=([.D63]-[.E63])^2" office:value-type="float" office:value="959.831090226386" calcext:value-type="float">
            <text:p>959,831090226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245174" calcext:value-type="float">
            <text:p>0,245174</text:p>
          </table:table-cell>
          <table:table-cell office:value-type="float" office:value="0.272809" calcext:value-type="float">
            <text:p>0,272809</text:p>
          </table:table-cell>
          <table:table-cell table:formula="of:=([.B64]*[.$B$298])-([.B64]*[.$B$297])+[.$B$297]" office:value-type="float" office:value="999.59922796" calcext:value-type="float">
            <text:p>999,59922796</text:p>
          </table:table-cell>
          <table:table-cell table:formula="of:=([.C64]*[.$B$298])-([.C64]*[.$B$297])+[.$B$297]" office:value-type="float" office:value="1112.66893586" calcext:value-type="float">
            <text:p>1112,66893586</text:p>
          </table:table-cell>
          <table:table-cell table:formula="of:=([.D64]-[.E64])^2" office:value-type="float" office:value="12784.7588445913" calcext:value-type="float">
            <text:p>12784,758844591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699003" calcext:value-type="float">
            <text:p>0,000699003</text:p>
          </table:table-cell>
          <table:table-cell office:value-type="float" office:value="0.0184796" calcext:value-type="float">
            <text:p>0,0184796</text:p>
          </table:table-cell>
          <table:table-cell table:formula="of:=([.B65]*[.$B$298])-([.B65]*[.$B$297])+[.$B$297]" office:value-type="float" office:value="-0.68000126538" calcext:value-type="float">
            <text:p>-0,6800012654</text:p>
          </table:table-cell>
          <table:table-cell table:formula="of:=([.C65]*[.$B$298])-([.C65]*[.$B$297])+[.$B$297]" office:value-type="float" office:value="72.070022584" calcext:value-type="float">
            <text:p>72,070022584</text:p>
          </table:table-cell>
          <table:table-cell table:formula="of:=([.D65]-[.E65])^2" office:value-type="float" office:value="5292.56597008536" calcext:value-type="float">
            <text:p>5292,565970085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0.124081" calcext:value-type="float">
            <text:p>0,124081</text:p>
          </table:table-cell>
          <table:table-cell table:formula="of:=([.B66]*[.$B$298])-([.B66]*[.$B$297])+[.$B$297]" office:value-type="float" office:value="-3.54" calcext:value-type="float">
            <text:p>-3,54</text:p>
          </table:table-cell>
          <table:table-cell table:formula="of:=([.C66]*[.$B$298])-([.C66]*[.$B$297])+[.$B$297]" office:value-type="float" office:value="504.14237474" calcext:value-type="float">
            <text:p>504,14237474</text:p>
          </table:table-cell>
          <table:table-cell table:formula="of:=([.D66]-[.E66])^2" office:value-type="float" office:value="257741.393621646" calcext:value-type="float">
            <text:p>257741,39362164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0.02963" calcext:value-type="float">
            <text:p>0,02963</text:p>
          </table:table-cell>
          <table:table-cell table:formula="of:=([.B67]*[.$B$298])-([.B67]*[.$B$297])+[.$B$297]" office:value-type="float" office:value="-3.54" calcext:value-type="float">
            <text:p>-3,54</text:p>
          </table:table-cell>
          <table:table-cell table:formula="of:=([.C67]*[.$B$298])-([.C67]*[.$B$297])+[.$B$297]" office:value-type="float" office:value="117.6923302" calcext:value-type="float">
            <text:p>117,6923302</text:p>
          </table:table-cell>
          <table:table-cell table:formula="of:=([.D67]-[.E67])^2" office:value-type="float" office:value="14697.2778857218" calcext:value-type="float">
            <text:p>14697,277885721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0.0302004" calcext:value-type="float">
            <text:p>0,0302004</text:p>
          </table:table-cell>
          <table:table-cell table:formula="of:=([.B68]*[.$B$298])-([.B68]*[.$B$297])+[.$B$297]" office:value-type="float" office:value="-3.54" calcext:value-type="float">
            <text:p>-3,54</text:p>
          </table:table-cell>
          <table:table-cell table:formula="of:=([.C68]*[.$B$298])-([.C68]*[.$B$297])+[.$B$297]" office:value-type="float" office:value="120.026144616" calcext:value-type="float">
            <text:p>120,026144616</text:p>
          </table:table-cell>
          <table:table-cell table:formula="of:=([.D68]-[.E68])^2" office:value-type="float" office:value="15268.5920952622" calcext:value-type="float">
            <text:p>15268,592095262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0.0151658" calcext:value-type="float">
            <text:p>0,0151658</text:p>
          </table:table-cell>
          <table:table-cell table:formula="of:=([.B69]*[.$B$298])-([.B69]*[.$B$297])+[.$B$297]" office:value-type="float" office:value="-3.54" calcext:value-type="float">
            <text:p>-3,54</text:p>
          </table:table-cell>
          <table:table-cell table:formula="of:=([.C69]*[.$B$298])-([.C69]*[.$B$297])+[.$B$297]" office:value-type="float" office:value="58.511477332" calcext:value-type="float">
            <text:p>58,511477332</text:p>
          </table:table-cell>
          <table:table-cell table:formula="of:=([.D69]-[.E69])^2" office:value-type="float" office:value="3850.38583908371" calcext:value-type="float">
            <text:p>3850,385839083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0.060427" calcext:value-type="float">
            <text:p>0,060427</text:p>
          </table:table-cell>
          <table:table-cell table:formula="of:=([.B70]*[.$B$298])-([.B70]*[.$B$297])+[.$B$297]" office:value-type="float" office:value="-3.54" calcext:value-type="float">
            <text:p>-3,54</text:p>
          </table:table-cell>
          <table:table-cell table:formula="of:=([.C70]*[.$B$298])-([.C70]*[.$B$297])+[.$B$297]" office:value-type="float" office:value="243.69948758" calcext:value-type="float">
            <text:p>243,69948758</text:p>
          </table:table-cell>
          <table:table-cell table:formula="of:=([.D70]-[.E70])^2" office:value-type="float" office:value="61127.364218821" calcext:value-type="float">
            <text:p>61127,36421882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0.0606024" calcext:value-type="float">
            <text:p>0,0606024</text:p>
          </table:table-cell>
          <table:table-cell table:formula="of:=([.B71]*[.$B$298])-([.B71]*[.$B$297])+[.$B$297]" office:value-type="float" office:value="-3.54" calcext:value-type="float">
            <text:p>-3,54</text:p>
          </table:table-cell>
          <table:table-cell table:formula="of:=([.C71]*[.$B$298])-([.C71]*[.$B$297])+[.$B$297]" office:value-type="float" office:value="244.417143696" calcext:value-type="float">
            <text:p>244,417143696</text:p>
          </table:table-cell>
          <table:table-cell table:formula="of:=([.D71]-[.E71])^2" office:value-type="float" office:value="61482.7451098788" calcext:value-type="float">
            <text:p>61482,745109878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0.0606024" calcext:value-type="float">
            <text:p>0,0606024</text:p>
          </table:table-cell>
          <table:table-cell table:formula="of:=([.B72]*[.$B$298])-([.B72]*[.$B$297])+[.$B$297]" office:value-type="float" office:value="-3.54" calcext:value-type="float">
            <text:p>-3,54</text:p>
          </table:table-cell>
          <table:table-cell table:formula="of:=([.C72]*[.$B$298])-([.C72]*[.$B$297])+[.$B$297]" office:value-type="float" office:value="244.417143696" calcext:value-type="float">
            <text:p>244,417143696</text:p>
          </table:table-cell>
          <table:table-cell table:formula="of:=([.D72]-[.E72])^2" office:value-type="float" office:value="61482.7451098788" calcext:value-type="float">
            <text:p>61482,745109878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0.0606024" calcext:value-type="float">
            <text:p>0,0606024</text:p>
          </table:table-cell>
          <table:table-cell table:formula="of:=([.B73]*[.$B$298])-([.B73]*[.$B$297])+[.$B$297]" office:value-type="float" office:value="-3.54" calcext:value-type="float">
            <text:p>-3,54</text:p>
          </table:table-cell>
          <table:table-cell table:formula="of:=([.C73]*[.$B$298])-([.C73]*[.$B$297])+[.$B$297]" office:value-type="float" office:value="244.417143696" calcext:value-type="float">
            <text:p>244,417143696</text:p>
          </table:table-cell>
          <table:table-cell table:formula="of:=([.D73]-[.E73])^2" office:value-type="float" office:value="61482.7451098788" calcext:value-type="float">
            <text:p>61482,745109878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0.0606024" calcext:value-type="float">
            <text:p>0,0606024</text:p>
          </table:table-cell>
          <table:table-cell table:formula="of:=([.B74]*[.$B$298])-([.B74]*[.$B$297])+[.$B$297]" office:value-type="float" office:value="-3.54" calcext:value-type="float">
            <text:p>-3,54</text:p>
          </table:table-cell>
          <table:table-cell table:formula="of:=([.C74]*[.$B$298])-([.C74]*[.$B$297])+[.$B$297]" office:value-type="float" office:value="244.417143696" calcext:value-type="float">
            <text:p>244,417143696</text:p>
          </table:table-cell>
          <table:table-cell table:formula="of:=([.D74]-[.E74])^2" office:value-type="float" office:value="61482.7451098788" calcext:value-type="float">
            <text:p>61482,745109878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00073322" calcext:value-type="float">
            <text:p>7,3322E-06</text:p>
          </table:table-cell>
          <table:table-cell office:value-type="float" office:value="0.0606024" calcext:value-type="float">
            <text:p>0,0606024</text:p>
          </table:table-cell>
          <table:table-cell table:formula="of:=([.B75]*[.$B$298])-([.B75]*[.$B$297])+[.$B$297]" office:value-type="float" office:value="-3.510000010412" calcext:value-type="float">
            <text:p>-3,5100000104</text:p>
          </table:table-cell>
          <table:table-cell table:formula="of:=([.C75]*[.$B$298])-([.C75]*[.$B$297])+[.$B$297]" office:value-type="float" office:value="244.417143696" calcext:value-type="float">
            <text:p>244,417143696</text:p>
          </table:table-cell>
          <table:table-cell table:formula="of:=([.D75]-[.E75])^2" office:value-type="float" office:value="61467.8685864199" calcext:value-type="float">
            <text:p>61467,868586419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797744" calcext:value-type="float">
            <text:p>0,00797744</text:p>
          </table:table-cell>
          <table:table-cell office:value-type="float" office:value="0.0606157" calcext:value-type="float">
            <text:p>0,0606157</text:p>
          </table:table-cell>
          <table:table-cell table:formula="of:=([.B76]*[.$B$298])-([.B76]*[.$B$297])+[.$B$297]" office:value-type="float" office:value="29.1000148576" calcext:value-type="float">
            <text:p>29,1000148576</text:p>
          </table:table-cell>
          <table:table-cell table:formula="of:=([.C76]*[.$B$298])-([.C76]*[.$B$297])+[.$B$297]" office:value-type="float" office:value="244.471561178" calcext:value-type="float">
            <text:p>244,471561178</text:p>
          </table:table-cell>
          <table:table-cell table:formula="of:=([.D76]-[.E76])^2" office:value-type="float" office:value="46384.9029644402" calcext:value-type="float">
            <text:p>46384,902964440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779511" calcext:value-type="float">
            <text:p>0,0779511</text:p>
          </table:table-cell>
          <table:table-cell office:value-type="float" office:value="0.0751107" calcext:value-type="float">
            <text:p>0,0751107</text:p>
          </table:table-cell>
          <table:table-cell table:formula="of:=([.B77]*[.$B$298])-([.B77]*[.$B$297])+[.$B$297]" office:value-type="float" office:value="315.400043694" calcext:value-type="float">
            <text:p>315,400043694</text:p>
          </table:table-cell>
          <table:table-cell table:formula="of:=([.C77]*[.$B$298])-([.C77]*[.$B$297])+[.$B$297]" office:value-type="float" office:value="303.778433478" calcext:value-type="float">
            <text:p>303,778433478</text:p>
          </table:table-cell>
          <table:table-cell table:formula="of:=([.D77]-[.E77])^2" office:value-type="float" office:value="135.061824012636" calcext:value-type="float">
            <text:p>135,061824012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130645" calcext:value-type="float">
            <text:p>0,130645</text:p>
          </table:table-cell>
          <table:table-cell office:value-type="float" office:value="0.195496" calcext:value-type="float">
            <text:p>0,195496</text:p>
          </table:table-cell>
          <table:table-cell table:formula="of:=([.B78]*[.$B$298])-([.B78]*[.$B$297])+[.$B$297]" office:value-type="float" office:value="530.9992433" calcext:value-type="float">
            <text:p>530,9992433</text:p>
          </table:table-cell>
          <table:table-cell table:formula="of:=([.C78]*[.$B$298])-([.C78]*[.$B$297])+[.$B$297]" office:value-type="float" office:value="796.33970384" calcext:value-type="float">
            <text:p>796,33970384</text:p>
          </table:table-cell>
          <table:table-cell table:formula="of:=([.D78]-[.E78])^2" office:value-type="float" office:value="70405.5599995793" calcext:value-type="float">
            <text:p>70405,559999579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233712" calcext:value-type="float">
            <text:p>0,233712</text:p>
          </table:table-cell>
          <table:table-cell office:value-type="float" office:value="0.25753" calcext:value-type="float">
            <text:p>0,25753</text:p>
          </table:table-cell>
          <table:table-cell table:formula="of:=([.B79]*[.$B$298])-([.B79]*[.$B$297])+[.$B$297]" office:value-type="float" office:value="952.70199648" calcext:value-type="float">
            <text:p>952,70199648</text:p>
          </table:table-cell>
          <table:table-cell table:formula="of:=([.C79]*[.$B$298])-([.C79]*[.$B$297])+[.$B$297]" office:value-type="float" office:value="1050.1542962" calcext:value-type="float">
            <text:p>1050,1542962</text:p>
          </table:table-cell>
          <table:table-cell table:formula="of:=([.D79]-[.E79])^2" office:value-type="float" office:value="9496.95072071672" calcext:value-type="float">
            <text:p>9496,950720716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274112" calcext:value-type="float">
            <text:p>0,274112</text:p>
          </table:table-cell>
          <table:table-cell office:value-type="float" office:value="0.377314" calcext:value-type="float">
            <text:p>0,377314</text:p>
          </table:table-cell>
          <table:table-cell table:formula="of:=([.B80]*[.$B$298])-([.B80]*[.$B$297])+[.$B$297]" office:value-type="float" office:value="1118.00021248" calcext:value-type="float">
            <text:p>1118,00021248</text:p>
          </table:table-cell>
          <table:table-cell table:formula="of:=([.C80]*[.$B$298])-([.C80]*[.$B$297])+[.$B$297]" office:value-type="float" office:value="1540.25532356" calcext:value-type="float">
            <text:p>1540,25532356</text:p>
          </table:table-cell>
          <table:table-cell table:formula="of:=([.D80]-[.E80])^2" office:value-type="float" office:value="178299.378833183" calcext:value-type="float">
            <text:p>178299,37883318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55217" calcext:value-type="float">
            <text:p>0,455217</text:p>
          </table:table-cell>
          <table:table-cell office:value-type="float" office:value="0.381956" calcext:value-type="float">
            <text:p>0,381956</text:p>
          </table:table-cell>
          <table:table-cell table:formula="of:=([.B81]*[.$B$298])-([.B81]*[.$B$297])+[.$B$297]" office:value-type="float" office:value="1858.99856418" calcext:value-type="float">
            <text:p>1858,99856418</text:p>
          </table:table-cell>
          <table:table-cell table:formula="of:=([.C81]*[.$B$298])-([.C81]*[.$B$297])+[.$B$297]" office:value-type="float" office:value="1559.24825224" calcext:value-type="float">
            <text:p>1559,24825224</text:p>
          </table:table-cell>
          <table:table-cell table:formula="of:=([.D81]-[.E81])^2" office:value-type="float" office:value="89850.2495081273" calcext:value-type="float">
            <text:p>89850,249508127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560557" calcext:value-type="float">
            <text:p>0,560557</text:p>
          </table:table-cell>
          <table:table-cell office:value-type="float" office:value="0.48937" calcext:value-type="float">
            <text:p>0,48937</text:p>
          </table:table-cell>
          <table:table-cell table:formula="of:=([.B82]*[.$B$298])-([.B82]*[.$B$297])+[.$B$297]" office:value-type="float" office:value="2290.00138778" calcext:value-type="float">
            <text:p>2290,00138778</text:p>
          </table:table-cell>
          <table:table-cell table:formula="of:=([.C82]*[.$B$298])-([.C82]*[.$B$297])+[.$B$297]" office:value-type="float" office:value="1998.7369298" calcext:value-type="float">
            <text:p>1998,7369298</text:p>
          </table:table-cell>
          <table:table-cell table:formula="of:=([.D82]-[.E82])^2" office:value-type="float" office:value="84834.984482383" calcext:value-type="float">
            <text:p>84834,98448238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440064" calcext:value-type="float">
            <text:p>0,440064</text:p>
          </table:table-cell>
          <table:table-cell office:value-type="float" office:value="0.521967" calcext:value-type="float">
            <text:p>0,521967</text:p>
          </table:table-cell>
          <table:table-cell table:formula="of:=([.B83]*[.$B$298])-([.B83]*[.$B$297])+[.$B$297]" office:value-type="float" office:value="1796.99945856" calcext:value-type="float">
            <text:p>1796,99945856</text:p>
          </table:table-cell>
          <table:table-cell table:formula="of:=([.C83]*[.$B$298])-([.C83]*[.$B$297])+[.$B$297]" office:value-type="float" office:value="2132.10885918" calcext:value-type="float">
            <text:p>2132,10885918</text:p>
          </table:table-cell>
          <table:table-cell table:formula="of:=([.D83]-[.E83])^2" office:value-type="float" office:value="112298.310383896" calcext:value-type="float">
            <text:p>112298,31038389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494811" calcext:value-type="float">
            <text:p>0,494811</text:p>
          </table:table-cell>
          <table:table-cell office:value-type="float" office:value="0.383753" calcext:value-type="float">
            <text:p>0,383753</text:p>
          </table:table-cell>
          <table:table-cell table:formula="of:=([.B84]*[.$B$298])-([.B84]*[.$B$297])+[.$B$297]" office:value-type="float" office:value="2020.99899894" calcext:value-type="float">
            <text:p>2020,99899894</text:p>
          </table:table-cell>
          <table:table-cell table:formula="of:=([.C84]*[.$B$298])-([.C84]*[.$B$297])+[.$B$297]" office:value-type="float" office:value="1566.60074962" calcext:value-type="float">
            <text:p>1566,60074962</text:p>
          </table:table-cell>
          <table:table-cell table:formula="of:=([.D84]-[.E84])^2" office:value-type="float" office:value="206477.768985081" calcext:value-type="float">
            <text:p>206477,76898508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40102" calcext:value-type="float">
            <text:p>0,340102</text:p>
          </table:table-cell>
          <table:table-cell office:value-type="float" office:value="0.436752" calcext:value-type="float">
            <text:p>0,436752</text:p>
          </table:table-cell>
          <table:table-cell table:formula="of:=([.B85]*[.$B$298])-([.B85]*[.$B$297])+[.$B$297]" office:value-type="float" office:value="1388.00093708" calcext:value-type="float">
            <text:p>1388,00093708</text:p>
          </table:table-cell>
          <table:table-cell table:formula="of:=([.C85]*[.$B$298])-([.C85]*[.$B$297])+[.$B$297]" office:value-type="float" office:value="1783.44827808" calcext:value-type="float">
            <text:p>1783,44827808</text:p>
          </table:table-cell>
          <table:table-cell table:formula="of:=([.D85]-[.E85])^2" office:value-type="float" office:value="156378.59950397" calcext:value-type="float">
            <text:p>156378,5995039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81895" calcext:value-type="float">
            <text:p>0,381895</text:p>
          </table:table-cell>
          <table:table-cell office:value-type="float" office:value="0.21802" calcext:value-type="float">
            <text:p>0,21802</text:p>
          </table:table-cell>
          <table:table-cell table:formula="of:=([.B86]*[.$B$298])-([.B86]*[.$B$297])+[.$B$297]" office:value-type="float" office:value="1558.9986683" calcext:value-type="float">
            <text:p>1558,9986683</text:p>
          </table:table-cell>
          <table:table-cell table:formula="of:=([.C86]*[.$B$298])-([.C86]*[.$B$297])+[.$B$297]" office:value-type="float" office:value="888.4975508" calcext:value-type="float">
            <text:p>888,4975508</text:p>
          </table:table-cell>
          <table:table-cell table:formula="of:=([.D86]-[.E86])^2" office:value-type="float" office:value="449571.748568749" calcext:value-type="float">
            <text:p>449571,74856874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208538" calcext:value-type="float">
            <text:p>0,208538</text:p>
          </table:table-cell>
          <table:table-cell office:value-type="float" office:value="0.276056" calcext:value-type="float">
            <text:p>0,276056</text:p>
          </table:table-cell>
          <table:table-cell table:formula="of:=([.B87]*[.$B$298])-([.B87]*[.$B$297])+[.$B$297]" office:value-type="float" office:value="849.70156852" calcext:value-type="float">
            <text:p>849,70156852</text:p>
          </table:table-cell>
          <table:table-cell table:formula="of:=([.C87]*[.$B$298])-([.C87]*[.$B$297])+[.$B$297]" office:value-type="float" office:value="1125.95416624" calcext:value-type="float">
            <text:p>1125,95416624</text:p>
          </table:table-cell>
          <table:table-cell table:formula="of:=([.D87]-[.E87])^2" office:value-type="float" office:value="76315.497747048" calcext:value-type="float">
            <text:p>76315,49774704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525817" calcext:value-type="float">
            <text:p>0,0525817</text:p>
          </table:table-cell>
          <table:table-cell office:value-type="float" office:value="0.174134" calcext:value-type="float">
            <text:p>0,174134</text:p>
          </table:table-cell>
          <table:table-cell table:formula="of:=([.B88]*[.$B$298])-([.B88]*[.$B$297])+[.$B$297]" office:value-type="float" office:value="211.600128818" calcext:value-type="float">
            <text:p>211,600128818</text:p>
          </table:table-cell>
          <table:table-cell table:formula="of:=([.C88]*[.$B$298])-([.C88]*[.$B$297])+[.$B$297]" office:value-type="float" office:value="708.93622636" calcext:value-type="float">
            <text:p>708,93622636</text:p>
          </table:table-cell>
          <table:table-cell table:formula="of:=([.D88]-[.E88])^2" office:value-type="float" office:value="247343.193918306" calcext:value-type="float">
            <text:p>247343,19391830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0816318" calcext:value-type="float">
            <text:p>0,000816318</text:p>
          </table:table-cell>
          <table:table-cell office:value-type="float" office:value="0.0997006" calcext:value-type="float">
            <text:p>0,0997006</text:p>
          </table:table-cell>
          <table:table-cell table:formula="of:=([.B89]*[.$B$298])-([.B89]*[.$B$297])+[.$B$297]" office:value-type="float" office:value="-0.20000225028" calcext:value-type="float">
            <text:p>-0,2000022503</text:p>
          </table:table-cell>
          <table:table-cell table:formula="of:=([.C89]*[.$B$298])-([.C89]*[.$B$297])+[.$B$297]" office:value-type="float" office:value="404.388992924" calcext:value-type="float">
            <text:p>404,388992924</text:p>
          </table:table-cell>
          <table:table-cell table:formula="of:=([.D89]-[.E89])^2" office:value-type="float" office:value="163692.255016134" calcext:value-type="float">
            <text:p>163692,25501613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0.0595134" calcext:value-type="float">
            <text:p>0,0595134</text:p>
          </table:table-cell>
          <table:table-cell table:formula="of:=([.B90]*[.$B$298])-([.B90]*[.$B$297])+[.$B$297]" office:value-type="float" office:value="-3.54" calcext:value-type="float">
            <text:p>-3,54</text:p>
          </table:table-cell>
          <table:table-cell table:formula="of:=([.C90]*[.$B$298])-([.C90]*[.$B$297])+[.$B$297]" office:value-type="float" office:value="239.961456636" calcext:value-type="float">
            <text:p>239,961456636</text:p>
          </table:table-cell>
          <table:table-cell table:formula="of:=([.D90]-[.E90])^2" office:value-type="float" office:value="59292.9593838538" calcext:value-type="float">
            <text:p>59292,959383853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0.0264965" calcext:value-type="float">
            <text:p>0,0264965</text:p>
          </table:table-cell>
          <table:table-cell table:formula="of:=([.B91]*[.$B$298])-([.B91]*[.$B$297])+[.$B$297]" office:value-type="float" office:value="-3.54" calcext:value-type="float">
            <text:p>-3,54</text:p>
          </table:table-cell>
          <table:table-cell table:formula="of:=([.C91]*[.$B$298])-([.C91]*[.$B$297])+[.$B$297]" office:value-type="float" office:value="104.87148961" calcext:value-type="float">
            <text:p>104,87148961</text:p>
          </table:table-cell>
          <table:table-cell table:formula="of:=([.D91]-[.E91])^2" office:value-type="float" office:value="11753.0510794591" calcext:value-type="float">
            <text:p>11753,051079459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0.0271334" calcext:value-type="float">
            <text:p>0,0271334</text:p>
          </table:table-cell>
          <table:table-cell table:formula="of:=([.B92]*[.$B$298])-([.B92]*[.$B$297])+[.$B$297]" office:value-type="float" office:value="-3.54" calcext:value-type="float">
            <text:p>-3,54</text:p>
          </table:table-cell>
          <table:table-cell table:formula="of:=([.C92]*[.$B$298])-([.C92]*[.$B$297])+[.$B$297]" office:value-type="float" office:value="107.477391436" calcext:value-type="float">
            <text:p>107,477391436</text:p>
          </table:table-cell>
          <table:table-cell table:formula="of:=([.D92]-[.E92])^2" office:value-type="float" office:value="12324.861201254" calcext:value-type="float">
            <text:p>12324,86120125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0.0482273" calcext:value-type="float">
            <text:p>0,0482273</text:p>
          </table:table-cell>
          <table:table-cell table:formula="of:=([.B93]*[.$B$298])-([.B93]*[.$B$297])+[.$B$297]" office:value-type="float" office:value="-3.54" calcext:value-type="float">
            <text:p>-3,54</text:p>
          </table:table-cell>
          <table:table-cell table:formula="of:=([.C93]*[.$B$298])-([.C93]*[.$B$297])+[.$B$297]" office:value-type="float" office:value="193.783927042" calcext:value-type="float">
            <text:p>193,783927042</text:p>
          </table:table-cell>
          <table:table-cell table:formula="of:=([.D93]-[.E93])^2" office:value-type="float" office:value="38936.7321832765" calcext:value-type="float">
            <text:p>38936,732183276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00391051" calcext:value-type="float">
            <text:p>3,91051E-05</text:p>
          </table:table-cell>
          <table:table-cell office:value-type="float" office:value="0.0603976" calcext:value-type="float">
            <text:p>0,0603976</text:p>
          </table:table-cell>
          <table:table-cell table:formula="of:=([.B94]*[.$B$298])-([.B94]*[.$B$297])+[.$B$297]" office:value-type="float" office:value="-3.379999919146" calcext:value-type="float">
            <text:p>-3,3799999191</text:p>
          </table:table-cell>
          <table:table-cell table:formula="of:=([.C94]*[.$B$298])-([.C94]*[.$B$297])+[.$B$297]" office:value-type="float" office:value="243.579196304" calcext:value-type="float">
            <text:p>243,579196304</text:p>
          </table:table-cell>
          <table:table-cell table:formula="of:=([.D94]-[.E94])^2" office:value-type="float" office:value="60988.8445991823" calcext:value-type="float">
            <text:p>60988,844599182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00977627" calcext:value-type="float">
            <text:p>9,77627E-05</text:p>
          </table:table-cell>
          <table:table-cell office:value-type="float" office:value="0.0606736" calcext:value-type="float">
            <text:p>0,0606736</text:p>
          </table:table-cell>
          <table:table-cell table:formula="of:=([.B95]*[.$B$298])-([.B95]*[.$B$297])+[.$B$297]" office:value-type="float" office:value="-3.140000002442" calcext:value-type="float">
            <text:p>-3,1400000024</text:p>
          </table:table-cell>
          <table:table-cell table:formula="of:=([.C95]*[.$B$298])-([.C95]*[.$B$297])+[.$B$297]" office:value-type="float" office:value="244.708461344" calcext:value-type="float">
            <text:p>244,708461344</text:p>
          </table:table-cell>
          <table:table-cell table:formula="of:=([.D95]-[.E95])^2" office:value-type="float" office:value="61428.8597917987" calcext:value-type="float">
            <text:p>61428,859791798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000244407" calcext:value-type="float">
            <text:p>2,44407E-06</text:p>
          </table:table-cell>
          <table:table-cell office:value-type="float" office:value="0.0607677" calcext:value-type="float">
            <text:p>0,0607677</text:p>
          </table:table-cell>
          <table:table-cell table:formula="of:=([.B96]*[.$B$298])-([.B96]*[.$B$297])+[.$B$297]" office:value-type="float" office:value="-3.5299999898322" calcext:value-type="float">
            <text:p>-3,5299999898</text:p>
          </table:table-cell>
          <table:table-cell table:formula="of:=([.C96]*[.$B$298])-([.C96]*[.$B$297])+[.$B$297]" office:value-type="float" office:value="245.093475258" calcext:value-type="float">
            <text:p>245,093475258</text:p>
          </table:table-cell>
          <table:table-cell table:formula="of:=([.D96]-[.E96])^2" office:value-type="float" office:value="61813.6324443094" calcext:value-type="float">
            <text:p>61813,632444309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569468" calcext:value-type="float">
            <text:p>0,000569468</text:p>
          </table:table-cell>
          <table:table-cell office:value-type="float" office:value="0.0605734" calcext:value-type="float">
            <text:p>0,0605734</text:p>
          </table:table-cell>
          <table:table-cell table:formula="of:=([.B97]*[.$B$298])-([.B97]*[.$B$297])+[.$B$297]" office:value-type="float" office:value="-1.20999889928" calcext:value-type="float">
            <text:p>-1,2099988993</text:p>
          </table:table-cell>
          <table:table-cell table:formula="of:=([.C97]*[.$B$298])-([.C97]*[.$B$297])+[.$B$297]" office:value-type="float" office:value="244.298489036" calcext:value-type="float">
            <text:p>244,298489036</text:p>
          </table:table-cell>
          <table:table-cell table:formula="of:=([.D97]-[.E97])^2" office:value-type="float" office:value="60274.4176482675" calcext:value-type="float">
            <text:p>60274,417648267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00122203" calcext:value-type="float">
            <text:p>1,22203E-05</text:p>
          </table:table-cell>
          <table:table-cell office:value-type="float" office:value="0.0616433" calcext:value-type="float">
            <text:p>0,0616433</text:p>
          </table:table-cell>
          <table:table-cell table:formula="of:=([.B98]*[.$B$298])-([.B98]*[.$B$297])+[.$B$297]" office:value-type="float" office:value="-3.490000153738" calcext:value-type="float">
            <text:p>-3,4900001537</text:p>
          </table:table-cell>
          <table:table-cell table:formula="of:=([.C98]*[.$B$298])-([.C98]*[.$B$297])+[.$B$297]" office:value-type="float" office:value="248.676027682" calcext:value-type="float">
            <text:p>248,676027682</text:p>
          </table:table-cell>
          <table:table-cell table:formula="of:=([.D98]-[.E98])^2" office:value-type="float" office:value="63587.7055944542" calcext:value-type="float">
            <text:p>63587,705594454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0.060448" calcext:value-type="float">
            <text:p>0,060448</text:p>
          </table:table-cell>
          <table:table-cell table:formula="of:=([.B99]*[.$B$298])-([.B99]*[.$B$297])+[.$B$297]" office:value-type="float" office:value="-3.54" calcext:value-type="float">
            <text:p>-3,54</text:p>
          </table:table-cell>
          <table:table-cell table:formula="of:=([.C99]*[.$B$298])-([.C99]*[.$B$297])+[.$B$297]" office:value-type="float" office:value="243.78540992" calcext:value-type="float">
            <text:p>243,78540992</text:p>
          </table:table-cell>
          <table:table-cell table:formula="of:=([.D99]-[.E99])^2" office:value-type="float" office:value="61169.858392096" calcext:value-type="float">
            <text:p>61169,85839209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513987" calcext:value-type="float">
            <text:p>0,00513987</text:p>
          </table:table-cell>
          <table:table-cell office:value-type="float" office:value="0.0605537" calcext:value-type="float">
            <text:p>0,0605537</text:p>
          </table:table-cell>
          <table:table-cell table:formula="of:=([.B100]*[.$B$298])-([.B100]*[.$B$297])+[.$B$297]" office:value-type="float" office:value="17.4899836998" calcext:value-type="float">
            <text:p>17,4899836998</text:p>
          </table:table-cell>
          <table:table-cell table:formula="of:=([.C100]*[.$B$298])-([.C100]*[.$B$297])+[.$B$297]" office:value-type="float" office:value="244.217885698" calcext:value-type="float">
            <text:p>244,217885698</text:p>
          </table:table-cell>
          <table:table-cell table:formula="of:=([.D100]-[.E100])^2" office:value-type="float" office:value="51405.5415445054" calcext:value-type="float">
            <text:p>51405,541544505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768513" calcext:value-type="float">
            <text:p>0,0768513</text:p>
          </table:table-cell>
          <table:table-cell office:value-type="float" office:value="0.070074" calcext:value-type="float">
            <text:p>0,070074</text:p>
          </table:table-cell>
          <table:table-cell table:formula="of:=([.B101]*[.$B$298])-([.B101]*[.$B$297])+[.$B$297]" office:value-type="float" office:value="310.900168002" calcext:value-type="float">
            <text:p>310,900168002</text:p>
          </table:table-cell>
          <table:table-cell table:formula="of:=([.C101]*[.$B$298])-([.C101]*[.$B$297])+[.$B$297]" office:value-type="float" office:value="283.17057396" calcext:value-type="float">
            <text:p>283,17057396</text:p>
          </table:table-cell>
          <table:table-cell table:formula="of:=([.D101]-[.E101])^2" office:value-type="float" office:value="768.930385734124" calcext:value-type="float">
            <text:p>768,930385734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947907" calcext:value-type="float">
            <text:p>0,0947907</text:p>
          </table:table-cell>
          <table:table-cell office:value-type="float" office:value="0.19434" calcext:value-type="float">
            <text:p>0,19434</text:p>
          </table:table-cell>
          <table:table-cell table:formula="of:=([.B102]*[.$B$298])-([.B102]*[.$B$297])+[.$B$297]" office:value-type="float" office:value="384.299940678" calcext:value-type="float">
            <text:p>384,299940678</text:p>
          </table:table-cell>
          <table:table-cell table:formula="of:=([.C102]*[.$B$298])-([.C102]*[.$B$297])+[.$B$297]" office:value-type="float" office:value="791.6098836" calcext:value-type="float">
            <text:p>791,6098836</text:p>
          </table:table-cell>
          <table:table-cell table:formula="of:=([.D102]-[.E102])^2" office:value-type="float" office:value="165901.389603123" calcext:value-type="float">
            <text:p>165901,38960312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103663" calcext:value-type="float">
            <text:p>0,103663</text:p>
          </table:table-cell>
          <table:table-cell office:value-type="float" office:value="0.200234" calcext:value-type="float">
            <text:p>0,200234</text:p>
          </table:table-cell>
          <table:table-cell table:formula="of:=([.B103]*[.$B$298])-([.B103]*[.$B$297])+[.$B$297]" office:value-type="float" office:value="420.60131102" calcext:value-type="float">
            <text:p>420,60131102</text:p>
          </table:table-cell>
          <table:table-cell table:formula="of:=([.C103]*[.$B$298])-([.C103]*[.$B$297])+[.$B$297]" office:value-type="float" office:value="815.72542036" calcext:value-type="float">
            <text:p>815,72542036</text:p>
          </table:table-cell>
          <table:table-cell table:formula="of:=([.D103]-[.E103])^2" office:value-type="float" office:value="156123.061781728" calcext:value-type="float">
            <text:p>156123,06178172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42931" calcext:value-type="float">
            <text:p>0,42931</text:p>
          </table:table-cell>
          <table:table-cell office:value-type="float" office:value="0.205745" calcext:value-type="float">
            <text:p>0,205745</text:p>
          </table:table-cell>
          <table:table-cell table:formula="of:=([.B104]*[.$B$298])-([.B104]*[.$B$297])+[.$B$297]" office:value-type="float" office:value="1752.9990374" calcext:value-type="float">
            <text:p>1752,9990374</text:p>
          </table:table-cell>
          <table:table-cell table:formula="of:=([.C104]*[.$B$298])-([.C104]*[.$B$297])+[.$B$297]" office:value-type="float" office:value="838.2738973" calcext:value-type="float">
            <text:p>838,2738973</text:p>
          </table:table-cell>
          <table:table-cell table:formula="of:=([.D104]-[.E104])^2" office:value-type="float" office:value="836722.081930965" calcext:value-type="float">
            <text:p>836722,08193096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690092" calcext:value-type="float">
            <text:p>0,690092</text:p>
          </table:table-cell>
          <table:table-cell office:value-type="float" office:value="0.44969" calcext:value-type="float">
            <text:p>0,44969</text:p>
          </table:table-cell>
          <table:table-cell table:formula="of:=([.B105]*[.$B$298])-([.B105]*[.$B$297])+[.$B$297]" office:value-type="float" office:value="2819.99902168" calcext:value-type="float">
            <text:p>2819,99902168</text:p>
          </table:table-cell>
          <table:table-cell table:formula="of:=([.C105]*[.$B$298])-([.C105]*[.$B$297])+[.$B$297]" office:value-type="float" office:value="1836.3846226" calcext:value-type="float">
            <text:p>1836,3846226</text:p>
          </table:table-cell>
          <table:table-cell table:formula="of:=([.D105]-[.E105])^2" office:value-type="float" office:value="967497.286077509" calcext:value-type="float">
            <text:p>967497,28607750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861666" calcext:value-type="float">
            <text:p>0,861666</text:p>
          </table:table-cell>
          <table:table-cell office:value-type="float" office:value="0.58206" calcext:value-type="float">
            <text:p>0,58206</text:p>
          </table:table-cell>
          <table:table-cell table:formula="of:=([.B106]*[.$B$298])-([.B106]*[.$B$297])+[.$B$297]" office:value-type="float" office:value="3522.00090564" calcext:value-type="float">
            <text:p>3522,00090564</text:p>
          </table:table-cell>
          <table:table-cell table:formula="of:=([.C106]*[.$B$298])-([.C106]*[.$B$297])+[.$B$297]" office:value-type="float" office:value="2377.9817724" calcext:value-type="float">
            <text:p>2377,9817724</text:p>
          </table:table-cell>
          <table:table-cell table:formula="of:=([.D106]-[.E106])^2" office:value-type="float" office:value="1308779.7772192" calcext:value-type="float">
            <text:p>1308779,777219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895394" calcext:value-type="float">
            <text:p>0,895394</text:p>
          </table:table-cell>
          <table:table-cell office:value-type="float" office:value="0.782614" calcext:value-type="float">
            <text:p>0,782614</text:p>
          </table:table-cell>
          <table:table-cell table:formula="of:=([.B107]*[.$B$298])-([.B107]*[.$B$297])+[.$B$297]" office:value-type="float" office:value="3660.00036676" calcext:value-type="float">
            <text:p>3660,00036676</text:p>
          </table:table-cell>
          <table:table-cell table:formula="of:=([.C107]*[.$B$298])-([.C107]*[.$B$297])+[.$B$297]" office:value-type="float" office:value="3198.55648556" calcext:value-type="float">
            <text:p>3198,55648556</text:p>
          </table:table-cell>
          <table:table-cell table:formula="of:=([.D107]-[.E107])^2" office:value-type="float" office:value="212930.45549692" calcext:value-type="float">
            <text:p>212930,4554969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8511" calcext:value-type="float">
            <text:p>0,28511</text:p>
          </table:table-cell>
          <table:table-cell office:value-type="float" office:value="0.788331" calcext:value-type="float">
            <text:p>0,788331</text:p>
          </table:table-cell>
          <table:table-cell table:formula="of:=([.B108]*[.$B$298])-([.B108]*[.$B$297])+[.$B$297]" office:value-type="float" office:value="1162.9989694" calcext:value-type="float">
            <text:p>1162,9989694</text:p>
          </table:table-cell>
          <table:table-cell table:formula="of:=([.C108]*[.$B$298])-([.C108]*[.$B$297])+[.$B$297]" office:value-type="float" office:value="3221.94781974" calcext:value-type="float">
            <text:p>3221,94781974</text:p>
          </table:table-cell>
          <table:table-cell table:formula="of:=([.D108]-[.E108])^2" office:value-type="float" office:value="4239270.36831641" calcext:value-type="float">
            <text:p>4239270,3683164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391916" calcext:value-type="float">
            <text:p>0,391916</text:p>
          </table:table-cell>
          <table:table-cell office:value-type="float" office:value="0.156616" calcext:value-type="float">
            <text:p>0,156616</text:p>
          </table:table-cell>
          <table:table-cell table:formula="of:=([.B109]*[.$B$298])-([.B109]*[.$B$297])+[.$B$297]" office:value-type="float" office:value="1599.99999064" calcext:value-type="float">
            <text:p>1599,99999064</text:p>
          </table:table-cell>
          <table:table-cell table:formula="of:=([.C109]*[.$B$298])-([.C109]*[.$B$297])+[.$B$297]" office:value-type="float" office:value="637.26062864" calcext:value-type="float">
            <text:p>637,26062864</text:p>
          </table:table-cell>
          <table:table-cell table:formula="of:=([.D109]-[.E109])^2" office:value-type="float" office:value="926867.079144167" calcext:value-type="float">
            <text:p>926867,07914416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217434" calcext:value-type="float">
            <text:p>0,217434</text:p>
          </table:table-cell>
          <table:table-cell office:value-type="float" office:value="0.236498" calcext:value-type="float">
            <text:p>0,236498</text:p>
          </table:table-cell>
          <table:table-cell table:formula="of:=([.B110]*[.$B$298])-([.B110]*[.$B$297])+[.$B$297]" office:value-type="float" office:value="886.09990836" calcext:value-type="float">
            <text:p>886,09990836</text:p>
          </table:table-cell>
          <table:table-cell table:formula="of:=([.C110]*[.$B$298])-([.C110]*[.$B$297])+[.$B$297]" office:value-type="float" office:value="964.10102692" calcext:value-type="float">
            <text:p>964,10102692</text:p>
          </table:table-cell>
          <table:table-cell table:formula="of:=([.D110]-[.E110])^2" office:value-type="float" office:value="6084.17449661118" calcext:value-type="float">
            <text:p>6084,174496611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194802" calcext:value-type="float">
            <text:p>0,194802</text:p>
          </table:table-cell>
          <table:table-cell office:value-type="float" office:value="0.127891" calcext:value-type="float">
            <text:p>0,127891</text:p>
          </table:table-cell>
          <table:table-cell table:formula="of:=([.B111]*[.$B$298])-([.B111]*[.$B$297])+[.$B$297]" office:value-type="float" office:value="793.50017508" calcext:value-type="float">
            <text:p>793,50017508</text:p>
          </table:table-cell>
          <table:table-cell table:formula="of:=([.C111]*[.$B$298])-([.C111]*[.$B$297])+[.$B$297]" office:value-type="float" office:value="519.73114214" calcext:value-type="float">
            <text:p>519,73114214</text:p>
          </table:table-cell>
          <table:table-cell table:formula="of:=([.D111]-[.E111])^2" office:value-type="float" office:value="74949.4833969029" calcext:value-type="float">
            <text:p>74949,483396902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4151" calcext:value-type="float">
            <text:p>0,04151</text:p>
          </table:table-cell>
          <table:table-cell office:value-type="float" office:value="0.0802974" calcext:value-type="float">
            <text:p>0,0802974</text:p>
          </table:table-cell>
          <table:table-cell table:formula="of:=([.B112]*[.$B$298])-([.B112]*[.$B$297])+[.$B$297]" office:value-type="float" office:value="166.2998254" calcext:value-type="float">
            <text:p>166,2998254</text:p>
          </table:table-cell>
          <table:table-cell table:formula="of:=([.C112]*[.$B$298])-([.C112]*[.$B$297])+[.$B$297]" office:value-type="float" office:value="325.000023996" calcext:value-type="float">
            <text:p>325,000023996</text:p>
          </table:table-cell>
          <table:table-cell table:formula="of:=([.D112]-[.E112])^2" office:value-type="float" office:value="25185.7530344098" calcext:value-type="float">
            <text:p>25185,753034409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00369054" calcext:value-type="float">
            <text:p>0,000369054</text:p>
          </table:table-cell>
          <table:table-cell office:value-type="float" office:value="0.0971027" calcext:value-type="float">
            <text:p>0,0971027</text:p>
          </table:table-cell>
          <table:table-cell table:formula="of:=([.B113]*[.$B$298])-([.B113]*[.$B$297])+[.$B$297]" office:value-type="float" office:value="-2.03000079684" calcext:value-type="float">
            <text:p>-2,0300007968</text:p>
          </table:table-cell>
          <table:table-cell table:formula="of:=([.C113]*[.$B$298])-([.C113]*[.$B$297])+[.$B$297]" office:value-type="float" office:value="393.759581158" calcext:value-type="float">
            <text:p>393,759581158</text:p>
          </table:table-cell>
          <table:table-cell table:formula="of:=([.D113]-[.E113])^2" office:value-type="float" office:value="156649.393183987" calcext:value-type="float">
            <text:p>156649,39318398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0052303" calcext:value-type="float">
            <text:p>0,00052303</text:p>
          </table:table-cell>
          <table:table-cell office:value-type="float" office:value="0.0232982" calcext:value-type="float">
            <text:p>0,0232982</text:p>
          </table:table-cell>
          <table:table-cell table:formula="of:=([.B114]*[.$B$298])-([.B114]*[.$B$297])+[.$B$297]" office:value-type="float" office:value="-1.4000018338" calcext:value-type="float">
            <text:p>-1,4000018338</text:p>
          </table:table-cell>
          <table:table-cell table:formula="of:=([.C114]*[.$B$298])-([.C114]*[.$B$297])+[.$B$297]" office:value-type="float" office:value="91.785517228" calcext:value-type="float">
            <text:p>91,785517228</text:p>
          </table:table-cell>
          <table:table-cell table:formula="of:=([.D114]-[.E114])^2" office:value-type="float" office:value="8683.54096281709" calcext:value-type="float">
            <text:p>8683,540962817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00263959" calcext:value-type="float">
            <text:p>0,000263959</text:p>
          </table:table-cell>
          <table:table-cell office:value-type="float" office:value="0.056439" calcext:value-type="float">
            <text:p>0,056439</text:p>
          </table:table-cell>
          <table:table-cell table:formula="of:=([.B115]*[.$B$298])-([.B115]*[.$B$297])+[.$B$297]" office:value-type="float" office:value="-2.46000119314" calcext:value-type="float">
            <text:p>-2,4600011931</text:p>
          </table:table-cell>
          <table:table-cell table:formula="of:=([.C115]*[.$B$298])-([.C115]*[.$B$297])+[.$B$297]" office:value-type="float" office:value="227.38242606" calcext:value-type="float">
            <text:p>227,38242606</text:p>
          </table:table-cell>
          <table:table-cell table:formula="of:=([.D115]-[.E115])^2" office:value-type="float" office:value="52827.5413656149" calcext:value-type="float">
            <text:p>52827,54136561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00376386" calcext:value-type="float">
            <text:p>0,000376386</text:p>
          </table:table-cell>
          <table:table-cell office:value-type="float" office:value="0.0277884" calcext:value-type="float">
            <text:p>0,0277884</text:p>
          </table:table-cell>
          <table:table-cell table:formula="of:=([.B116]*[.$B$298])-([.B116]*[.$B$297])+[.$B$297]" office:value-type="float" office:value="-2.00000162556" calcext:value-type="float">
            <text:p>-2,0000016256</text:p>
          </table:table-cell>
          <table:table-cell table:formula="of:=([.C116]*[.$B$298])-([.C116]*[.$B$297])+[.$B$297]" office:value-type="float" office:value="110.157350136" calcext:value-type="float">
            <text:p>110,157350136</text:p>
          </table:table-cell>
          <table:table-cell table:formula="of:=([.D116]-[.E116])^2" office:value-type="float" office:value="12579.2715541663" calcext:value-type="float">
            <text:p>12579,271554166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0.051244" calcext:value-type="float">
            <text:p>0,051244</text:p>
          </table:table-cell>
          <table:table-cell table:formula="of:=([.B117]*[.$B$298])-([.B117]*[.$B$297])+[.$B$297]" office:value-type="float" office:value="-3.54" calcext:value-type="float">
            <text:p>-3,54</text:p>
          </table:table-cell>
          <table:table-cell table:formula="of:=([.C117]*[.$B$298])-([.C117]*[.$B$297])+[.$B$297]" office:value-type="float" office:value="206.12687576" calcext:value-type="float">
            <text:p>206,12687576</text:p>
          </table:table-cell>
          <table:table-cell table:formula="of:=([.D117]-[.E117])^2" office:value-type="float" office:value="43960.1987909593" calcext:value-type="float">
            <text:p>43960,198790959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00334837" calcext:value-type="float">
            <text:p>0,000334837</text:p>
          </table:table-cell>
          <table:table-cell office:value-type="float" office:value="0.0604834" calcext:value-type="float">
            <text:p>0,0604834</text:p>
          </table:table-cell>
          <table:table-cell table:formula="of:=([.B118]*[.$B$298])-([.B118]*[.$B$297])+[.$B$297]" office:value-type="float" office:value="-2.17000102102" calcext:value-type="float">
            <text:p>-2,170001021</text:p>
          </table:table-cell>
          <table:table-cell table:formula="of:=([.C118]*[.$B$298])-([.C118]*[.$B$297])+[.$B$297]" office:value-type="float" office:value="243.930250436" calcext:value-type="float">
            <text:p>243,930250436</text:p>
          </table:table-cell>
          <table:table-cell table:formula="of:=([.D118]-[.E118])^2" office:value-type="float" office:value="60565.3337672085" calcext:value-type="float">
            <text:p>60565,333767208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00457041" calcext:value-type="float">
            <text:p>0,000457041</text:p>
          </table:table-cell>
          <table:table-cell office:value-type="float" office:value="0.0611209" calcext:value-type="float">
            <text:p>0,0611209</text:p>
          </table:table-cell>
          <table:table-cell table:formula="of:=([.B119]*[.$B$298])-([.B119]*[.$B$297])+[.$B$297]" office:value-type="float" office:value="-1.66999846686" calcext:value-type="float">
            <text:p>-1,6699984669</text:p>
          </table:table-cell>
          <table:table-cell table:formula="of:=([.C119]*[.$B$298])-([.C119]*[.$B$297])+[.$B$297]" office:value-type="float" office:value="246.538607186" calcext:value-type="float">
            <text:p>246,538607186</text:p>
          </table:table-cell>
          <table:table-cell table:formula="of:=([.D119]-[.E119])^2" office:value-type="float" office:value="61607.511920137" calcext:value-type="float">
            <text:p>61607,51192013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00237074" calcext:value-type="float">
            <text:p>0,000237074</text:p>
          </table:table-cell>
          <table:table-cell office:value-type="float" office:value="0.0613357" calcext:value-type="float">
            <text:p>0,0613357</text:p>
          </table:table-cell>
          <table:table-cell table:formula="of:=([.B120]*[.$B$298])-([.B120]*[.$B$297])+[.$B$297]" office:value-type="float" office:value="-2.57000224604" calcext:value-type="float">
            <text:p>-2,570002246</text:p>
          </table:table-cell>
          <table:table-cell table:formula="of:=([.C120]*[.$B$298])-([.C120]*[.$B$297])+[.$B$297]" office:value-type="float" office:value="247.417469978" calcext:value-type="float">
            <text:p>247,417469978</text:p>
          </table:table-cell>
          <table:table-cell table:formula="of:=([.D120]-[.E120])^2" office:value-type="float" office:value="62493.7362689652" calcext:value-type="float">
            <text:p>62493,736268965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0.0607777" calcext:value-type="float">
            <text:p>0,0607777</text:p>
          </table:table-cell>
          <table:table-cell table:formula="of:=([.B121]*[.$B$298])-([.B121]*[.$B$297])+[.$B$297]" office:value-type="float" office:value="-3.54" calcext:value-type="float">
            <text:p>-3,54</text:p>
          </table:table-cell>
          <table:table-cell table:formula="of:=([.C121]*[.$B$298])-([.C121]*[.$B$297])+[.$B$297]" office:value-type="float" office:value="245.134390658" calcext:value-type="float">
            <text:p>245,134390658</text:p>
          </table:table-cell>
          <table:table-cell table:formula="of:=([.D121]-[.E121])^2" office:value-type="float" office:value="61838.9525691276" calcext:value-type="float">
            <text:p>61838,952569127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0.0605763" calcext:value-type="float">
            <text:p>0,0605763</text:p>
          </table:table-cell>
          <table:table-cell table:formula="of:=([.B122]*[.$B$298])-([.B122]*[.$B$297])+[.$B$297]" office:value-type="float" office:value="-3.54" calcext:value-type="float">
            <text:p>-3,54</text:p>
          </table:table-cell>
          <table:table-cell table:formula="of:=([.C122]*[.$B$298])-([.C122]*[.$B$297])+[.$B$297]" office:value-type="float" office:value="244.310354502" calcext:value-type="float">
            <text:p>244,310354502</text:p>
          </table:table-cell>
          <table:table-cell table:formula="of:=([.D122]-[.E122])^2" office:value-type="float" office:value="61429.7982267671" calcext:value-type="float">
            <text:p>61429,798226767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000219966" calcext:value-type="float">
            <text:p>2,19966E-05</text:p>
          </table:table-cell>
          <table:table-cell office:value-type="float" office:value="0.0606029" calcext:value-type="float">
            <text:p>0,0606029</text:p>
          </table:table-cell>
          <table:table-cell table:formula="of:=([.B123]*[.$B$298])-([.B123]*[.$B$297])+[.$B$297]" office:value-type="float" office:value="-3.450000031236" calcext:value-type="float">
            <text:p>-3,4500000312</text:p>
          </table:table-cell>
          <table:table-cell table:formula="of:=([.C123]*[.$B$298])-([.C123]*[.$B$297])+[.$B$297]" office:value-type="float" office:value="244.419189466" calcext:value-type="float">
            <text:p>244,419189466</text:p>
          </table:table-cell>
          <table:table-cell table:formula="of:=([.D123]-[.E123])^2" office:value-type="float" office:value="61439.1351020167" calcext:value-type="float">
            <text:p>61439,135102016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0544049" calcext:value-type="float">
            <text:p>0,00544049</text:p>
          </table:table-cell>
          <table:table-cell office:value-type="float" office:value="0.0605761" calcext:value-type="float">
            <text:p>0,0605761</text:p>
          </table:table-cell>
          <table:table-cell table:formula="of:=([.B124]*[.$B$298])-([.B124]*[.$B$297])+[.$B$297]" office:value-type="float" office:value="18.7199824546" calcext:value-type="float">
            <text:p>18,7199824546</text:p>
          </table:table-cell>
          <table:table-cell table:formula="of:=([.C124]*[.$B$298])-([.C124]*[.$B$297])+[.$B$297]" office:value-type="float" office:value="244.309536194" calcext:value-type="float">
            <text:p>244,309536194</text:p>
          </table:table-cell>
          <table:table-cell table:formula="of:=([.D124]-[.E124])^2" office:value-type="float" office:value="50890.6467563416" calcext:value-type="float">
            <text:p>50890,646756341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385038" calcext:value-type="float">
            <text:p>0,0385038</text:p>
          </table:table-cell>
          <table:table-cell office:value-type="float" office:value="0.0704362" calcext:value-type="float">
            <text:p>0,0704362</text:p>
          </table:table-cell>
          <table:table-cell table:formula="of:=([.B125]*[.$B$298])-([.B125]*[.$B$297])+[.$B$297]" office:value-type="float" office:value="153.999837852" calcext:value-type="float">
            <text:p>153,999837852</text:p>
          </table:table-cell>
          <table:table-cell table:formula="of:=([.C125]*[.$B$298])-([.C125]*[.$B$297])+[.$B$297]" office:value-type="float" office:value="284.652529748" calcext:value-type="float">
            <text:p>284,652529748</text:p>
          </table:table-cell>
          <table:table-cell table:formula="of:=([.D125]-[.E125])^2" office:value-type="float" office:value="17070.1258996711" calcext:value-type="float">
            <text:p>17070,125899671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72157" calcext:value-type="float">
            <text:p>0,272157</text:p>
          </table:table-cell>
          <table:table-cell office:value-type="float" office:value="0.128165" calcext:value-type="float">
            <text:p>0,128165</text:p>
          </table:table-cell>
          <table:table-cell table:formula="of:=([.B126]*[.$B$298])-([.B126]*[.$B$297])+[.$B$297]" office:value-type="float" office:value="1110.00125178" calcext:value-type="float">
            <text:p>1110,00125178</text:p>
          </table:table-cell>
          <table:table-cell table:formula="of:=([.C126]*[.$B$298])-([.C126]*[.$B$297])+[.$B$297]" office:value-type="float" office:value="520.8522241" calcext:value-type="float">
            <text:p>520,8522241</text:p>
          </table:table-cell>
          <table:table-cell table:formula="of:=([.D126]-[.E126])^2" office:value-type="float" office:value="347096.576816289" calcext:value-type="float">
            <text:p>347096,57681628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540271" calcext:value-type="float">
            <text:p>0,540271</text:p>
          </table:table-cell>
          <table:table-cell office:value-type="float" office:value="0.413445" calcext:value-type="float">
            <text:p>0,413445</text:p>
          </table:table-cell>
          <table:table-cell table:formula="of:=([.B127]*[.$B$298])-([.B127]*[.$B$297])+[.$B$297]" office:value-type="float" office:value="2207.00040734" calcext:value-type="float">
            <text:p>2207,00040734</text:p>
          </table:table-cell>
          <table:table-cell table:formula="of:=([.C127]*[.$B$298])-([.C127]*[.$B$297])+[.$B$297]" office:value-type="float" office:value="1688.0867553" calcext:value-type="float">
            <text:p>1688,0867553</text:p>
          </table:table-cell>
          <table:table-cell table:formula="of:=([.D127]-[.E127])^2" office:value-type="float" office:value="269271.37827349" calcext:value-type="float">
            <text:p>269271,3782734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73824" calcext:value-type="float">
            <text:p>0,73824</text:p>
          </table:table-cell>
          <table:table-cell office:value-type="float" office:value="0.491729" calcext:value-type="float">
            <text:p>0,491729</text:p>
          </table:table-cell>
          <table:table-cell table:formula="of:=([.B128]*[.$B$298])-([.B128]*[.$B$297])+[.$B$297]" office:value-type="float" office:value="3016.9984896" calcext:value-type="float">
            <text:p>3016,9984896</text:p>
          </table:table-cell>
          <table:table-cell table:formula="of:=([.C128]*[.$B$298])-([.C128]*[.$B$297])+[.$B$297]" office:value-type="float" office:value="2008.38887266" calcext:value-type="float">
            <text:p>2008,38887266</text:p>
          </table:table-cell>
          <table:table-cell table:formula="of:=([.D128]-[.E128])^2" office:value-type="float" office:value="1017293.35938385" calcext:value-type="float">
            <text:p>1017293,3593838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62192" calcext:value-type="float">
            <text:p>0,762192</text:p>
          </table:table-cell>
          <table:table-cell office:value-type="float" office:value="0.685655" calcext:value-type="float">
            <text:p>0,685655</text:p>
          </table:table-cell>
          <table:table-cell table:formula="of:=([.B129]*[.$B$298])-([.B129]*[.$B$297])+[.$B$297]" office:value-type="float" office:value="3114.99905568" calcext:value-type="float">
            <text:p>3114,99905568</text:p>
          </table:table-cell>
          <table:table-cell table:formula="of:=([.C129]*[.$B$298])-([.C129]*[.$B$297])+[.$B$297]" office:value-type="float" office:value="2801.8448587" calcext:value-type="float">
            <text:p>2801,8448587</text:p>
          </table:table-cell>
          <table:table-cell table:formula="of:=([.D129]-[.E129])^2" office:value-type="float" office:value="98065.5510861884" calcext:value-type="float">
            <text:p>98065,551086188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842358" calcext:value-type="float">
            <text:p>0,842358</text:p>
          </table:table-cell>
          <table:table-cell office:value-type="float" office:value="0.675987" calcext:value-type="float">
            <text:p>0,675987</text:p>
          </table:table-cell>
          <table:table-cell table:formula="of:=([.B130]*[.$B$298])-([.B130]*[.$B$297])+[.$B$297]" office:value-type="float" office:value="3443.00145132" calcext:value-type="float">
            <text:p>3443,00145132</text:p>
          </table:table-cell>
          <table:table-cell table:formula="of:=([.C130]*[.$B$298])-([.C130]*[.$B$297])+[.$B$297]" office:value-type="float" office:value="2762.28784998" calcext:value-type="float">
            <text:p>2762,28784998</text:p>
          </table:table-cell>
          <table:table-cell table:formula="of:=([.D130]-[.E130])^2" office:value-type="float" office:value="463371.007049272" calcext:value-type="float">
            <text:p>463371,00704927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866798" calcext:value-type="float">
            <text:p>0,866798</text:p>
          </table:table-cell>
          <table:table-cell office:value-type="float" office:value="0.73157" calcext:value-type="float">
            <text:p>0,73157</text:p>
          </table:table-cell>
          <table:table-cell table:formula="of:=([.B131]*[.$B$298])-([.B131]*[.$B$297])+[.$B$297]" office:value-type="float" office:value="3542.99868892" calcext:value-type="float">
            <text:p>3542,99868892</text:p>
          </table:table-cell>
          <table:table-cell table:formula="of:=([.C131]*[.$B$298])-([.C131]*[.$B$297])+[.$B$297]" office:value-type="float" office:value="2989.7079178" calcext:value-type="float">
            <text:p>2989,7079178</text:p>
          </table:table-cell>
          <table:table-cell table:formula="of:=([.D131]-[.E131])^2" office:value-type="float" office:value="306130.677406564" calcext:value-type="float">
            <text:p>306130,67740656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845291" calcext:value-type="float">
            <text:p>0,845291</text:p>
          </table:table-cell>
          <table:table-cell office:value-type="float" office:value="0.710777" calcext:value-type="float">
            <text:p>0,710777</text:p>
          </table:table-cell>
          <table:table-cell table:formula="of:=([.B132]*[.$B$298])-([.B132]*[.$B$297])+[.$B$297]" office:value-type="float" office:value="3455.00193814" calcext:value-type="float">
            <text:p>3455,00193814</text:p>
          </table:table-cell>
          <table:table-cell table:formula="of:=([.C132]*[.$B$298])-([.C132]*[.$B$297])+[.$B$297]" office:value-type="float" office:value="2904.63252658" calcext:value-type="float">
            <text:p>2904,63252658</text:p>
          </table:table-cell>
          <table:table-cell table:formula="of:=([.D132]-[.E132])^2" office:value-type="float" office:value="302906.489180901" calcext:value-type="float">
            <text:p>302906,48918090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701335" calcext:value-type="float">
            <text:p>0,701335</text:p>
          </table:table-cell>
          <table:table-cell office:value-type="float" office:value="0.706448" calcext:value-type="float">
            <text:p>0,706448</text:p>
          </table:table-cell>
          <table:table-cell table:formula="of:=([.B133]*[.$B$298])-([.B133]*[.$B$297])+[.$B$297]" office:value-type="float" office:value="2866.0002059" calcext:value-type="float">
            <text:p>2866,0002059</text:p>
          </table:table-cell>
          <table:table-cell table:formula="of:=([.C133]*[.$B$298])-([.C133]*[.$B$297])+[.$B$297]" office:value-type="float" office:value="2886.92024992" calcext:value-type="float">
            <text:p>2886,92024992</text:p>
          </table:table-cell>
          <table:table-cell table:formula="of:=([.D133]-[.E133])^2" office:value-type="float" office:value="437.648241798727" calcext:value-type="float">
            <text:p>437,648241798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502632" calcext:value-type="float">
            <text:p>0,502632</text:p>
          </table:table-cell>
          <table:table-cell office:value-type="float" office:value="0.508408" calcext:value-type="float">
            <text:p>0,508408</text:p>
          </table:table-cell>
          <table:table-cell table:formula="of:=([.B134]*[.$B$298])-([.B134]*[.$B$297])+[.$B$297]" office:value-type="float" office:value="2052.99893328" calcext:value-type="float">
            <text:p>2052,99893328</text:p>
          </table:table-cell>
          <table:table-cell table:formula="of:=([.C134]*[.$B$298])-([.C134]*[.$B$297])+[.$B$297]" office:value-type="float" office:value="2076.63166832" calcext:value-type="float">
            <text:p>2076,63166832</text:p>
          </table:table-cell>
          <table:table-cell table:formula="of:=([.D134]-[.E134])^2" office:value-type="float" office:value="558.506165470852" calcext:value-type="float">
            <text:p>558,506165470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234396" calcext:value-type="float">
            <text:p>0,234396</text:p>
          </table:table-cell>
          <table:table-cell office:value-type="float" office:value="0.268517" calcext:value-type="float">
            <text:p>0,268517</text:p>
          </table:table-cell>
          <table:table-cell table:formula="of:=([.B135]*[.$B$298])-([.B135]*[.$B$297])+[.$B$297]" office:value-type="float" office:value="955.50060984" calcext:value-type="float">
            <text:p>955,50060984</text:p>
          </table:table-cell>
          <table:table-cell table:formula="of:=([.C135]*[.$B$298])-([.C135]*[.$B$297])+[.$B$297]" office:value-type="float" office:value="1095.10804618" calcext:value-type="float">
            <text:p>1095,10804618</text:p>
          </table:table-cell>
          <table:table-cell table:formula="of:=([.D135]-[.E135])^2" office:value-type="float" office:value="19490.2362814272" calcext:value-type="float">
            <text:p>19490,236281427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262835" calcext:value-type="float">
            <text:p>0,0262835</text:p>
          </table:table-cell>
          <table:table-cell office:value-type="float" office:value="0.0150599" calcext:value-type="float">
            <text:p>0,0150599</text:p>
          </table:table-cell>
          <table:table-cell table:formula="of:=([.B136]*[.$B$298])-([.B136]*[.$B$297])+[.$B$297]" office:value-type="float" office:value="103.99999159" calcext:value-type="float">
            <text:p>103,99999159</text:p>
          </table:table-cell>
          <table:table-cell table:formula="of:=([.C136]*[.$B$298])-([.C136]*[.$B$297])+[.$B$297]" office:value-type="float" office:value="58.078183246" calcext:value-type="float">
            <text:p>58,078183246</text:p>
          </table:table-cell>
          <table:table-cell table:formula="of:=([.D136]-[.E136])^2" office:value-type="float" office:value="2108.81248158307" calcext:value-type="float">
            <text:p>2108,812481583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291709" calcext:value-type="float">
            <text:p>0,291709</text:p>
          </table:table-cell>
          <table:table-cell office:value-type="float" office:value="0.105079" calcext:value-type="float">
            <text:p>0,105079</text:p>
          </table:table-cell>
          <table:table-cell table:formula="of:=([.B137]*[.$B$298])-([.B137]*[.$B$297])+[.$B$297]" office:value-type="float" office:value="1189.99904186" calcext:value-type="float">
            <text:p>1189,99904186</text:p>
          </table:table-cell>
          <table:table-cell table:formula="of:=([.C137]*[.$B$298])-([.C137]*[.$B$297])+[.$B$297]" office:value-type="float" office:value="426.39493166" calcext:value-type="float">
            <text:p>426,39493166</text:p>
          </table:table-cell>
          <table:table-cell table:formula="of:=([.D137]-[.E137])^2" office:value-type="float" office:value="583091.237114334" calcext:value-type="float">
            <text:p>583091,23711433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0.153864" calcext:value-type="float">
            <text:p>0,153864</text:p>
          </table:table-cell>
          <table:table-cell table:formula="of:=([.B138]*[.$B$298])-([.B138]*[.$B$297])+[.$B$297]" office:value-type="float" office:value="-3.54" calcext:value-type="float">
            <text:p>-3,54</text:p>
          </table:table-cell>
          <table:table-cell table:formula="of:=([.C138]*[.$B$298])-([.C138]*[.$B$297])+[.$B$297]" office:value-type="float" office:value="626.00071056" calcext:value-type="float">
            <text:p>626,00071056</text:p>
          </table:table-cell>
          <table:table-cell table:formula="of:=([.D138]-[.E138])^2" office:value-type="float" office:value="396321.50625239" calcext:value-type="float">
            <text:p>396321,5062523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-0.0466865" calcext:value-type="float">
            <text:p>-0,0466865</text:p>
          </table:table-cell>
          <table:table-cell table:formula="of:=([.B139]*[.$B$298])-([.B139]*[.$B$297])+[.$B$297]" office:value-type="float" office:value="-3.54" calcext:value-type="float">
            <text:p>-3,54</text:p>
          </table:table-cell>
          <table:table-cell table:formula="of:=([.C139]*[.$B$298])-([.C139]*[.$B$297])+[.$B$297]" office:value-type="float" office:value="-194.55968221" calcext:value-type="float">
            <text:p>-194,55968221</text:p>
          </table:table-cell>
          <table:table-cell table:formula="of:=([.D139]-[.E139])^2" office:value-type="float" office:value="36488.5189916094" calcext:value-type="float">
            <text:p>36488,518991609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512164" calcext:value-type="float">
            <text:p>0,512164</text:p>
          </table:table-cell>
          <table:table-cell office:value-type="float" office:value="0.0548282" calcext:value-type="float">
            <text:p>0,0548282</text:p>
          </table:table-cell>
          <table:table-cell table:formula="of:=([.B140]*[.$B$298])-([.B140]*[.$B$297])+[.$B$297]" office:value-type="float" office:value="2091.99949256" calcext:value-type="float">
            <text:p>2091,99949256</text:p>
          </table:table-cell>
          <table:table-cell table:formula="of:=([.C140]*[.$B$298])-([.C140]*[.$B$297])+[.$B$297]" office:value-type="float" office:value="220.791773428" calcext:value-type="float">
            <text:p>220,791773428</text:p>
          </table:table-cell>
          <table:table-cell table:formula="of:=([.D140]-[.E140])^2" office:value-type="float" office:value="3501418.32813918" calcext:value-type="float">
            <text:p>3501418,3281391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0.372704" calcext:value-type="float">
            <text:p>0,372704</text:p>
          </table:table-cell>
          <table:table-cell table:formula="of:=([.B141]*[.$B$298])-([.B141]*[.$B$297])+[.$B$297]" office:value-type="float" office:value="-3.54" calcext:value-type="float">
            <text:p>-3,54</text:p>
          </table:table-cell>
          <table:table-cell table:formula="of:=([.C141]*[.$B$298])-([.C141]*[.$B$297])+[.$B$297]" office:value-type="float" office:value="1521.39332416" calcext:value-type="float">
            <text:p>1521,39332416</text:p>
          </table:table-cell>
          <table:table-cell table:formula="of:=([.D141]-[.E141])^2" office:value-type="float" office:value="2325421.64313367" calcext:value-type="float">
            <text:p>2325421,6431336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-0.0198972" calcext:value-type="float">
            <text:p>-0,0198972</text:p>
          </table:table-cell>
          <table:table-cell table:formula="of:=([.B142]*[.$B$298])-([.B142]*[.$B$297])+[.$B$297]" office:value-type="float" office:value="-3.54" calcext:value-type="float">
            <text:p>-3,54</text:p>
          </table:table-cell>
          <table:table-cell table:formula="of:=([.C142]*[.$B$298])-([.C142]*[.$B$297])+[.$B$297]" office:value-type="float" office:value="-84.950189688" calcext:value-type="float">
            <text:p>-84,950189688</text:p>
          </table:table-cell>
          <table:table-cell table:formula="of:=([.D142]-[.E142])^2" office:value-type="float" office:value="6627.61898503614" calcext:value-type="float">
            <text:p>6627,618985036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0000244407" calcext:value-type="float">
            <text:p>2,44407E-06</text:p>
          </table:table-cell>
          <table:table-cell office:value-type="float" office:value="0.134757" calcext:value-type="float">
            <text:p>0,134757</text:p>
          </table:table-cell>
          <table:table-cell table:formula="of:=([.B143]*[.$B$298])-([.B143]*[.$B$297])+[.$B$297]" office:value-type="float" office:value="-3.5299999898322" calcext:value-type="float">
            <text:p>-3,5299999898</text:p>
          </table:table-cell>
          <table:table-cell table:formula="of:=([.C143]*[.$B$298])-([.C143]*[.$B$297])+[.$B$297]" office:value-type="float" office:value="547.82365578" calcext:value-type="float">
            <text:p>547,82365578</text:p>
          </table:table-cell>
          <table:table-cell table:formula="of:=([.D143]-[.E143])^2" office:value-type="float" office:value="303990.853730759" calcext:value-type="float">
            <text:p>303990,85373075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903704" calcext:value-type="float">
            <text:p>0,903704</text:p>
          </table:table-cell>
          <table:table-cell office:value-type="float" office:value="0.263554" calcext:value-type="float">
            <text:p>0,263554</text:p>
          </table:table-cell>
          <table:table-cell table:formula="of:=([.B144]*[.$B$298])-([.B144]*[.$B$297])+[.$B$297]" office:value-type="float" office:value="3694.00106416" calcext:value-type="float">
            <text:p>3694,00106416</text:p>
          </table:table-cell>
          <table:table-cell table:formula="of:=([.C144]*[.$B$298])-([.C144]*[.$B$297])+[.$B$297]" office:value-type="float" office:value="1074.80173316" calcext:value-type="float">
            <text:p>1074,80173316</text:p>
          </table:table-cell>
          <table:table-cell table:formula="of:=([.D144]-[.E144])^2" office:value-type="float" office:value="6860205.13551085" calcext:value-type="float">
            <text:p>6860205,1355108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0.30837" calcext:value-type="float">
            <text:p>0,30837</text:p>
          </table:table-cell>
          <table:table-cell table:formula="of:=([.B145]*[.$B$298])-([.B145]*[.$B$297])+[.$B$297]" office:value-type="float" office:value="-3.54" calcext:value-type="float">
            <text:p>-3,54</text:p>
          </table:table-cell>
          <table:table-cell table:formula="of:=([.C145]*[.$B$298])-([.C145]*[.$B$297])+[.$B$297]" office:value-type="float" office:value="1258.1681898" calcext:value-type="float">
            <text:p>1258,1681898</text:p>
          </table:table-cell>
          <table:table-cell table:formula="of:=([.D145]-[.E145])^2" office:value-type="float" office:value="1591907.55620839" calcext:value-type="float">
            <text:p>1591907,5562083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560801" calcext:value-type="float">
            <text:p>0,560801</text:p>
          </table:table-cell>
          <table:table-cell office:value-type="float" office:value="0.21778" calcext:value-type="float">
            <text:p>0,21778</text:p>
          </table:table-cell>
          <table:table-cell table:formula="of:=([.B146]*[.$B$298])-([.B146]*[.$B$297])+[.$B$297]" office:value-type="float" office:value="2290.99972354" calcext:value-type="float">
            <text:p>2290,99972354</text:p>
          </table:table-cell>
          <table:table-cell table:formula="of:=([.C146]*[.$B$298])-([.C146]*[.$B$297])+[.$B$297]" office:value-type="float" office:value="887.5155812" calcext:value-type="float">
            <text:p>887,5155812</text:p>
          </table:table-cell>
          <table:table-cell table:formula="of:=([.D146]-[.E146])^2" office:value-type="float" office:value="1969767.73779984" calcext:value-type="float">
            <text:p>1969767,7377998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0000244407" calcext:value-type="float">
            <text:p>2,44407E-06</text:p>
          </table:table-cell>
          <table:table-cell office:value-type="float" office:value="0.654141" calcext:value-type="float">
            <text:p>0,654141</text:p>
          </table:table-cell>
          <table:table-cell table:formula="of:=([.B147]*[.$B$298])-([.B147]*[.$B$297])+[.$B$297]" office:value-type="float" office:value="-3.5299999898322" calcext:value-type="float">
            <text:p>-3,5299999898</text:p>
          </table:table-cell>
          <table:table-cell table:formula="of:=([.C147]*[.$B$298])-([.C147]*[.$B$297])+[.$B$297]" office:value-type="float" office:value="2672.90406714" calcext:value-type="float">
            <text:p>2672,90406714</text:p>
          </table:table-cell>
          <table:table-cell table:formula="of:=([.D147]-[.E147])^2" office:value-type="float" office:value="7163299.31569314" calcext:value-type="float">
            <text:p>7163299,3156931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0.338095" calcext:value-type="float">
            <text:p>0,338095</text:p>
          </table:table-cell>
          <table:table-cell table:formula="of:=([.B148]*[.$B$298])-([.B148]*[.$B$297])+[.$B$297]" office:value-type="float" office:value="-3.54" calcext:value-type="float">
            <text:p>-3,54</text:p>
          </table:table-cell>
          <table:table-cell table:formula="of:=([.C148]*[.$B$298])-([.C148]*[.$B$297])+[.$B$297]" office:value-type="float" office:value="1379.7892163" calcext:value-type="float">
            <text:p>1379,7892163</text:p>
          </table:table-cell>
          <table:table-cell table:formula="of:=([.D148]-[.E148])^2" office:value-type="float" office:value="1913599.72066917" calcext:value-type="float">
            <text:p>1913599,7206691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870953" calcext:value-type="float">
            <text:p>0,870953</text:p>
          </table:table-cell>
          <table:table-cell office:value-type="float" office:value="-0.0172682" calcext:value-type="float">
            <text:p>-0,0172682</text:p>
          </table:table-cell>
          <table:table-cell table:formula="of:=([.B149]*[.$B$298])-([.B149]*[.$B$297])+[.$B$297]" office:value-type="float" office:value="3559.99903762" calcext:value-type="float">
            <text:p>3559,99903762</text:p>
          </table:table-cell>
          <table:table-cell table:formula="of:=([.C149]*[.$B$298])-([.C149]*[.$B$297])+[.$B$297]" office:value-type="float" office:value="-74.193531028" calcext:value-type="float">
            <text:p>-74,193531028</text:p>
          </table:table-cell>
          <table:table-cell table:formula="of:=([.D149]-[.E149])^2" office:value-type="float" office:value="13207355.6260163" calcext:value-type="float">
            <text:p>13207355,626016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000830983" calcext:value-type="float">
            <text:p>8,30983E-05</text:p>
          </table:table-cell>
          <table:table-cell office:value-type="float" office:value="0.4511" calcext:value-type="float">
            <text:p>0,4511</text:p>
          </table:table-cell>
          <table:table-cell table:formula="of:=([.B150]*[.$B$298])-([.B150]*[.$B$297])+[.$B$297]" office:value-type="float" office:value="-3.199999981618" calcext:value-type="float">
            <text:p>-3,1999999816</text:p>
          </table:table-cell>
          <table:table-cell table:formula="of:=([.C150]*[.$B$298])-([.C150]*[.$B$297])+[.$B$297]" office:value-type="float" office:value="1842.153694" calcext:value-type="float">
            <text:p>1842,153694</text:p>
          </table:table-cell>
          <table:table-cell table:formula="of:=([.D150]-[.E150])^2" office:value-type="float" office:value="3405330.2558916" calcext:value-type="float">
            <text:p>3405330,25589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821827" calcext:value-type="float">
            <text:p>0,821827</text:p>
          </table:table-cell>
          <table:table-cell office:value-type="float" office:value="0.0652829" calcext:value-type="float">
            <text:p>0,0652829</text:p>
          </table:table-cell>
          <table:table-cell table:formula="of:=([.B151]*[.$B$298])-([.B151]*[.$B$297])+[.$B$297]" office:value-type="float" office:value="3358.99804358" calcext:value-type="float">
            <text:p>3358,99804358</text:p>
          </table:table-cell>
          <table:table-cell table:formula="of:=([.C151]*[.$B$298])-([.C151]*[.$B$297])+[.$B$297]" office:value-type="float" office:value="263.567596666" calcext:value-type="float">
            <text:p>263,567596666</text:p>
          </table:table-cell>
          <table:table-cell table:formula="of:=([.D151]-[.E151])^2" office:value-type="float" office:value="9581689.6516822" calcext:value-type="float">
            <text:p>9581689,651682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111449" calcext:value-type="float">
            <text:p>0,0111449</text:p>
          </table:table-cell>
          <table:table-cell office:value-type="float" office:value="0.679364" calcext:value-type="float">
            <text:p>0,679364</text:p>
          </table:table-cell>
          <table:table-cell table:formula="of:=([.B152]*[.$B$298])-([.B152]*[.$B$297])+[.$B$297]" office:value-type="float" office:value="42.059804146" calcext:value-type="float">
            <text:p>42,059804146</text:p>
          </table:table-cell>
          <table:table-cell table:formula="of:=([.C152]*[.$B$298])-([.C152]*[.$B$297])+[.$B$297]" office:value-type="float" office:value="2776.10498056" calcext:value-type="float">
            <text:p>2776,10498056</text:p>
          </table:table-cell>
          <table:table-cell table:formula="of:=([.D152]-[.E152])^2" office:value-type="float" office:value="7475003.02667266" calcext:value-type="float">
            <text:p>7475003,0266726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910792" calcext:value-type="float">
            <text:p>0,910792</text:p>
          </table:table-cell>
          <table:table-cell office:value-type="float" office:value="0.4107" calcext:value-type="float">
            <text:p>0,4107</text:p>
          </table:table-cell>
          <table:table-cell table:formula="of:=([.B153]*[.$B$298])-([.B153]*[.$B$297])+[.$B$297]" office:value-type="float" office:value="3723.00189968" calcext:value-type="float">
            <text:p>3723,00189968</text:p>
          </table:table-cell>
          <table:table-cell table:formula="of:=([.C153]*[.$B$298])-([.C153]*[.$B$297])+[.$B$297]" office:value-type="float" office:value="1676.855478" calcext:value-type="float">
            <text:p>1676,855478</text:p>
          </table:table-cell>
          <table:table-cell table:formula="of:=([.D153]-[.E153])^2" office:value-type="float" office:value="4186715.17895387" calcext:value-type="float">
            <text:p>4186715,1789538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607449" calcext:value-type="float">
            <text:p>0,0607449</text:p>
          </table:table-cell>
          <table:table-cell office:value-type="float" office:value="0.202164" calcext:value-type="float">
            <text:p>0,202164</text:p>
          </table:table-cell>
          <table:table-cell table:formula="of:=([.B154]*[.$B$298])-([.B154]*[.$B$297])+[.$B$297]" office:value-type="float" office:value="245.000188146" calcext:value-type="float">
            <text:p>245,000188146</text:p>
          </table:table-cell>
          <table:table-cell table:formula="of:=([.C154]*[.$B$298])-([.C154]*[.$B$297])+[.$B$297]" office:value-type="float" office:value="823.62209256" calcext:value-type="float">
            <text:p>823,62209256</text:p>
          </table:table-cell>
          <table:table-cell table:formula="of:=([.D154]-[.E154])^2" office:value-type="float" office:value="334803.308267684" calcext:value-type="float">
            <text:p>334803,30826768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00422824" calcext:value-type="float">
            <text:p>0,000422824</text:p>
          </table:table-cell>
          <table:table-cell office:value-type="float" office:value="0.406181" calcext:value-type="float">
            <text:p>0,406181</text:p>
          </table:table-cell>
          <table:table-cell table:formula="of:=([.B155]*[.$B$298])-([.B155]*[.$B$297])+[.$B$297]" office:value-type="float" office:value="-1.80999869104" calcext:value-type="float">
            <text:p>-1,809998691</text:p>
          </table:table-cell>
          <table:table-cell table:formula="of:=([.C155]*[.$B$298])-([.C155]*[.$B$297])+[.$B$297]" office:value-type="float" office:value="1658.36580874" calcext:value-type="float">
            <text:p>1658,36580874</text:p>
          </table:table-cell>
          <table:table-cell table:formula="of:=([.D155]-[.E155])^2" office:value-type="float" office:value="2756183.71157931" calcext:value-type="float">
            <text:p>2756183,7115793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-0.184798" calcext:value-type="float">
            <text:p>-0,184798</text:p>
          </table:table-cell>
          <table:table-cell table:formula="of:=([.B156]*[.$B$298])-([.B156]*[.$B$297])+[.$B$297]" office:value-type="float" office:value="-3.54" calcext:value-type="float">
            <text:p>-3,54</text:p>
          </table:table-cell>
          <table:table-cell table:formula="of:=([.C156]*[.$B$298])-([.C156]*[.$B$297])+[.$B$297]" office:value-type="float" office:value="-759.64840892" calcext:value-type="float">
            <text:p>-759,64840892</text:p>
          </table:table-cell>
          <table:table-cell table:formula="of:=([.D156]-[.E156])^2" office:value-type="float" office:value="571699.926039534" calcext:value-type="float">
            <text:p>571699,92603953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691314" calcext:value-type="float">
            <text:p>0,691314</text:p>
          </table:table-cell>
          <table:table-cell office:value-type="float" office:value="0.289611" calcext:value-type="float">
            <text:p>0,289611</text:p>
          </table:table-cell>
          <table:table-cell table:formula="of:=([.B157]*[.$B$298])-([.B157]*[.$B$297])+[.$B$297]" office:value-type="float" office:value="2824.99888356" calcext:value-type="float">
            <text:p>2824,99888356</text:p>
          </table:table-cell>
          <table:table-cell table:formula="of:=([.C157]*[.$B$298])-([.C157]*[.$B$297])+[.$B$297]" office:value-type="float" office:value="1181.41499094" calcext:value-type="float">
            <text:p>1181,41499094</text:p>
          </table:table-cell>
          <table:table-cell table:formula="of:=([.D157]-[.E157])^2" office:value-type="float" office:value="2701368.01207991" calcext:value-type="float">
            <text:p>2701368,0120799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509964" calcext:value-type="float">
            <text:p>0,509964</text:p>
          </table:table-cell>
          <table:table-cell office:value-type="float" office:value="-0.0413847" calcext:value-type="float">
            <text:p>-0,0413847</text:p>
          </table:table-cell>
          <table:table-cell table:formula="of:=([.B158]*[.$B$298])-([.B158]*[.$B$297])+[.$B$297]" office:value-type="float" office:value="2082.99810456" calcext:value-type="float">
            <text:p>2082,99810456</text:p>
          </table:table-cell>
          <table:table-cell table:formula="of:=([.C158]*[.$B$298])-([.C158]*[.$B$297])+[.$B$297]" office:value-type="float" office:value="-172.867155438" calcext:value-type="float">
            <text:p>-172,867155438</text:p>
          </table:table-cell>
          <table:table-cell table:formula="of:=([.D158]-[.E158])^2" office:value-type="float" office:value="5088928.07126584" calcext:value-type="float">
            <text:p>5088928,0712658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238404" calcext:value-type="float">
            <text:p>0,238404</text:p>
          </table:table-cell>
          <table:table-cell office:value-type="float" office:value="0.445614" calcext:value-type="float">
            <text:p>0,445614</text:p>
          </table:table-cell>
          <table:table-cell table:formula="of:=([.B159]*[.$B$298])-([.B159]*[.$B$297])+[.$B$297]" office:value-type="float" office:value="971.89950216" calcext:value-type="float">
            <text:p>971,89950216</text:p>
          </table:table-cell>
          <table:table-cell table:formula="of:=([.C159]*[.$B$298])-([.C159]*[.$B$297])+[.$B$297]" office:value-type="float" office:value="1819.70750556" calcext:value-type="float">
            <text:p>1819,70750556</text:p>
          </table:table-cell>
          <table:table-cell table:formula="of:=([.D159]-[.E159])^2" office:value-type="float" office:value="718778.410629094" calcext:value-type="float">
            <text:p>718778,41062909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260391" calcext:value-type="float">
            <text:p>0,0260391</text:p>
          </table:table-cell>
          <table:table-cell office:value-type="float" office:value="0.295958" calcext:value-type="float">
            <text:p>0,295958</text:p>
          </table:table-cell>
          <table:table-cell table:formula="of:=([.B160]*[.$B$298])-([.B160]*[.$B$297])+[.$B$297]" office:value-type="float" office:value="103.000019214" calcext:value-type="float">
            <text:p>103,000019214</text:p>
          </table:table-cell>
          <table:table-cell table:formula="of:=([.C160]*[.$B$298])-([.C160]*[.$B$297])+[.$B$297]" office:value-type="float" office:value="1207.38399532" calcext:value-type="float">
            <text:p>1207,38399532</text:p>
          </table:table-cell>
          <table:table-cell table:formula="of:=([.D160]-[.E160])^2" office:value-type="float" office:value="1219663.9666797" calcext:value-type="float">
            <text:p>1219663,966679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0618349" calcext:value-type="float">
            <text:p>0,000618349</text:p>
          </table:table-cell>
          <table:table-cell office:value-type="float" office:value="0.145128" calcext:value-type="float">
            <text:p>0,145128</text:p>
          </table:table-cell>
          <table:table-cell table:formula="of:=([.B161]*[.$B$298])-([.B161]*[.$B$297])+[.$B$297]" office:value-type="float" office:value="-1.01000033254" calcext:value-type="float">
            <text:p>-1,0100003325</text:p>
          </table:table-cell>
          <table:table-cell table:formula="of:=([.C161]*[.$B$298])-([.C161]*[.$B$297])+[.$B$297]" office:value-type="float" office:value="590.25701712" calcext:value-type="float">
            <text:p>590,25701712</text:p>
          </table:table-cell>
          <table:table-cell table:formula="of:=([.D161]-[.E161])^2" office:value-type="float" office:value="349596.685927222" calcext:value-type="float">
            <text:p>349596,68592722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0.0251334" calcext:value-type="float">
            <text:p>0,0251334</text:p>
          </table:table-cell>
          <table:table-cell table:formula="of:=([.B162]*[.$B$298])-([.B162]*[.$B$297])+[.$B$297]" office:value-type="float" office:value="-3.54" calcext:value-type="float">
            <text:p>-3,54</text:p>
          </table:table-cell>
          <table:table-cell table:formula="of:=([.C162]*[.$B$298])-([.C162]*[.$B$297])+[.$B$297]" office:value-type="float" office:value="99.294311436" calcext:value-type="float">
            <text:p>99,294311436</text:p>
          </table:table-cell>
          <table:table-cell table:formula="of:=([.D162]-[.E162])^2" office:value-type="float" office:value="10574.8956085162" calcext:value-type="float">
            <text:p>10574,895608516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0.0213654" calcext:value-type="float">
            <text:p>0,0213654</text:p>
          </table:table-cell>
          <table:table-cell table:formula="of:=([.B163]*[.$B$298])-([.B163]*[.$B$297])+[.$B$297]" office:value-type="float" office:value="-3.54" calcext:value-type="float">
            <text:p>-3,54</text:p>
          </table:table-cell>
          <table:table-cell table:formula="of:=([.C163]*[.$B$298])-([.C163]*[.$B$297])+[.$B$297]" office:value-type="float" office:value="83.877388716" calcext:value-type="float">
            <text:p>83,877388716</text:p>
          </table:table-cell>
          <table:table-cell table:formula="of:=([.D163]-[.E163])^2" office:value-type="float" office:value="7641.79984992424" calcext:value-type="float">
            <text:p>7641,799849924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0.0186713" calcext:value-type="float">
            <text:p>0,0186713</text:p>
          </table:table-cell>
          <table:table-cell table:formula="of:=([.B164]*[.$B$298])-([.B164]*[.$B$297])+[.$B$297]" office:value-type="float" office:value="-3.54" calcext:value-type="float">
            <text:p>-3,54</text:p>
          </table:table-cell>
          <table:table-cell table:formula="of:=([.C164]*[.$B$298])-([.C164]*[.$B$297])+[.$B$297]" office:value-type="float" office:value="72.854370802" calcext:value-type="float">
            <text:p>72,854370802</text:p>
          </table:table-cell>
          <table:table-cell table:formula="of:=([.D164]-[.E164])^2" office:value-type="float" office:value="5836.09989023347" calcext:value-type="float">
            <text:p>5836,099890233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0.0543483" calcext:value-type="float">
            <text:p>0,0543483</text:p>
          </table:table-cell>
          <table:table-cell table:formula="of:=([.B165]*[.$B$298])-([.B165]*[.$B$297])+[.$B$297]" office:value-type="float" office:value="-3.54" calcext:value-type="float">
            <text:p>-3,54</text:p>
          </table:table-cell>
          <table:table-cell table:formula="of:=([.C165]*[.$B$298])-([.C165]*[.$B$297])+[.$B$297]" office:value-type="float" office:value="218.828243382" calcext:value-type="float">
            <text:p>218,828243382</text:p>
          </table:table-cell>
          <table:table-cell table:formula="of:=([.D165]-[.E165])^2" office:value-type="float" office:value="49447.6356647964" calcext:value-type="float">
            <text:p>49447,635664796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0.0604472" calcext:value-type="float">
            <text:p>0,0604472</text:p>
          </table:table-cell>
          <table:table-cell table:formula="of:=([.B166]*[.$B$298])-([.B166]*[.$B$297])+[.$B$297]" office:value-type="float" office:value="-3.54" calcext:value-type="float">
            <text:p>-3,54</text:p>
          </table:table-cell>
          <table:table-cell table:formula="of:=([.C166]*[.$B$298])-([.C166]*[.$B$297])+[.$B$297]" office:value-type="float" office:value="243.782136688" calcext:value-type="float">
            <text:p>243,782136688</text:p>
          </table:table-cell>
          <table:table-cell table:formula="of:=([.D166]-[.E166])^2" office:value-type="float" office:value="61168.2392959178" calcext:value-type="float">
            <text:p>61168,239295917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0.0606024" calcext:value-type="float">
            <text:p>0,0606024</text:p>
          </table:table-cell>
          <table:table-cell table:formula="of:=([.B167]*[.$B$298])-([.B167]*[.$B$297])+[.$B$297]" office:value-type="float" office:value="-3.54" calcext:value-type="float">
            <text:p>-3,54</text:p>
          </table:table-cell>
          <table:table-cell table:formula="of:=([.C167]*[.$B$298])-([.C167]*[.$B$297])+[.$B$297]" office:value-type="float" office:value="244.417143696" calcext:value-type="float">
            <text:p>244,417143696</text:p>
          </table:table-cell>
          <table:table-cell table:formula="of:=([.D167]-[.E167])^2" office:value-type="float" office:value="61482.7451098788" calcext:value-type="float">
            <text:p>61482,745109878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0.0606024" calcext:value-type="float">
            <text:p>0,0606024</text:p>
          </table:table-cell>
          <table:table-cell table:formula="of:=([.B168]*[.$B$298])-([.B168]*[.$B$297])+[.$B$297]" office:value-type="float" office:value="-3.54" calcext:value-type="float">
            <text:p>-3,54</text:p>
          </table:table-cell>
          <table:table-cell table:formula="of:=([.C168]*[.$B$298])-([.C168]*[.$B$297])+[.$B$297]" office:value-type="float" office:value="244.417143696" calcext:value-type="float">
            <text:p>244,417143696</text:p>
          </table:table-cell>
          <table:table-cell table:formula="of:=([.D168]-[.E168])^2" office:value-type="float" office:value="61482.7451098788" calcext:value-type="float">
            <text:p>61482,745109878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0.0606024" calcext:value-type="float">
            <text:p>0,0606024</text:p>
          </table:table-cell>
          <table:table-cell table:formula="of:=([.B169]*[.$B$298])-([.B169]*[.$B$297])+[.$B$297]" office:value-type="float" office:value="-3.54" calcext:value-type="float">
            <text:p>-3,54</text:p>
          </table:table-cell>
          <table:table-cell table:formula="of:=([.C169]*[.$B$298])-([.C169]*[.$B$297])+[.$B$297]" office:value-type="float" office:value="244.417143696" calcext:value-type="float">
            <text:p>244,417143696</text:p>
          </table:table-cell>
          <table:table-cell table:formula="of:=([.D169]-[.E169])^2" office:value-type="float" office:value="61482.7451098788" calcext:value-type="float">
            <text:p>61482,745109878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0.0606024" calcext:value-type="float">
            <text:p>0,0606024</text:p>
          </table:table-cell>
          <table:table-cell table:formula="of:=([.B170]*[.$B$298])-([.B170]*[.$B$297])+[.$B$297]" office:value-type="float" office:value="-3.54" calcext:value-type="float">
            <text:p>-3,54</text:p>
          </table:table-cell>
          <table:table-cell table:formula="of:=([.C170]*[.$B$298])-([.C170]*[.$B$297])+[.$B$297]" office:value-type="float" office:value="244.417143696" calcext:value-type="float">
            <text:p>244,417143696</text:p>
          </table:table-cell>
          <table:table-cell table:formula="of:=([.D170]-[.E170])^2" office:value-type="float" office:value="61482.7451098788" calcext:value-type="float">
            <text:p>61482,745109878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0.0606024" calcext:value-type="float">
            <text:p>0,0606024</text:p>
          </table:table-cell>
          <table:table-cell table:formula="of:=([.B171]*[.$B$298])-([.B171]*[.$B$297])+[.$B$297]" office:value-type="float" office:value="-3.54" calcext:value-type="float">
            <text:p>-3,54</text:p>
          </table:table-cell>
          <table:table-cell table:formula="of:=([.C171]*[.$B$298])-([.C171]*[.$B$297])+[.$B$297]" office:value-type="float" office:value="244.417143696" calcext:value-type="float">
            <text:p>244,417143696</text:p>
          </table:table-cell>
          <table:table-cell table:formula="of:=([.D171]-[.E171])^2" office:value-type="float" office:value="61482.7451098788" calcext:value-type="float">
            <text:p>61482,745109878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0955386" calcext:value-type="float">
            <text:p>0,00955386</text:p>
          </table:table-cell>
          <table:table-cell office:value-type="float" office:value="0.0606024" calcext:value-type="float">
            <text:p>0,0606024</text:p>
          </table:table-cell>
          <table:table-cell table:formula="of:=([.B172]*[.$B$298])-([.B172]*[.$B$297])+[.$B$297]" office:value-type="float" office:value="35.5500003444" calcext:value-type="float">
            <text:p>35,5500003444</text:p>
          </table:table-cell>
          <table:table-cell table:formula="of:=([.C172]*[.$B$298])-([.C172]*[.$B$297])+[.$B$297]" office:value-type="float" office:value="244.417143696" calcext:value-type="float">
            <text:p>244,417143696</text:p>
          </table:table-cell>
          <table:table-cell table:formula="of:=([.D172]-[.E172])^2" office:value-type="float" office:value="43625.4835718578" calcext:value-type="float">
            <text:p>43625,483571857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549035" calcext:value-type="float">
            <text:p>0,0549035</text:p>
          </table:table-cell>
          <table:table-cell office:value-type="float" office:value="0.0779742" calcext:value-type="float">
            <text:p>0,0779742</text:p>
          </table:table-cell>
          <table:table-cell table:formula="of:=([.B173]*[.$B$298])-([.B173]*[.$B$297])+[.$B$297]" office:value-type="float" office:value="221.09986639" calcext:value-type="float">
            <text:p>221,09986639</text:p>
          </table:table-cell>
          <table:table-cell table:formula="of:=([.C173]*[.$B$298])-([.C173]*[.$B$297])+[.$B$297]" office:value-type="float" office:value="315.494558268" calcext:value-type="float">
            <text:p>315,494558268</text:p>
          </table:table-cell>
          <table:table-cell table:formula="of:=([.D173]-[.E173])^2" office:value-type="float" office:value="8910.35785474255" calcext:value-type="float">
            <text:p>8910,357854742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303441" calcext:value-type="float">
            <text:p>0,303441</text:p>
          </table:table-cell>
          <table:table-cell office:value-type="float" office:value="0.155642" calcext:value-type="float">
            <text:p>0,155642</text:p>
          </table:table-cell>
          <table:table-cell table:formula="of:=([.B174]*[.$B$298])-([.B174]*[.$B$297])+[.$B$297]" office:value-type="float" office:value="1238.00098914" calcext:value-type="float">
            <text:p>1238,00098914</text:p>
          </table:table-cell>
          <table:table-cell table:formula="of:=([.C174]*[.$B$298])-([.C174]*[.$B$297])+[.$B$297]" office:value-type="float" office:value="633.27546868" calcext:value-type="float">
            <text:p>633,27546868</text:p>
          </table:table-cell>
          <table:table-cell table:formula="of:=([.D174]-[.E174])^2" office:value-type="float" office:value="365692.955095618" calcext:value-type="float">
            <text:p>365692,95509561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575221" calcext:value-type="float">
            <text:p>0,575221</text:p>
          </table:table-cell>
          <table:table-cell office:value-type="float" office:value="0.42662" calcext:value-type="float">
            <text:p>0,42662</text:p>
          </table:table-cell>
          <table:table-cell table:formula="of:=([.B175]*[.$B$298])-([.B175]*[.$B$297])+[.$B$297]" office:value-type="float" office:value="2349.99973034" calcext:value-type="float">
            <text:p>2349,99973034</text:p>
          </table:table-cell>
          <table:table-cell table:formula="of:=([.C175]*[.$B$298])-([.C175]*[.$B$297])+[.$B$297]" office:value-type="float" office:value="1741.9927948" calcext:value-type="float">
            <text:p>1741,9927948</text:p>
          </table:table-cell>
          <table:table-cell table:formula="of:=([.D175]-[.E175])^2" office:value-type="float" office:value="369672.433664742" calcext:value-type="float">
            <text:p>369672,43366474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731153" calcext:value-type="float">
            <text:p>0,731153</text:p>
          </table:table-cell>
          <table:table-cell office:value-type="float" office:value="0.514933" calcext:value-type="float">
            <text:p>0,514933</text:p>
          </table:table-cell>
          <table:table-cell table:formula="of:=([.B176]*[.$B$298])-([.B176]*[.$B$297])+[.$B$297]" office:value-type="float" office:value="2988.00174562" calcext:value-type="float">
            <text:p>2988,00174562</text:p>
          </table:table-cell>
          <table:table-cell table:formula="of:=([.C176]*[.$B$298])-([.C176]*[.$B$297])+[.$B$297]" office:value-type="float" office:value="2103.32896682" calcext:value-type="float">
            <text:p>2103,32896682</text:p>
          </table:table-cell>
          <table:table-cell table:formula="of:=([.D176]-[.E176])^2" office:value-type="float" office:value="782645.925549713" calcext:value-type="float">
            <text:p>782645,92554971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832581" calcext:value-type="float">
            <text:p>0,832581</text:p>
          </table:table-cell>
          <table:table-cell office:value-type="float" office:value="0.683154" calcext:value-type="float">
            <text:p>0,683154</text:p>
          </table:table-cell>
          <table:table-cell table:formula="of:=([.B177]*[.$B$298])-([.B177]*[.$B$297])+[.$B$297]" office:value-type="float" office:value="3402.99846474" calcext:value-type="float">
            <text:p>3402,99846474</text:p>
          </table:table-cell>
          <table:table-cell table:formula="of:=([.C177]*[.$B$298])-([.C177]*[.$B$297])+[.$B$297]" office:value-type="float" office:value="2791.61191716" calcext:value-type="float">
            <text:p>2791,61191716</text:p>
          </table:table-cell>
          <table:table-cell table:formula="of:=([.D177]-[.E177])^2" office:value-type="float" office:value="373793.510561792" calcext:value-type="float">
            <text:p>373793,51056179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888062" calcext:value-type="float">
            <text:p>0,888062</text:p>
          </table:table-cell>
          <table:table-cell office:value-type="float" office:value="0.7663" calcext:value-type="float">
            <text:p>0,7663</text:p>
          </table:table-cell>
          <table:table-cell table:formula="of:=([.B178]*[.$B$298])-([.B178]*[.$B$297])+[.$B$297]" office:value-type="float" office:value="3630.00119548" calcext:value-type="float">
            <text:p>3630,00119548</text:p>
          </table:table-cell>
          <table:table-cell table:formula="of:=([.C178]*[.$B$298])-([.C178]*[.$B$297])+[.$B$297]" office:value-type="float" office:value="3131.807102" calcext:value-type="float">
            <text:p>3131,807102</text:p>
          </table:table-cell>
          <table:table-cell table:formula="of:=([.D178]-[.E178])^2" office:value-type="float" office:value="248197.354778359" calcext:value-type="float">
            <text:p>248197,35477835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855556" calcext:value-type="float">
            <text:p>0,855556</text:p>
          </table:table-cell>
          <table:table-cell office:value-type="float" office:value="0.761137" calcext:value-type="float">
            <text:p>0,761137</text:p>
          </table:table-cell>
          <table:table-cell table:formula="of:=([.B179]*[.$B$298])-([.B179]*[.$B$297])+[.$B$297]" office:value-type="float" office:value="3497.00159624" calcext:value-type="float">
            <text:p>3497,00159624</text:p>
          </table:table-cell>
          <table:table-cell table:formula="of:=([.C179]*[.$B$298])-([.C179]*[.$B$297])+[.$B$297]" office:value-type="float" office:value="3110.68248098" calcext:value-type="float">
            <text:p>3110,68248098</text:p>
          </table:table-cell>
          <table:table-cell table:formula="of:=([.D179]-[.E179])^2" office:value-type="float" office:value="149242.45881527" calcext:value-type="float">
            <text:p>149242,4588152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829648" calcext:value-type="float">
            <text:p>0,829648</text:p>
          </table:table-cell>
          <table:table-cell office:value-type="float" office:value="0.691934" calcext:value-type="float">
            <text:p>0,691934</text:p>
          </table:table-cell>
          <table:table-cell table:formula="of:=([.B180]*[.$B$298])-([.B180]*[.$B$297])+[.$B$297]" office:value-type="float" office:value="3390.99797792" calcext:value-type="float">
            <text:p>3390,99797792</text:p>
          </table:table-cell>
          <table:table-cell table:formula="of:=([.C180]*[.$B$298])-([.C180]*[.$B$297])+[.$B$297]" office:value-type="float" office:value="2827.53563836" calcext:value-type="float">
            <text:p>2827,53563836</text:p>
          </table:table-cell>
          <table:table-cell table:formula="of:=([.D180]-[.E180])^2" office:value-type="float" office:value="317489.808102429" calcext:value-type="float">
            <text:p>317489,80810242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707934" calcext:value-type="float">
            <text:p>0,707934</text:p>
          </table:table-cell>
          <table:table-cell office:value-type="float" office:value="0.686784" calcext:value-type="float">
            <text:p>0,686784</text:p>
          </table:table-cell>
          <table:table-cell table:formula="of:=([.B181]*[.$B$298])-([.B181]*[.$B$297])+[.$B$297]" office:value-type="float" office:value="2893.00027836" calcext:value-type="float">
            <text:p>2893,00027836</text:p>
          </table:table-cell>
          <table:table-cell table:formula="of:=([.C181]*[.$B$298])-([.C181]*[.$B$297])+[.$B$297]" office:value-type="float" office:value="2806.46420736" calcext:value-type="float">
            <text:p>2806,46420736</text:p>
          </table:table-cell>
          <table:table-cell table:formula="of:=([.D181]-[.E181])^2" office:value-type="float" office:value="7488.49158411704" calcext:value-type="float">
            <text:p>7488,49158411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51192" calcext:value-type="float">
            <text:p>0,51192</text:p>
          </table:table-cell>
          <table:table-cell office:value-type="float" office:value="0.528853" calcext:value-type="float">
            <text:p>0,528853</text:p>
          </table:table-cell>
          <table:table-cell table:formula="of:=([.B182]*[.$B$298])-([.B182]*[.$B$297])+[.$B$297]" office:value-type="float" office:value="2091.0011568" calcext:value-type="float">
            <text:p>2091,0011568</text:p>
          </table:table-cell>
          <table:table-cell table:formula="of:=([.C182]*[.$B$298])-([.C182]*[.$B$297])+[.$B$297]" office:value-type="float" office:value="2160.28320362" calcext:value-type="float">
            <text:p>2160,28320362</text:p>
          </table:table-cell>
          <table:table-cell table:formula="of:=([.D182]-[.E182])^2" office:value-type="float" office:value="4800.00201156858" calcext:value-type="float">
            <text:p>4800,002011568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236547" calcext:value-type="float">
            <text:p>0,236547</text:p>
          </table:table-cell>
          <table:table-cell office:value-type="float" office:value="0.276498" calcext:value-type="float">
            <text:p>0,276498</text:p>
          </table:table-cell>
          <table:table-cell table:formula="of:=([.B183]*[.$B$298])-([.B183]*[.$B$297])+[.$B$297]" office:value-type="float" office:value="964.30151238" calcext:value-type="float">
            <text:p>964,30151238</text:p>
          </table:table-cell>
          <table:table-cell table:formula="of:=([.C183]*[.$B$298])-([.C183]*[.$B$297])+[.$B$297]" office:value-type="float" office:value="1127.76262692" calcext:value-type="float">
            <text:p>1127,76262692</text:p>
          </table:table-cell>
          <table:table-cell table:formula="of:=([.D183]-[.E183])^2" office:value-type="float" office:value="26719.5359666589" calcext:value-type="float">
            <text:p>26719,535966658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238785" calcext:value-type="float">
            <text:p>0,0238785</text:p>
          </table:table-cell>
          <table:table-cell office:value-type="float" office:value="0.017443" calcext:value-type="float">
            <text:p>0,017443</text:p>
          </table:table-cell>
          <table:table-cell table:formula="of:=([.B184]*[.$B$298])-([.B184]*[.$B$297])+[.$B$297]" office:value-type="float" office:value="94.15983789" calcext:value-type="float">
            <text:p>94,15983789</text:p>
          </table:table-cell>
          <table:table-cell table:formula="of:=([.C184]*[.$B$298])-([.C184]*[.$B$297])+[.$B$297]" office:value-type="float" office:value="67.82873222" calcext:value-type="float">
            <text:p>67,82873222</text:p>
          </table:table-cell>
          <table:table-cell table:formula="of:=([.D184]-[.E184])^2" office:value-type="float" office:value="693.327125804706" calcext:value-type="float">
            <text:p>693,327125804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00562136" calcext:value-type="float">
            <text:p>0,000562136</text:p>
          </table:table-cell>
          <table:table-cell office:value-type="float" office:value="0.109523" calcext:value-type="float">
            <text:p>0,109523</text:p>
          </table:table-cell>
          <table:table-cell table:formula="of:=([.B185]*[.$B$298])-([.B185]*[.$B$297])+[.$B$297]" office:value-type="float" office:value="-1.23999807056" calcext:value-type="float">
            <text:p>-1,2399980706</text:p>
          </table:table-cell>
          <table:table-cell table:formula="of:=([.C185]*[.$B$298])-([.C185]*[.$B$297])+[.$B$297]" office:value-type="float" office:value="444.57773542" calcext:value-type="float">
            <text:p>444,57773542</text:p>
          </table:table-cell>
          <table:table-cell table:formula="of:=([.D185]-[.E185])^2" office:value-type="float" office:value="198753.45149466" calcext:value-type="float">
            <text:p>198753,4514946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0.0227985" calcext:value-type="float">
            <text:p>0,0227985</text:p>
          </table:table-cell>
          <table:table-cell table:formula="of:=([.B186]*[.$B$298])-([.B186]*[.$B$297])+[.$B$297]" office:value-type="float" office:value="-3.54" calcext:value-type="float">
            <text:p>-3,54</text:p>
          </table:table-cell>
          <table:table-cell table:formula="of:=([.C186]*[.$B$298])-([.C186]*[.$B$297])+[.$B$297]" office:value-type="float" office:value="89.74097469" calcext:value-type="float">
            <text:p>89,74097469</text:p>
          </table:table-cell>
          <table:table-cell table:formula="of:=([.D186]-[.E186])^2" office:value-type="float" office:value="8701.34023911642" calcext:value-type="float">
            <text:p>8701,340239116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0.0212333" calcext:value-type="float">
            <text:p>0,0212333</text:p>
          </table:table-cell>
          <table:table-cell table:formula="of:=([.B187]*[.$B$298])-([.B187]*[.$B$297])+[.$B$297]" office:value-type="float" office:value="-3.54" calcext:value-type="float">
            <text:p>-3,54</text:p>
          </table:table-cell>
          <table:table-cell table:formula="of:=([.C187]*[.$B$298])-([.C187]*[.$B$297])+[.$B$297]" office:value-type="float" office:value="83.336896282" calcext:value-type="float">
            <text:p>83,336896282</text:p>
          </table:table-cell>
          <table:table-cell table:formula="of:=([.D187]-[.E187])^2" office:value-type="float" office:value="7547.59510759338" calcext:value-type="float">
            <text:p>7547,595107593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0.0186513" calcext:value-type="float">
            <text:p>0,0186513</text:p>
          </table:table-cell>
          <table:table-cell table:formula="of:=([.B188]*[.$B$298])-([.B188]*[.$B$297])+[.$B$297]" office:value-type="float" office:value="-3.54" calcext:value-type="float">
            <text:p>-3,54</text:p>
          </table:table-cell>
          <table:table-cell table:formula="of:=([.C188]*[.$B$298])-([.C188]*[.$B$297])+[.$B$297]" office:value-type="float" office:value="72.772540002" calcext:value-type="float">
            <text:p>72,772540002</text:p>
          </table:table-cell>
          <table:table-cell table:formula="of:=([.D188]-[.E188])^2" office:value-type="float" office:value="5823.60376155685" calcext:value-type="float">
            <text:p>5823,603761556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0.0548541" calcext:value-type="float">
            <text:p>0,0548541</text:p>
          </table:table-cell>
          <table:table-cell table:formula="of:=([.B189]*[.$B$298])-([.B189]*[.$B$297])+[.$B$297]" office:value-type="float" office:value="-3.54" calcext:value-type="float">
            <text:p>-3,54</text:p>
          </table:table-cell>
          <table:table-cell table:formula="of:=([.C189]*[.$B$298])-([.C189]*[.$B$297])+[.$B$297]" office:value-type="float" office:value="220.897744314" calcext:value-type="float">
            <text:p>220,897744314</text:p>
          </table:table-cell>
          <table:table-cell table:formula="of:=([.D189]-[.E189])^2" office:value-type="float" office:value="50372.3010727564" calcext:value-type="float">
            <text:p>50372,301072756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0.0604613" calcext:value-type="float">
            <text:p>0,0604613</text:p>
          </table:table-cell>
          <table:table-cell table:formula="of:=([.B190]*[.$B$298])-([.B190]*[.$B$297])+[.$B$297]" office:value-type="float" office:value="-3.54" calcext:value-type="float">
            <text:p>-3,54</text:p>
          </table:table-cell>
          <table:table-cell table:formula="of:=([.C190]*[.$B$298])-([.C190]*[.$B$297])+[.$B$297]" office:value-type="float" office:value="243.839827402" calcext:value-type="float">
            <text:p>243,839827402</text:p>
          </table:table-cell>
          <table:table-cell table:formula="of:=([.D190]-[.E190])^2" office:value-type="float" office:value="61196.7790054433" calcext:value-type="float">
            <text:p>61196,779005443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0.0606024" calcext:value-type="float">
            <text:p>0,0606024</text:p>
          </table:table-cell>
          <table:table-cell table:formula="of:=([.B191]*[.$B$298])-([.B191]*[.$B$297])+[.$B$297]" office:value-type="float" office:value="-3.54" calcext:value-type="float">
            <text:p>-3,54</text:p>
          </table:table-cell>
          <table:table-cell table:formula="of:=([.C191]*[.$B$298])-([.C191]*[.$B$297])+[.$B$297]" office:value-type="float" office:value="244.417143696" calcext:value-type="float">
            <text:p>244,417143696</text:p>
          </table:table-cell>
          <table:table-cell table:formula="of:=([.D191]-[.E191])^2" office:value-type="float" office:value="61482.7451098788" calcext:value-type="float">
            <text:p>61482,745109878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000195525" calcext:value-type="float">
            <text:p>1,95525E-05</text:p>
          </table:table-cell>
          <table:table-cell office:value-type="float" office:value="0.0606024" calcext:value-type="float">
            <text:p>0,0606024</text:p>
          </table:table-cell>
          <table:table-cell table:formula="of:=([.B192]*[.$B$298])-([.B192]*[.$B$297])+[.$B$297]" office:value-type="float" office:value="-3.46000016415" calcext:value-type="float">
            <text:p>-3,4600001642</text:p>
          </table:table-cell>
          <table:table-cell table:formula="of:=([.C192]*[.$B$298])-([.C192]*[.$B$297])+[.$B$297]" office:value-type="float" office:value="244.417143696" calcext:value-type="float">
            <text:p>244,417143696</text:p>
          </table:table-cell>
          <table:table-cell table:formula="of:=([.D192]-[.E192])^2" office:value-type="float" office:value="61443.0784482655" calcext:value-type="float">
            <text:p>61443,078448265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0100207" calcext:value-type="float">
            <text:p>0,000100207</text:p>
          </table:table-cell>
          <table:table-cell office:value-type="float" office:value="0.060638" calcext:value-type="float">
            <text:p>0,060638</text:p>
          </table:table-cell>
          <table:table-cell table:formula="of:=([.B193]*[.$B$298])-([.B193]*[.$B$297])+[.$B$297]" office:value-type="float" office:value="-3.12999905122" calcext:value-type="float">
            <text:p>-3,1299990512</text:p>
          </table:table-cell>
          <table:table-cell table:formula="of:=([.C193]*[.$B$298])-([.C193]*[.$B$297])+[.$B$297]" office:value-type="float" office:value="244.56280252" calcext:value-type="float">
            <text:p>244,56280252</text:p>
          </table:table-cell>
          <table:table-cell table:formula="of:=([.D193]-[.E193])^2" office:value-type="float" office:value="61351.7239501998" calcext:value-type="float">
            <text:p>61351,723950199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0.0607785" calcext:value-type="float">
            <text:p>0,0607785</text:p>
          </table:table-cell>
          <table:table-cell table:formula="of:=([.B194]*[.$B$298])-([.B194]*[.$B$297])+[.$B$297]" office:value-type="float" office:value="-3.54" calcext:value-type="float">
            <text:p>-3,54</text:p>
          </table:table-cell>
          <table:table-cell table:formula="of:=([.C194]*[.$B$298])-([.C194]*[.$B$297])+[.$B$297]" office:value-type="float" office:value="245.13766389" calcext:value-type="float">
            <text:p>245,13766389</text:p>
          </table:table-cell>
          <table:table-cell table:formula="of:=([.D194]-[.E194])^2" office:value-type="float" office:value="61840.5805177878" calcext:value-type="float">
            <text:p>61840,580517787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0.0605688" calcext:value-type="float">
            <text:p>0,0605688</text:p>
          </table:table-cell>
          <table:table-cell table:formula="of:=([.B195]*[.$B$298])-([.B195]*[.$B$297])+[.$B$297]" office:value-type="float" office:value="-3.54" calcext:value-type="float">
            <text:p>-3,54</text:p>
          </table:table-cell>
          <table:table-cell table:formula="of:=([.C195]*[.$B$298])-([.C195]*[.$B$297])+[.$B$297]" office:value-type="float" office:value="244.279667952" calcext:value-type="float">
            <text:p>244,279667952</text:p>
          </table:table-cell>
          <table:table-cell table:formula="of:=([.D195]-[.E195])^2" office:value-type="float" office:value="61414.5878238395" calcext:value-type="float">
            <text:p>61414,587823839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0448975" calcext:value-type="float">
            <text:p>0,00448975</text:p>
          </table:table-cell>
          <table:table-cell office:value-type="float" office:value="0.0606027" calcext:value-type="float">
            <text:p>0,0606027</text:p>
          </table:table-cell>
          <table:table-cell table:formula="of:=([.B196]*[.$B$298])-([.B196]*[.$B$297])+[.$B$297]" office:value-type="float" office:value="14.829991715" calcext:value-type="float">
            <text:p>14,829991715</text:p>
          </table:table-cell>
          <table:table-cell table:formula="of:=([.C196]*[.$B$298])-([.C196]*[.$B$297])+[.$B$297]" office:value-type="float" office:value="244.418371158" calcext:value-type="float">
            <text:p>244,418371158</text:p>
          </table:table-cell>
          <table:table-cell table:formula="of:=([.D196]-[.E196])^2" office:value-type="float" office:value="52710.8239752629" calcext:value-type="float">
            <text:p>52710,823975262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475469" calcext:value-type="float">
            <text:p>0,0475469</text:p>
          </table:table-cell>
          <table:table-cell office:value-type="float" office:value="0.0687909" calcext:value-type="float">
            <text:p>0,0687909</text:p>
          </table:table-cell>
          <table:table-cell table:formula="of:=([.B197]*[.$B$298])-([.B197]*[.$B$297])+[.$B$297]" office:value-type="float" office:value="191.000043226" calcext:value-type="float">
            <text:p>191,000043226</text:p>
          </table:table-cell>
          <table:table-cell table:formula="of:=([.C197]*[.$B$298])-([.C197]*[.$B$297])+[.$B$297]" office:value-type="float" office:value="277.920718986" calcext:value-type="float">
            <text:p>277,920718986</text:p>
          </table:table-cell>
          <table:table-cell table:formula="of:=([.D197]-[.E197])^2" office:value-type="float" office:value="7555.20387457504" calcext:value-type="float">
            <text:p>7555,20387457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190671" calcext:value-type="float">
            <text:p>0,190671</text:p>
          </table:table-cell>
          <table:table-cell office:value-type="float" office:value="0.144405" calcext:value-type="float">
            <text:p>0,144405</text:p>
          </table:table-cell>
          <table:table-cell table:formula="of:=([.B198]*[.$B$298])-([.B198]*[.$B$297])+[.$B$297]" office:value-type="float" office:value="776.59802334" calcext:value-type="float">
            <text:p>776,59802334</text:p>
          </table:table-cell>
          <table:table-cell table:formula="of:=([.C198]*[.$B$298])-([.C198]*[.$B$297])+[.$B$297]" office:value-type="float" office:value="587.2988337" calcext:value-type="float">
            <text:p>587,2988337</text:p>
          </table:table-cell>
          <table:table-cell table:formula="of:=([.D198]-[.E198])^2" office:value-type="float" office:value="35834.1831983606" calcext:value-type="float">
            <text:p>35834,183198360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534161" calcext:value-type="float">
            <text:p>0,534161</text:p>
          </table:table-cell>
          <table:table-cell office:value-type="float" office:value="0.347168" calcext:value-type="float">
            <text:p>0,347168</text:p>
          </table:table-cell>
          <table:table-cell table:formula="of:=([.B199]*[.$B$298])-([.B199]*[.$B$297])+[.$B$297]" office:value-type="float" office:value="2182.00109794" calcext:value-type="float">
            <text:p>2182,00109794</text:p>
          </table:table-cell>
          <table:table-cell table:formula="of:=([.C199]*[.$B$298])-([.C199]*[.$B$297])+[.$B$297]" office:value-type="float" office:value="1416.91175872" calcext:value-type="float">
            <text:p>1416,91175872</text:p>
          </table:table-cell>
          <table:table-cell table:formula="of:=([.D199]-[.E199])^2" office:value-type="float" office:value="585361.696988097" calcext:value-type="float">
            <text:p>585361,69698809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749483" calcext:value-type="float">
            <text:p>0,749483</text:p>
          </table:table-cell>
          <table:table-cell office:value-type="float" office:value="0.470546" calcext:value-type="float">
            <text:p>0,470546</text:p>
          </table:table-cell>
          <table:table-cell table:formula="of:=([.B200]*[.$B$298])-([.B200]*[.$B$297])+[.$B$297]" office:value-type="float" office:value="3062.99967382" calcext:value-type="float">
            <text:p>3062,99967382</text:p>
          </table:table-cell>
          <table:table-cell table:formula="of:=([.C200]*[.$B$298])-([.C200]*[.$B$297])+[.$B$297]" office:value-type="float" office:value="1921.71778084" calcext:value-type="float">
            <text:p>1921,71778084</text:p>
          </table:table-cell>
          <table:table-cell table:formula="of:=([.D200]-[.E200])^2" office:value-type="float" office:value="1302524.35924401" calcext:value-type="float">
            <text:p>1302524,359244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866065" calcext:value-type="float">
            <text:p>0,866065</text:p>
          </table:table-cell>
          <table:table-cell office:value-type="float" office:value="0.680087" calcext:value-type="float">
            <text:p>0,680087</text:p>
          </table:table-cell>
          <table:table-cell table:formula="of:=([.B201]*[.$B$298])-([.B201]*[.$B$297])+[.$B$297]" office:value-type="float" office:value="3539.9995901" calcext:value-type="float">
            <text:p>3539,9995901</text:p>
          </table:table-cell>
          <table:table-cell table:formula="of:=([.C201]*[.$B$298])-([.C201]*[.$B$297])+[.$B$297]" office:value-type="float" office:value="2779.06316398" calcext:value-type="float">
            <text:p>2779,06316398</text:p>
          </table:table-cell>
          <table:table-cell table:formula="of:=([.D201]-[.E201])^2" office:value-type="float" office:value="579024.244596279" calcext:value-type="float">
            <text:p>579024,24459627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920812" calcext:value-type="float">
            <text:p>0,920812</text:p>
          </table:table-cell>
          <table:table-cell office:value-type="float" office:value="0.805626" calcext:value-type="float">
            <text:p>0,805626</text:p>
          </table:table-cell>
          <table:table-cell table:formula="of:=([.B202]*[.$B$298])-([.B202]*[.$B$297])+[.$B$297]" office:value-type="float" office:value="3763.99913048" calcext:value-type="float">
            <text:p>3763,99913048</text:p>
          </table:table-cell>
          <table:table-cell table:formula="of:=([.C202]*[.$B$298])-([.C202]*[.$B$297])+[.$B$297]" office:value-type="float" office:value="3292.71100404" calcext:value-type="float">
            <text:p>3292,71100404</text:p>
          </table:table-cell>
          <table:table-cell table:formula="of:=([.D202]-[.E202])^2" office:value-type="float" office:value="222112.498123325" calcext:value-type="float">
            <text:p>222112,49812332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907614" calcext:value-type="float">
            <text:p>0,907614</text:p>
          </table:table-cell>
          <table:table-cell office:value-type="float" office:value="0.80604" calcext:value-type="float">
            <text:p>0,80604</text:p>
          </table:table-cell>
          <table:table-cell table:formula="of:=([.B203]*[.$B$298])-([.B203]*[.$B$297])+[.$B$297]" office:value-type="float" office:value="3709.99898556" calcext:value-type="float">
            <text:p>3709,99898556</text:p>
          </table:table-cell>
          <table:table-cell table:formula="of:=([.C203]*[.$B$298])-([.C203]*[.$B$297])+[.$B$297]" office:value-type="float" office:value="3294.4049016" calcext:value-type="float">
            <text:p>3294,4049016</text:p>
          </table:table-cell>
          <table:table-cell table:formula="of:=([.D203]-[.E203])^2" office:value-type="float" office:value="172718.442622551" calcext:value-type="float">
            <text:p>172718,44262255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829404" calcext:value-type="float">
            <text:p>0,829404</text:p>
          </table:table-cell>
          <table:table-cell office:value-type="float" office:value="0.752823" calcext:value-type="float">
            <text:p>0,752823</text:p>
          </table:table-cell>
          <table:table-cell table:formula="of:=([.B204]*[.$B$298])-([.B204]*[.$B$297])+[.$B$297]" office:value-type="float" office:value="3389.99964216" calcext:value-type="float">
            <text:p>3389,99964216</text:p>
          </table:table-cell>
          <table:table-cell table:formula="of:=([.C204]*[.$B$298])-([.C204]*[.$B$297])+[.$B$297]" office:value-type="float" office:value="3076.66541742" calcext:value-type="float">
            <text:p>3076,66541742</text:p>
          </table:table-cell>
          <table:table-cell table:formula="of:=([.D204]-[.E204])^2" office:value-type="float" office:value="98178.3363934163" calcext:value-type="float">
            <text:p>98178,336393416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688137" calcext:value-type="float">
            <text:p>0,688137</text:p>
          </table:table-cell>
          <table:table-cell office:value-type="float" office:value="0.676983" calcext:value-type="float">
            <text:p>0,676983</text:p>
          </table:table-cell>
          <table:table-cell table:formula="of:=([.B205]*[.$B$298])-([.B205]*[.$B$297])+[.$B$297]" office:value-type="float" office:value="2812.00006098" calcext:value-type="float">
            <text:p>2812,00006098</text:p>
          </table:table-cell>
          <table:table-cell table:formula="of:=([.C205]*[.$B$298])-([.C205]*[.$B$297])+[.$B$297]" office:value-type="float" office:value="2766.36302382" calcext:value-type="float">
            <text:p>2766,36302382</text:p>
          </table:table-cell>
          <table:table-cell table:formula="of:=([.D205]-[.E205])^2" office:value-type="float" office:value="2082.73916074323" calcext:value-type="float">
            <text:p>2082,739160743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513386" calcext:value-type="float">
            <text:p>0,513386</text:p>
          </table:table-cell>
          <table:table-cell office:value-type="float" office:value="0.517563" calcext:value-type="float">
            <text:p>0,517563</text:p>
          </table:table-cell>
          <table:table-cell table:formula="of:=([.B206]*[.$B$298])-([.B206]*[.$B$297])+[.$B$297]" office:value-type="float" office:value="2096.99935444" calcext:value-type="float">
            <text:p>2096,99935444</text:p>
          </table:table-cell>
          <table:table-cell table:formula="of:=([.C206]*[.$B$298])-([.C206]*[.$B$297])+[.$B$297]" office:value-type="float" office:value="2114.08971702" calcext:value-type="float">
            <text:p>2114,08971702</text:p>
          </table:table-cell>
          <table:table-cell table:formula="of:=([.D206]-[.E206])^2" office:value-type="float" office:value="292.080493115869" calcext:value-type="float">
            <text:p>292,080493115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235325" calcext:value-type="float">
            <text:p>0,235325</text:p>
          </table:table-cell>
          <table:table-cell office:value-type="float" office:value="0.28547" calcext:value-type="float">
            <text:p>0,28547</text:p>
          </table:table-cell>
          <table:table-cell table:formula="of:=([.B207]*[.$B$298])-([.B207]*[.$B$297])+[.$B$297]" office:value-type="float" office:value="959.3016505" calcext:value-type="float">
            <text:p>959,3016505</text:p>
          </table:table-cell>
          <table:table-cell table:formula="of:=([.C207]*[.$B$298])-([.C207]*[.$B$297])+[.$B$297]" office:value-type="float" office:value="1164.4719238" calcext:value-type="float">
            <text:p>1164,4719238</text:p>
          </table:table-cell>
          <table:table-cell table:formula="of:=([.D207]-[.E207])^2" office:value-type="float" office:value="42094.8410459967" calcext:value-type="float">
            <text:p>42094,841045996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24228" calcext:value-type="float">
            <text:p>0,024228</text:p>
          </table:table-cell>
          <table:table-cell office:value-type="float" office:value="0.0176017" calcext:value-type="float">
            <text:p>0,0176017</text:p>
          </table:table-cell>
          <table:table-cell table:formula="of:=([.B208]*[.$B$298])-([.B208]*[.$B$297])+[.$B$297]" office:value-type="float" office:value="95.58983112" calcext:value-type="float">
            <text:p>95,58983112</text:p>
          </table:table-cell>
          <table:table-cell table:formula="of:=([.C208]*[.$B$298])-([.C208]*[.$B$297])+[.$B$297]" office:value-type="float" office:value="68.478059618" calcext:value-type="float">
            <text:p>68,478059618</text:p>
          </table:table-cell>
          <table:table-cell table:formula="of:=([.D208]-[.E208])^2" office:value-type="float" office:value="735.048153976659" calcext:value-type="float">
            <text:p>735,048153976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0.110079" calcext:value-type="float">
            <text:p>0,110079</text:p>
          </table:table-cell>
          <table:table-cell table:formula="of:=([.B209]*[.$B$298])-([.B209]*[.$B$297])+[.$B$297]" office:value-type="float" office:value="-3.54" calcext:value-type="float">
            <text:p>-3,54</text:p>
          </table:table-cell>
          <table:table-cell table:formula="of:=([.C209]*[.$B$298])-([.C209]*[.$B$297])+[.$B$297]" office:value-type="float" office:value="446.85263166" calcext:value-type="float">
            <text:p>446,85263166</text:p>
          </table:table-cell>
          <table:table-cell table:formula="of:=([.D209]-[.E209])^2" office:value-type="float" office:value="202853.52265362" calcext:value-type="float">
            <text:p>202853,5226536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0.0256615" calcext:value-type="float">
            <text:p>0,0256615</text:p>
          </table:table-cell>
          <table:table-cell table:formula="of:=([.B210]*[.$B$298])-([.B210]*[.$B$297])+[.$B$297]" office:value-type="float" office:value="-3.54" calcext:value-type="float">
            <text:p>-3,54</text:p>
          </table:table-cell>
          <table:table-cell table:formula="of:=([.C210]*[.$B$298])-([.C210]*[.$B$297])+[.$B$297]" office:value-type="float" office:value="101.45505371" calcext:value-type="float">
            <text:p>101,45505371</text:p>
          </table:table-cell>
          <table:table-cell table:formula="of:=([.D210]-[.E210])^2" office:value-type="float" office:value="11023.9613035658" calcext:value-type="float">
            <text:p>11023,961303565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00464373" calcext:value-type="float">
            <text:p>0,000464373</text:p>
          </table:table-cell>
          <table:table-cell office:value-type="float" office:value="0.0209446" calcext:value-type="float">
            <text:p>0,0209446</text:p>
          </table:table-cell>
          <table:table-cell table:formula="of:=([.B211]*[.$B$298])-([.B211]*[.$B$297])+[.$B$297]" office:value-type="float" office:value="-1.63999929558" calcext:value-type="float">
            <text:p>-1,6399992956</text:p>
          </table:table-cell>
          <table:table-cell table:formula="of:=([.C211]*[.$B$298])-([.C211]*[.$B$297])+[.$B$297]" office:value-type="float" office:value="82.155668684" calcext:value-type="float">
            <text:p>82,155668684</text:p>
          </table:table-cell>
          <table:table-cell table:formula="of:=([.D211]-[.E211])^2" office:value-type="float" office:value="7021.71397214401" calcext:value-type="float">
            <text:p>7021,71397214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0.0196176" calcext:value-type="float">
            <text:p>0,0196176</text:p>
          </table:table-cell>
          <table:table-cell table:formula="of:=([.B212]*[.$B$298])-([.B212]*[.$B$297])+[.$B$297]" office:value-type="float" office:value="-3.54" calcext:value-type="float">
            <text:p>-3,54</text:p>
          </table:table-cell>
          <table:table-cell table:formula="of:=([.C212]*[.$B$298])-([.C212]*[.$B$297])+[.$B$297]" office:value-type="float" office:value="76.726195104" calcext:value-type="float">
            <text:p>76,726195104</text:p>
          </table:table-cell>
          <table:table-cell table:formula="of:=([.D212]-[.E212])^2" office:value-type="float" office:value="6442.66207647339" calcext:value-type="float">
            <text:p>6442,662076473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0.0545124" calcext:value-type="float">
            <text:p>0,0545124</text:p>
          </table:table-cell>
          <table:table-cell table:formula="of:=([.B213]*[.$B$298])-([.B213]*[.$B$297])+[.$B$297]" office:value-type="float" office:value="-3.54" calcext:value-type="float">
            <text:p>-3,54</text:p>
          </table:table-cell>
          <table:table-cell table:formula="of:=([.C213]*[.$B$298])-([.C213]*[.$B$297])+[.$B$297]" office:value-type="float" office:value="219.499665096" calcext:value-type="float">
            <text:p>219,499665096</text:p>
          </table:table-cell>
          <table:table-cell table:formula="of:=([.D213]-[.E213])^2" office:value-type="float" office:value="49746.6922061358" calcext:value-type="float">
            <text:p>49746,692206135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0.0605855" calcext:value-type="float">
            <text:p>0,0605855</text:p>
          </table:table-cell>
          <table:table-cell table:formula="of:=([.B214]*[.$B$298])-([.B214]*[.$B$297])+[.$B$297]" office:value-type="float" office:value="-3.54" calcext:value-type="float">
            <text:p>-3,54</text:p>
          </table:table-cell>
          <table:table-cell table:formula="of:=([.C214]*[.$B$298])-([.C214]*[.$B$297])+[.$B$297]" office:value-type="float" office:value="244.34799667" calcext:value-type="float">
            <text:p>244,34799667</text:p>
          </table:table-cell>
          <table:table-cell table:formula="of:=([.D214]-[.E214])^2" office:value-type="float" office:value="61448.4588930659" calcext:value-type="float">
            <text:p>61448,458893065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0.0606974" calcext:value-type="float">
            <text:p>0,0606974</text:p>
          </table:table-cell>
          <table:table-cell table:formula="of:=([.B215]*[.$B$298])-([.B215]*[.$B$297])+[.$B$297]" office:value-type="float" office:value="-3.54" calcext:value-type="float">
            <text:p>-3,54</text:p>
          </table:table-cell>
          <table:table-cell table:formula="of:=([.C215]*[.$B$298])-([.C215]*[.$B$297])+[.$B$297]" office:value-type="float" office:value="244.805839996" calcext:value-type="float">
            <text:p>244,805839996</text:p>
          </table:table-cell>
          <table:table-cell table:formula="of:=([.D215]-[.E215])^2" office:value-type="float" office:value="61675.6562433188" calcext:value-type="float">
            <text:p>61675,656243318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0000977627" calcext:value-type="float">
            <text:p>9,77627E-06</text:p>
          </table:table-cell>
          <table:table-cell office:value-type="float" office:value="0.0604858" calcext:value-type="float">
            <text:p>0,0604858</text:p>
          </table:table-cell>
          <table:table-cell table:formula="of:=([.B216]*[.$B$298])-([.B216]*[.$B$297])+[.$B$297]" office:value-type="float" office:value="-3.5000000002442" calcext:value-type="float">
            <text:p>-3,5000000002</text:p>
          </table:table-cell>
          <table:table-cell table:formula="of:=([.C216]*[.$B$298])-([.C216]*[.$B$297])+[.$B$297]" office:value-type="float" office:value="243.940070132" calcext:value-type="float">
            <text:p>243,940070132</text:p>
          </table:table-cell>
          <table:table-cell table:formula="of:=([.D216]-[.E216])^2" office:value-type="float" office:value="61226.5883070499" calcext:value-type="float">
            <text:p>61226,588307049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0.0606202" calcext:value-type="float">
            <text:p>0,0606202</text:p>
          </table:table-cell>
          <table:table-cell table:formula="of:=([.B217]*[.$B$298])-([.B217]*[.$B$297])+[.$B$297]" office:value-type="float" office:value="-3.54" calcext:value-type="float">
            <text:p>-3,54</text:p>
          </table:table-cell>
          <table:table-cell table:formula="of:=([.C217]*[.$B$298])-([.C217]*[.$B$297])+[.$B$297]" office:value-type="float" office:value="244.489973108" calcext:value-type="float">
            <text:p>244,489973108</text:p>
          </table:table-cell>
          <table:table-cell table:formula="of:=([.D217]-[.E217])^2" office:value-type="float" office:value="61518.8675599552" calcext:value-type="float">
            <text:p>61518,867559955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0.0605992" calcext:value-type="float">
            <text:p>0,0605992</text:p>
          </table:table-cell>
          <table:table-cell table:formula="of:=([.B218]*[.$B$298])-([.B218]*[.$B$297])+[.$B$297]" office:value-type="float" office:value="-3.54" calcext:value-type="float">
            <text:p>-3,54</text:p>
          </table:table-cell>
          <table:table-cell table:formula="of:=([.C218]*[.$B$298])-([.C218]*[.$B$297])+[.$B$297]" office:value-type="float" office:value="244.404050768" calcext:value-type="float">
            <text:p>244,404050768</text:p>
          </table:table-cell>
          <table:table-cell table:formula="of:=([.D218]-[.E218])^2" office:value-type="float" office:value="61476.2523112446" calcext:value-type="float">
            <text:p>61476,252311244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0.060602" calcext:value-type="float">
            <text:p>0,060602</text:p>
          </table:table-cell>
          <table:table-cell table:formula="of:=([.B219]*[.$B$298])-([.B219]*[.$B$297])+[.$B$297]" office:value-type="float" office:value="-3.54" calcext:value-type="float">
            <text:p>-3,54</text:p>
          </table:table-cell>
          <table:table-cell table:formula="of:=([.C219]*[.$B$298])-([.C219]*[.$B$297])+[.$B$297]" office:value-type="float" office:value="244.41550708" calcext:value-type="float">
            <text:p>244,41550708</text:p>
          </table:table-cell>
          <table:table-cell table:formula="of:=([.D219]-[.E219])^2" office:value-type="float" office:value="61481.9334912999" calcext:value-type="float">
            <text:p>61481,933491299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00456063" calcext:value-type="float">
            <text:p>0,00456063</text:p>
          </table:table-cell>
          <table:table-cell office:value-type="float" office:value="0.0606044" calcext:value-type="float">
            <text:p>0,0606044</text:p>
          </table:table-cell>
          <table:table-cell table:formula="of:=([.B220]*[.$B$298])-([.B220]*[.$B$297])+[.$B$297]" office:value-type="float" office:value="15.1200000702" calcext:value-type="float">
            <text:p>15,1200000702</text:p>
          </table:table-cell>
          <table:table-cell table:formula="of:=([.C220]*[.$B$298])-([.C220]*[.$B$297])+[.$B$297]" office:value-type="float" office:value="244.425326776" calcext:value-type="float">
            <text:p>244,425326776</text:p>
          </table:table-cell>
          <table:table-cell table:formula="of:=([.D220]-[.E220])^2" office:value-type="float" office:value="52580.9328556537" calcext:value-type="float">
            <text:p>52580,932855653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553679" calcext:value-type="float">
            <text:p>0,0553679</text:p>
          </table:table-cell>
          <table:table-cell office:value-type="float" office:value="0.0689017" calcext:value-type="float">
            <text:p>0,0689017</text:p>
          </table:table-cell>
          <table:table-cell table:formula="of:=([.B221]*[.$B$298])-([.B221]*[.$B$297])+[.$B$297]" office:value-type="float" office:value="222.999977566" calcext:value-type="float">
            <text:p>222,999977566</text:p>
          </table:table-cell>
          <table:table-cell table:formula="of:=([.C221]*[.$B$298])-([.C221]*[.$B$297])+[.$B$297]" office:value-type="float" office:value="278.374061618" calcext:value-type="float">
            <text:p>278,374061618</text:p>
          </table:table-cell>
          <table:table-cell table:formula="of:=([.D221]-[.E221])^2" office:value-type="float" office:value="3066.28918459796" calcext:value-type="float">
            <text:p>3066,28918459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164667" calcext:value-type="float">
            <text:p>0,164667</text:p>
          </table:table-cell>
          <table:table-cell office:value-type="float" office:value="0.158062" calcext:value-type="float">
            <text:p>0,158062</text:p>
          </table:table-cell>
          <table:table-cell table:formula="of:=([.B222]*[.$B$298])-([.B222]*[.$B$297])+[.$B$297]" office:value-type="float" office:value="670.20161718" calcext:value-type="float">
            <text:p>670,20161718</text:p>
          </table:table-cell>
          <table:table-cell table:formula="of:=([.C222]*[.$B$298])-([.C222]*[.$B$297])+[.$B$297]" office:value-type="float" office:value="643.17699548" calcext:value-type="float">
            <text:p>643,17699548</text:p>
          </table:table-cell>
          <table:table-cell table:formula="of:=([.D222]-[.E222])^2" office:value-type="float" office:value="730.330178028111" calcext:value-type="float">
            <text:p>730,330178028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533183" calcext:value-type="float">
            <text:p>0,533183</text:p>
          </table:table-cell>
          <table:table-cell office:value-type="float" office:value="0.313535" calcext:value-type="float">
            <text:p>0,313535</text:p>
          </table:table-cell>
          <table:table-cell table:formula="of:=([.B223]*[.$B$298])-([.B223]*[.$B$297])+[.$B$297]" office:value-type="float" office:value="2177.99957182" calcext:value-type="float">
            <text:p>2177,99957182</text:p>
          </table:table-cell>
          <table:table-cell table:formula="of:=([.C223]*[.$B$298])-([.C223]*[.$B$297])+[.$B$297]" office:value-type="float" office:value="1279.3009939" calcext:value-type="float">
            <text:p>1279,3009939</text:p>
          </table:table-cell>
          <table:table-cell table:formula="of:=([.D223]-[.E223])^2" office:value-type="float" office:value="807659.13395543" calcext:value-type="float">
            <text:p>807659,1339554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591841" calcext:value-type="float">
            <text:p>0,591841</text:p>
          </table:table-cell>
          <table:table-cell office:value-type="float" office:value="0.464821" calcext:value-type="float">
            <text:p>0,464821</text:p>
          </table:table-cell>
          <table:table-cell table:formula="of:=([.B224]*[.$B$298])-([.B224]*[.$B$297])+[.$B$297]" office:value-type="float" office:value="2418.00112514" calcext:value-type="float">
            <text:p>2418,00112514</text:p>
          </table:table-cell>
          <table:table-cell table:formula="of:=([.C224]*[.$B$298])-([.C224]*[.$B$297])+[.$B$297]" office:value-type="float" office:value="1898.29371434" calcext:value-type="float">
            <text:p>1898,29371434</text:p>
          </table:table-cell>
          <table:table-cell table:formula="of:=([.D224]-[.E224])^2" office:value-type="float" office:value="270095.79284044" calcext:value-type="float">
            <text:p>270095,7928404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661252" calcext:value-type="float">
            <text:p>0,661252</text:p>
          </table:table-cell>
          <table:table-cell office:value-type="float" office:value="0.572838" calcext:value-type="float">
            <text:p>0,572838</text:p>
          </table:table-cell>
          <table:table-cell table:formula="of:=([.B225]*[.$B$298])-([.B225]*[.$B$297])+[.$B$297]" office:value-type="float" office:value="2701.99900808" calcext:value-type="float">
            <text:p>2701,99900808</text:p>
          </table:table-cell>
          <table:table-cell table:formula="of:=([.C225]*[.$B$298])-([.C225]*[.$B$297])+[.$B$297]" office:value-type="float" office:value="2340.24959052" calcext:value-type="float">
            <text:p>2340,24959052</text:p>
          </table:table-cell>
          <table:table-cell table:formula="of:=([.D225]-[.E225])^2" office:value-type="float" office:value="130862.641104999" calcext:value-type="float">
            <text:p>130862,64110499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879507" calcext:value-type="float">
            <text:p>0,879507</text:p>
          </table:table-cell>
          <table:table-cell office:value-type="float" office:value="0.624661" calcext:value-type="float">
            <text:p>0,624661</text:p>
          </table:table-cell>
          <table:table-cell table:formula="of:=([.B226]*[.$B$298])-([.B226]*[.$B$297])+[.$B$297]" office:value-type="float" office:value="3594.99807078" calcext:value-type="float">
            <text:p>3594,99807078</text:p>
          </table:table-cell>
          <table:table-cell table:formula="of:=([.C226]*[.$B$298])-([.C226]*[.$B$297])+[.$B$297]" office:value-type="float" office:value="2552.28546794" calcext:value-type="float">
            <text:p>2552,28546794</text:p>
          </table:table-cell>
          <table:table-cell table:formula="of:=([.D226]-[.E226])^2" office:value-type="float" office:value="1087249.57212137" calcext:value-type="float">
            <text:p>1087249,5721213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906392" calcext:value-type="float">
            <text:p>0,906392</text:p>
          </table:table-cell>
          <table:table-cell office:value-type="float" office:value="0.798295" calcext:value-type="float">
            <text:p>0,798295</text:p>
          </table:table-cell>
          <table:table-cell table:formula="of:=([.B227]*[.$B$298])-([.B227]*[.$B$297])+[.$B$297]" office:value-type="float" office:value="3704.99912368" calcext:value-type="float">
            <text:p>3704,99912368</text:p>
          </table:table-cell>
          <table:table-cell table:formula="of:=([.C227]*[.$B$298])-([.C227]*[.$B$297])+[.$B$297]" office:value-type="float" office:value="3262.7159243" calcext:value-type="float">
            <text:p>3262,7159243</text:p>
          </table:table-cell>
          <table:table-cell table:formula="of:=([.D227]-[.E227])^2" office:value-type="float" office:value="195614.428453809" calcext:value-type="float">
            <text:p>195614,428453809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814984" calcext:value-type="float">
            <text:p>0,814984</text:p>
          </table:table-cell>
          <table:table-cell office:value-type="float" office:value="0.761285" calcext:value-type="float">
            <text:p>0,761285</text:p>
          </table:table-cell>
          <table:table-cell table:formula="of:=([.B228]*[.$B$298])-([.B228]*[.$B$297])+[.$B$297]" office:value-type="float" office:value="3330.99963536" calcext:value-type="float">
            <text:p>3330,99963536</text:p>
          </table:table-cell>
          <table:table-cell table:formula="of:=([.C228]*[.$B$298])-([.C228]*[.$B$297])+[.$B$297]" office:value-type="float" office:value="3111.2880289" calcext:value-type="float">
            <text:p>3111,2880289</text:p>
          </table:table-cell>
          <table:table-cell table:formula="of:=([.D228]-[.E228])^2" office:value-type="float" office:value="48273.1900132339" calcext:value-type="float">
            <text:p>48273,190013233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686915" calcext:value-type="float">
            <text:p>0,686915</text:p>
          </table:table-cell>
          <table:table-cell office:value-type="float" office:value="0.6346" calcext:value-type="float">
            <text:p>0,6346</text:p>
          </table:table-cell>
          <table:table-cell table:formula="of:=([.B229]*[.$B$298])-([.B229]*[.$B$297])+[.$B$297]" office:value-type="float" office:value="2807.0001991" calcext:value-type="float">
            <text:p>2807,0001991</text:p>
          </table:table-cell>
          <table:table-cell table:formula="of:=([.C229]*[.$B$298])-([.C229]*[.$B$297])+[.$B$297]" office:value-type="float" office:value="2592.951284" calcext:value-type="float">
            <text:p>2592,951284</text:p>
          </table:table-cell>
          <table:table-cell table:formula="of:=([.D229]-[.E229])^2" office:value-type="float" office:value="45816.9380554869" calcext:value-type="float">
            <text:p>45816,9380554869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496522" calcext:value-type="float">
            <text:p>0,496522</text:p>
          </table:table-cell>
          <table:table-cell office:value-type="float" office:value="0.479385" calcext:value-type="float">
            <text:p>0,479385</text:p>
          </table:table-cell>
          <table:table-cell table:formula="of:=([.B230]*[.$B$298])-([.B230]*[.$B$297])+[.$B$297]" office:value-type="float" office:value="2027.99962388" calcext:value-type="float">
            <text:p>2027,99962388</text:p>
          </table:table-cell>
          <table:table-cell table:formula="of:=([.C230]*[.$B$298])-([.C230]*[.$B$297])+[.$B$297]" office:value-type="float" office:value="1957.8829029" calcext:value-type="float">
            <text:p>1957,8829029</text:p>
          </table:table-cell>
          <table:table-cell table:formula="of:=([.D230]-[.E230])^2" office:value-type="float" office:value="4916.35456098715" calcext:value-type="float">
            <text:p>4916,354560987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235105" calcext:value-type="float">
            <text:p>0,235105</text:p>
          </table:table-cell>
          <table:table-cell office:value-type="float" office:value="0.262744" calcext:value-type="float">
            <text:p>0,262744</text:p>
          </table:table-cell>
          <table:table-cell table:formula="of:=([.B231]*[.$B$298])-([.B231]*[.$B$297])+[.$B$297]" office:value-type="float" office:value="958.4015117" calcext:value-type="float">
            <text:p>958,4015117</text:p>
          </table:table-cell>
          <table:table-cell table:formula="of:=([.C231]*[.$B$298])-([.C231]*[.$B$297])+[.$B$297]" office:value-type="float" office:value="1071.48758576" calcext:value-type="float">
            <text:p>1071,48758576</text:p>
          </table:table-cell>
          <table:table-cell table:formula="of:=([.D231]-[.E231])^2" office:value-type="float" office:value="12788.4601463038" calcext:value-type="float">
            <text:p>12788,460146303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0219306" calcext:value-type="float">
            <text:p>0,0219306</text:p>
          </table:table-cell>
          <table:table-cell office:value-type="float" office:value="0.0175025" calcext:value-type="float">
            <text:p>0,0175025</text:p>
          </table:table-cell>
          <table:table-cell table:formula="of:=([.B232]*[.$B$298])-([.B232]*[.$B$297])+[.$B$297]" office:value-type="float" office:value="86.189927124" calcext:value-type="float">
            <text:p>86,189927124</text:p>
          </table:table-cell>
          <table:table-cell table:formula="of:=([.C232]*[.$B$298])-([.C232]*[.$B$297])+[.$B$297]" office:value-type="float" office:value="68.07217885" calcext:value-type="float">
            <text:p>68,07217885</text:p>
          </table:table-cell>
          <table:table-cell table:formula="of:=([.D232]-[.E232])^2" office:value-type="float" office:value="328.25280252003" calcext:value-type="float">
            <text:p>328,2528025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284587" calcext:value-type="float">
            <text:p>0,0284587</text:p>
          </table:table-cell>
          <table:table-cell office:value-type="float" office:value="0.111067" calcext:value-type="float">
            <text:p>0,111067</text:p>
          </table:table-cell>
          <table:table-cell table:formula="of:=([.B233]*[.$B$298])-([.B233]*[.$B$297])+[.$B$297]" office:value-type="float" office:value="112.899909398" calcext:value-type="float">
            <text:p>112,899909398</text:p>
          </table:table-cell>
          <table:table-cell table:formula="of:=([.C233]*[.$B$298])-([.C233]*[.$B$297])+[.$B$297]" office:value-type="float" office:value="450.89507318" calcext:value-type="float">
            <text:p>450,89507318</text:p>
          </table:table-cell>
          <table:table-cell table:formula="of:=([.D233]-[.E233])^2" office:value-type="float" office:value="114240.730740021" calcext:value-type="float">
            <text:p>114240,73074002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000559692" calcext:value-type="float">
            <text:p>0,000559692</text:p>
          </table:table-cell>
          <table:table-cell office:value-type="float" office:value="0.0425707" calcext:value-type="float">
            <text:p>0,0425707</text:p>
          </table:table-cell>
          <table:table-cell table:formula="of:=([.B234]*[.$B$298])-([.B234]*[.$B$297])+[.$B$297]" office:value-type="float" office:value="-1.24999779432" calcext:value-type="float">
            <text:p>-1,2499977943</text:p>
          </table:table-cell>
          <table:table-cell table:formula="of:=([.C234]*[.$B$298])-([.C234]*[.$B$297])+[.$B$297]" office:value-type="float" office:value="170.639721878" calcext:value-type="float">
            <text:p>170,639721878</text:p>
          </table:table-cell>
          <table:table-cell table:formula="of:=([.D234]-[.E234])^2" office:value-type="float" office:value="29546.0757290287" calcext:value-type="float">
            <text:p>29546,075729028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0.0139825" calcext:value-type="float">
            <text:p>0,0139825</text:p>
          </table:table-cell>
          <table:table-cell table:formula="of:=([.B235]*[.$B$298])-([.B235]*[.$B$297])+[.$B$297]" office:value-type="float" office:value="-3.54" calcext:value-type="float">
            <text:p>-3,54</text:p>
          </table:table-cell>
          <table:table-cell table:formula="of:=([.C235]*[.$B$298])-([.C235]*[.$B$297])+[.$B$297]" office:value-type="float" office:value="53.66995805" calcext:value-type="float">
            <text:p>53,66995805</text:p>
          </table:table-cell>
          <table:table-cell table:formula="of:=([.D235]-[.E235])^2" office:value-type="float" office:value="3272.97930008276" calcext:value-type="float">
            <text:p>3272,979300082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0.0186785" calcext:value-type="float">
            <text:p>0,0186785</text:p>
          </table:table-cell>
          <table:table-cell table:formula="of:=([.B236]*[.$B$298])-([.B236]*[.$B$297])+[.$B$297]" office:value-type="float" office:value="-3.54" calcext:value-type="float">
            <text:p>-3,54</text:p>
          </table:table-cell>
          <table:table-cell table:formula="of:=([.C236]*[.$B$298])-([.C236]*[.$B$297])+[.$B$297]" office:value-type="float" office:value="72.88382989" calcext:value-type="float">
            <text:p>72,88382989</text:p>
          </table:table-cell>
          <table:table-cell table:formula="of:=([.D236]-[.E236])^2" office:value-type="float" office:value="5840.60177505566" calcext:value-type="float">
            <text:p>5840,601775055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00000244407" calcext:value-type="float">
            <text:p>2,44407E-06</text:p>
          </table:table-cell>
          <table:table-cell office:value-type="float" office:value="0.0612827" calcext:value-type="float">
            <text:p>0,0612827</text:p>
          </table:table-cell>
          <table:table-cell table:formula="of:=([.B237]*[.$B$298])-([.B237]*[.$B$297])+[.$B$297]" office:value-type="float" office:value="-3.5299999898322" calcext:value-type="float">
            <text:p>-3,5299999898</text:p>
          </table:table-cell>
          <table:table-cell table:formula="of:=([.C237]*[.$B$298])-([.C237]*[.$B$297])+[.$B$297]" office:value-type="float" office:value="247.200618358" calcext:value-type="float">
            <text:p>247,200618358</text:p>
          </table:table-cell>
          <table:table-cell table:formula="of:=([.D237]-[.E237])^2" office:value-type="float" office:value="62865.8429770863" calcext:value-type="float">
            <text:p>62865,842977086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0000317729" calcext:value-type="float">
            <text:p>3,17729E-05</text:p>
          </table:table-cell>
          <table:table-cell office:value-type="float" office:value="0.0537654" calcext:value-type="float">
            <text:p>0,0537654</text:p>
          </table:table-cell>
          <table:table-cell table:formula="of:=([.B238]*[.$B$298])-([.B238]*[.$B$297])+[.$B$297]" office:value-type="float" office:value="-3.409999908734" calcext:value-type="float">
            <text:p>-3,4099999087</text:p>
          </table:table-cell>
          <table:table-cell table:formula="of:=([.C238]*[.$B$298])-([.C238]*[.$B$297])+[.$B$297]" office:value-type="float" office:value="216.443284716" calcext:value-type="float">
            <text:p>216,443284716</text:p>
          </table:table-cell>
          <table:table-cell table:formula="of:=([.D238]-[.E238])^2" office:value-type="float" office:value="48335.4667602843" calcext:value-type="float">
            <text:p>48335,466760284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0.060519" calcext:value-type="float">
            <text:p>0,060519</text:p>
          </table:table-cell>
          <table:table-cell table:formula="of:=([.B239]*[.$B$298])-([.B239]*[.$B$297])+[.$B$297]" office:value-type="float" office:value="-3.54" calcext:value-type="float">
            <text:p>-3,54</text:p>
          </table:table-cell>
          <table:table-cell table:formula="of:=([.C239]*[.$B$298])-([.C239]*[.$B$297])+[.$B$297]" office:value-type="float" office:value="244.07590926" calcext:value-type="float">
            <text:p>244,07590926</text:p>
          </table:table-cell>
          <table:table-cell table:formula="of:=([.D239]-[.E239])^2" office:value-type="float" office:value="61313.6385186566" calcext:value-type="float">
            <text:p>61313,638518656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0.0605919" calcext:value-type="float">
            <text:p>0,0605919</text:p>
          </table:table-cell>
          <table:table-cell table:formula="of:=([.B240]*[.$B$298])-([.B240]*[.$B$297])+[.$B$297]" office:value-type="float" office:value="-3.54" calcext:value-type="float">
            <text:p>-3,54</text:p>
          </table:table-cell>
          <table:table-cell table:formula="of:=([.C240]*[.$B$298])-([.C240]*[.$B$297])+[.$B$297]" office:value-type="float" office:value="244.374182526" calcext:value-type="float">
            <text:p>244,374182526</text:p>
          </table:table-cell>
          <table:table-cell table:formula="of:=([.D240]-[.E240])^2" office:value-type="float" office:value="61461.4418975348" calcext:value-type="float">
            <text:p>61461,441897534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0.0606017" calcext:value-type="float">
            <text:p>0,0606017</text:p>
          </table:table-cell>
          <table:table-cell table:formula="of:=([.B241]*[.$B$298])-([.B241]*[.$B$297])+[.$B$297]" office:value-type="float" office:value="-3.54" calcext:value-type="float">
            <text:p>-3,54</text:p>
          </table:table-cell>
          <table:table-cell table:formula="of:=([.C241]*[.$B$298])-([.C241]*[.$B$297])+[.$B$297]" office:value-type="float" office:value="244.414279618" calcext:value-type="float">
            <text:p>244,414279618</text:p>
          </table:table-cell>
          <table:table-cell table:formula="of:=([.D241]-[.E241])^2" office:value-type="float" office:value="61481.3247808813" calcext:value-type="float">
            <text:p>61481,324780881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0.0606083" calcext:value-type="float">
            <text:p>0,0606083</text:p>
          </table:table-cell>
          <table:table-cell table:formula="of:=([.B242]*[.$B$298])-([.B242]*[.$B$297])+[.$B$297]" office:value-type="float" office:value="-3.54" calcext:value-type="float">
            <text:p>-3,54</text:p>
          </table:table-cell>
          <table:table-cell table:formula="of:=([.C242]*[.$B$298])-([.C242]*[.$B$297])+[.$B$297]" office:value-type="float" office:value="244.441283782" calcext:value-type="float">
            <text:p>244,441283782</text:p>
          </table:table-cell>
          <table:table-cell table:formula="of:=([.D242]-[.E242])^2" office:value-type="float" office:value="61494.7171061688" calcext:value-type="float">
            <text:p>61494,717106168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0.0605944" calcext:value-type="float">
            <text:p>0,0605944</text:p>
          </table:table-cell>
          <table:table-cell table:formula="of:=([.B243]*[.$B$298])-([.B243]*[.$B$297])+[.$B$297]" office:value-type="float" office:value="-3.54" calcext:value-type="float">
            <text:p>-3,54</text:p>
          </table:table-cell>
          <table:table-cell table:formula="of:=([.C243]*[.$B$298])-([.C243]*[.$B$297])+[.$B$297]" office:value-type="float" office:value="244.384411376" calcext:value-type="float">
            <text:p>244,384411376</text:p>
          </table:table-cell>
          <table:table-cell table:formula="of:=([.D243]-[.E243])^2" office:value-type="float" office:value="61466.5137561361" calcext:value-type="float">
            <text:p>61466,513756136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0.0606024" calcext:value-type="float">
            <text:p>0,0606024</text:p>
          </table:table-cell>
          <table:table-cell table:formula="of:=([.B244]*[.$B$298])-([.B244]*[.$B$297])+[.$B$297]" office:value-type="float" office:value="-3.54" calcext:value-type="float">
            <text:p>-3,54</text:p>
          </table:table-cell>
          <table:table-cell table:formula="of:=([.C244]*[.$B$298])-([.C244]*[.$B$297])+[.$B$297]" office:value-type="float" office:value="244.417143696" calcext:value-type="float">
            <text:p>244,417143696</text:p>
          </table:table-cell>
          <table:table-cell table:formula="of:=([.D244]-[.E244])^2" office:value-type="float" office:value="61482.7451098788" calcext:value-type="float">
            <text:p>61482,745109878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0525963" calcext:value-type="float">
            <text:p>0,00525963</text:p>
          </table:table-cell>
          <table:table-cell office:value-type="float" office:value="0.0606024" calcext:value-type="float">
            <text:p>0,0606024</text:p>
          </table:table-cell>
          <table:table-cell table:formula="of:=([.B245]*[.$B$298])-([.B245]*[.$B$297])+[.$B$297]" office:value-type="float" office:value="17.9799865302" calcext:value-type="float">
            <text:p>17,9799865302</text:p>
          </table:table-cell>
          <table:table-cell table:formula="of:=([.C245]*[.$B$298])-([.C245]*[.$B$297])+[.$B$297]" office:value-type="float" office:value="244.417143696" calcext:value-type="float">
            <text:p>244,417143696</text:p>
          </table:table-cell>
          <table:table-cell table:formula="of:=([.D245]-[.E245])^2" office:value-type="float" office:value="51273.7861453292" calcext:value-type="float">
            <text:p>51273,786145329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40068" calcext:value-type="float">
            <text:p>0,040068</text:p>
          </table:table-cell>
          <table:table-cell office:value-type="float" office:value="0.0701752" calcext:value-type="float">
            <text:p>0,0701752</text:p>
          </table:table-cell>
          <table:table-cell table:formula="of:=([.B246]*[.$B$298])-([.B246]*[.$B$297])+[.$B$297]" office:value-type="float" office:value="160.39982472" calcext:value-type="float">
            <text:p>160,39982472</text:p>
          </table:table-cell>
          <table:table-cell table:formula="of:=([.C246]*[.$B$298])-([.C246]*[.$B$297])+[.$B$297]" office:value-type="float" office:value="283.584637808" calcext:value-type="float">
            <text:p>283,584637808</text:p>
          </table:table-cell>
          <table:table-cell table:formula="of:=([.D246]-[.E246])^2" office:value-type="float" office:value="15174.4981755255" calcext:value-type="float">
            <text:p>15174,498175525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317128" calcext:value-type="float">
            <text:p>0,317128</text:p>
          </table:table-cell>
          <table:table-cell office:value-type="float" office:value="0.130998" calcext:value-type="float">
            <text:p>0,130998</text:p>
          </table:table-cell>
          <table:table-cell table:formula="of:=([.B247]*[.$B$298])-([.B247]*[.$B$297])+[.$B$297]" office:value-type="float" office:value="1294.00189712" calcext:value-type="float">
            <text:p>1294,00189712</text:p>
          </table:table-cell>
          <table:table-cell table:formula="of:=([.C247]*[.$B$298])-([.C247]*[.$B$297])+[.$B$297]" office:value-type="float" office:value="532.44355692" calcext:value-type="float">
            <text:p>532,44355692</text:p>
          </table:table-cell>
          <table:table-cell table:formula="of:=([.D247]-[.E247])^2" office:value-type="float" office:value="579971.105528179" calcext:value-type="float">
            <text:p>579971,10552817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598684" calcext:value-type="float">
            <text:p>0,598684</text:p>
          </table:table-cell>
          <table:table-cell office:value-type="float" office:value="0.427524" calcext:value-type="float">
            <text:p>0,427524</text:p>
          </table:table-cell>
          <table:table-cell table:formula="of:=([.B248]*[.$B$298])-([.B248]*[.$B$297])+[.$B$297]" office:value-type="float" office:value="2445.99953336" calcext:value-type="float">
            <text:p>2445,99953336</text:p>
          </table:table-cell>
          <table:table-cell table:formula="of:=([.C248]*[.$B$298])-([.C248]*[.$B$297])+[.$B$297]" office:value-type="float" office:value="1745.69154696" calcext:value-type="float">
            <text:p>1745,69154696</text:p>
          </table:table-cell>
          <table:table-cell table:formula="of:=([.D248]-[.E248])^2" office:value-type="float" office:value="490431.275815623" calcext:value-type="float">
            <text:p>490431,27581562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762192" calcext:value-type="float">
            <text:p>0,762192</text:p>
          </table:table-cell>
          <table:table-cell office:value-type="float" office:value="0.52067" calcext:value-type="float">
            <text:p>0,52067</text:p>
          </table:table-cell>
          <table:table-cell table:formula="of:=([.B249]*[.$B$298])-([.B249]*[.$B$297])+[.$B$297]" office:value-type="float" office:value="3114.99905568" calcext:value-type="float">
            <text:p>3114,99905568</text:p>
          </table:table-cell>
          <table:table-cell table:formula="of:=([.C249]*[.$B$298])-([.C249]*[.$B$297])+[.$B$297]" office:value-type="float" office:value="2126.8021318" calcext:value-type="float">
            <text:p>2126,8021318</text:p>
          </table:table-cell>
          <table:table-cell table:formula="of:=([.D249]-[.E249])^2" office:value-type="float" office:value="976533.160365893" calcext:value-type="float">
            <text:p>976533,16036589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863865" calcext:value-type="float">
            <text:p>0,863865</text:p>
          </table:table-cell>
          <table:table-cell office:value-type="float" office:value="0.708334" calcext:value-type="float">
            <text:p>0,708334</text:p>
          </table:table-cell>
          <table:table-cell table:formula="of:=([.B250]*[.$B$298])-([.B250]*[.$B$297])+[.$B$297]" office:value-type="float" office:value="3530.9982021" calcext:value-type="float">
            <text:p>3530,9982021</text:p>
          </table:table-cell>
          <table:table-cell table:formula="of:=([.C250]*[.$B$298])-([.C250]*[.$B$297])+[.$B$297]" office:value-type="float" office:value="2894.63689436" calcext:value-type="float">
            <text:p>2894,63689436</text:p>
          </table:table-cell>
          <table:table-cell table:formula="of:=([.D250]-[.E250])^2" office:value-type="float" office:value="404955.713988563" calcext:value-type="float">
            <text:p>404955,71398856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901504" calcext:value-type="float">
            <text:p>0,901504</text:p>
          </table:table-cell>
          <table:table-cell office:value-type="float" office:value="0.800852" calcext:value-type="float">
            <text:p>0,800852</text:p>
          </table:table-cell>
          <table:table-cell table:formula="of:=([.B251]*[.$B$298])-([.B251]*[.$B$297])+[.$B$297]" office:value-type="float" office:value="3684.99967616" calcext:value-type="float">
            <text:p>3684,99967616</text:p>
          </table:table-cell>
          <table:table-cell table:formula="of:=([.C251]*[.$B$298])-([.C251]*[.$B$297])+[.$B$297]" office:value-type="float" office:value="3273.17799208" calcext:value-type="float">
            <text:p>3273,17799208</text:p>
          </table:table-cell>
          <table:table-cell table:formula="of:=([.D251]-[.E251])^2" office:value-type="float" office:value="169597.099478487" calcext:value-type="float">
            <text:p>169597,09947848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89528" calcext:value-type="float">
            <text:p>0,889528</text:p>
          </table:table-cell>
          <table:table-cell office:value-type="float" office:value="0.765961" calcext:value-type="float">
            <text:p>0,765961</text:p>
          </table:table-cell>
          <table:table-cell table:formula="of:=([.B252]*[.$B$298])-([.B252]*[.$B$297])+[.$B$297]" office:value-type="float" office:value="3635.99939312" calcext:value-type="float">
            <text:p>3635,99939312</text:p>
          </table:table-cell>
          <table:table-cell table:formula="of:=([.C252]*[.$B$298])-([.C252]*[.$B$297])+[.$B$297]" office:value-type="float" office:value="3130.42006994" calcext:value-type="float">
            <text:p>3130,42006994</text:p>
          </table:table-cell>
          <table:table-cell table:formula="of:=([.D252]-[.E252])^2" office:value-type="float" office:value="255610.452027147" calcext:value-type="float">
            <text:p>255610,45202714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821827" calcext:value-type="float">
            <text:p>0,821827</text:p>
          </table:table-cell>
          <table:table-cell office:value-type="float" office:value="0.742273" calcext:value-type="float">
            <text:p>0,742273</text:p>
          </table:table-cell>
          <table:table-cell table:formula="of:=([.B253]*[.$B$298])-([.B253]*[.$B$297])+[.$B$297]" office:value-type="float" office:value="3358.99804358" calcext:value-type="float">
            <text:p>3358,99804358</text:p>
          </table:table-cell>
          <table:table-cell table:formula="of:=([.C253]*[.$B$298])-([.C253]*[.$B$297])+[.$B$297]" office:value-type="float" office:value="3033.49967042" calcext:value-type="float">
            <text:p>3033,49967042</text:p>
          </table:table-cell>
          <table:table-cell table:formula="of:=([.D253]-[.E253])^2" office:value-type="float" office:value="105949.190929807" calcext:value-type="float">
            <text:p>105949,19092980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686426" calcext:value-type="float">
            <text:p>0,686426</text:p>
          </table:table-cell>
          <table:table-cell office:value-type="float" office:value="0.670691" calcext:value-type="float">
            <text:p>0,670691</text:p>
          </table:table-cell>
          <table:table-cell table:formula="of:=([.B254]*[.$B$298])-([.B254]*[.$B$297])+[.$B$297]" office:value-type="float" office:value="2804.99943604" calcext:value-type="float">
            <text:p>2804,99943604</text:p>
          </table:table-cell>
          <table:table-cell table:formula="of:=([.C254]*[.$B$298])-([.C254]*[.$B$297])+[.$B$297]" office:value-type="float" office:value="2740.61905414" calcext:value-type="float">
            <text:p>2740,61905414</text:p>
          </table:table-cell>
          <table:table-cell table:formula="of:=([.D254]-[.E254])^2" office:value-type="float" office:value="4144.83357358984" calcext:value-type="float">
            <text:p>4144,833573589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497255" calcext:value-type="float">
            <text:p>0,497255</text:p>
          </table:table-cell>
          <table:table-cell office:value-type="float" office:value="0.511763" calcext:value-type="float">
            <text:p>0,511763</text:p>
          </table:table-cell>
          <table:table-cell table:formula="of:=([.B255]*[.$B$298])-([.B255]*[.$B$297])+[.$B$297]" office:value-type="float" office:value="2030.9987227" calcext:value-type="float">
            <text:p>2030,9987227</text:p>
          </table:table-cell>
          <table:table-cell table:formula="of:=([.C255]*[.$B$298])-([.C255]*[.$B$297])+[.$B$297]" office:value-type="float" office:value="2090.35878502" calcext:value-type="float">
            <text:p>2090,35878502</text:p>
          </table:table-cell>
          <table:table-cell table:formula="of:=([.D255]-[.E255])^2" office:value-type="float" office:value="3523.61699863428" calcext:value-type="float">
            <text:p>3523,616998634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231243" calcext:value-type="float">
            <text:p>0,231243</text:p>
          </table:table-cell>
          <table:table-cell office:value-type="float" office:value="0.262515" calcext:value-type="float">
            <text:p>0,262515</text:p>
          </table:table-cell>
          <table:table-cell table:formula="of:=([.B256]*[.$B$298])-([.B256]*[.$B$297])+[.$B$297]" office:value-type="float" office:value="942.59998422" calcext:value-type="float">
            <text:p>942,59998422</text:p>
          </table:table-cell>
          <table:table-cell table:formula="of:=([.C256]*[.$B$298])-([.C256]*[.$B$297])+[.$B$297]" office:value-type="float" office:value="1070.5506231" calcext:value-type="float">
            <text:p>1070,5506231</text:p>
          </table:table-cell>
          <table:table-cell table:formula="of:=([.D256]-[.E256])^2" office:value-type="float" office:value="16371.3659898002" calcext:value-type="float">
            <text:p>16371,365989800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0.0175539" calcext:value-type="float">
            <text:p>0,0175539</text:p>
          </table:table-cell>
          <table:table-cell table:formula="of:=([.B257]*[.$B$298])-([.B257]*[.$B$297])+[.$B$297]" office:value-type="float" office:value="-3.54" calcext:value-type="float">
            <text:p>-3,54</text:p>
          </table:table-cell>
          <table:table-cell table:formula="of:=([.C257]*[.$B$298])-([.C257]*[.$B$297])+[.$B$297]" office:value-type="float" office:value="68.282484006" calcext:value-type="float">
            <text:p>68,282484006</text:p>
          </table:table-cell>
          <table:table-cell table:formula="of:=([.D257]-[.E257])^2" office:value-type="float" office:value="5158.46920879213" calcext:value-type="float">
            <text:p>5158,469208792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0753995" calcext:value-type="float">
            <text:p>0,00753995</text:p>
          </table:table-cell>
          <table:table-cell office:value-type="float" office:value="0.121098" calcext:value-type="float">
            <text:p>0,121098</text:p>
          </table:table-cell>
          <table:table-cell table:formula="of:=([.B258]*[.$B$298])-([.B258]*[.$B$297])+[.$B$297]" office:value-type="float" office:value="27.310007023" calcext:value-type="float">
            <text:p>27,310007023</text:p>
          </table:table-cell>
          <table:table-cell table:formula="of:=([.C258]*[.$B$298])-([.C258]*[.$B$297])+[.$B$297]" office:value-type="float" office:value="491.93731092" calcext:value-type="float">
            <text:p>491,93731092</text:p>
          </table:table-cell>
          <table:table-cell table:formula="of:=([.D258]-[.E258])^2" office:value-type="float" office:value="215878.531526595" calcext:value-type="float">
            <text:p>215878,53152659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0943508" calcext:value-type="float">
            <text:p>0,0943508</text:p>
          </table:table-cell>
          <table:table-cell office:value-type="float" office:value="0.032785" calcext:value-type="float">
            <text:p>0,032785</text:p>
          </table:table-cell>
          <table:table-cell table:formula="of:=([.B259]*[.$B$298])-([.B259]*[.$B$297])+[.$B$297]" office:value-type="float" office:value="382.500072232" calcext:value-type="float">
            <text:p>382,500072232</text:p>
          </table:table-cell>
          <table:table-cell table:formula="of:=([.C259]*[.$B$298])-([.C259]*[.$B$297])+[.$B$297]" office:value-type="float" office:value="130.6011389" calcext:value-type="float">
            <text:p>130,6011389</text:p>
          </table:table-cell>
          <table:table-cell table:formula="of:=([.D259]-[.E259])^2" office:value-type="float" office:value="63453.0726137994" calcext:value-type="float">
            <text:p>63453,072613799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296353" calcext:value-type="float">
            <text:p>0,296353</text:p>
          </table:table-cell>
          <table:table-cell office:value-type="float" office:value="0.14159" calcext:value-type="float">
            <text:p>0,14159</text:p>
          </table:table-cell>
          <table:table-cell table:formula="of:=([.B260]*[.$B$298])-([.B260]*[.$B$297])+[.$B$297]" office:value-type="float" office:value="1209.00015362" calcext:value-type="float">
            <text:p>1209,00015362</text:p>
          </table:table-cell>
          <table:table-cell table:formula="of:=([.C260]*[.$B$298])-([.C260]*[.$B$297])+[.$B$297]" office:value-type="float" office:value="575.7811486" calcext:value-type="float">
            <text:p>575,7811486</text:p>
          </table:table-cell>
          <table:table-cell table:formula="of:=([.D260]-[.E260])^2" office:value-type="float" office:value="400966.308318518" calcext:value-type="float">
            <text:p>400966,30831851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498477" calcext:value-type="float">
            <text:p>0,498477</text:p>
          </table:table-cell>
          <table:table-cell office:value-type="float" office:value="0.331818" calcext:value-type="float">
            <text:p>0,331818</text:p>
          </table:table-cell>
          <table:table-cell table:formula="of:=([.B261]*[.$B$298])-([.B261]*[.$B$297])+[.$B$297]" office:value-type="float" office:value="2035.99858458" calcext:value-type="float">
            <text:p>2035,99858458</text:p>
          </table:table-cell>
          <table:table-cell table:formula="of:=([.C261]*[.$B$298])-([.C261]*[.$B$297])+[.$B$297]" office:value-type="float" office:value="1354.10661972" calcext:value-type="float">
            <text:p>1354,10661972</text:p>
          </table:table-cell>
          <table:table-cell table:formula="of:=([.D261]-[.E261])^2" office:value-type="float" office:value="464976.651740631" calcext:value-type="float">
            <text:p>464976,65174063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685204" calcext:value-type="float">
            <text:p>0,685204</text:p>
          </table:table-cell>
          <table:table-cell office:value-type="float" office:value="0.50636" calcext:value-type="float">
            <text:p>0,50636</text:p>
          </table:table-cell>
          <table:table-cell table:formula="of:=([.B262]*[.$B$298])-([.B262]*[.$B$297])+[.$B$297]" office:value-type="float" office:value="2799.99957416" calcext:value-type="float">
            <text:p>2799,99957416</text:p>
          </table:table-cell>
          <table:table-cell table:formula="of:=([.C262]*[.$B$298])-([.C262]*[.$B$297])+[.$B$297]" office:value-type="float" office:value="2068.2521944" calcext:value-type="float">
            <text:p>2068,2521944</text:p>
          </table:table-cell>
          <table:table-cell table:formula="of:=([.D262]-[.E262])^2" office:value-type="float" office:value="535454.227785624" calcext:value-type="float">
            <text:p>535454,22778562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334725" calcext:value-type="float">
            <text:p>0,334725</text:p>
          </table:table-cell>
          <table:table-cell office:value-type="float" office:value="0.65384" calcext:value-type="float">
            <text:p>0,65384</text:p>
          </table:table-cell>
          <table:table-cell table:formula="of:=([.B263]*[.$B$298])-([.B263]*[.$B$297])+[.$B$297]" office:value-type="float" office:value="1366.0007265" calcext:value-type="float">
            <text:p>1366,0007265</text:p>
          </table:table-cell>
          <table:table-cell table:formula="of:=([.C263]*[.$B$298])-([.C263]*[.$B$297])+[.$B$297]" office:value-type="float" office:value="2671.6725136" calcext:value-type="float">
            <text:p>2671,6725136</text:p>
          </table:table-cell>
          <table:table-cell table:formula="of:=([.D263]-[.E263])^2" office:value-type="float" office:value="1704778.81562891" calcext:value-type="float">
            <text:p>1704778,8156289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359165" calcext:value-type="float">
            <text:p>0,359165</text:p>
          </table:table-cell>
          <table:table-cell office:value-type="float" office:value="0.309064" calcext:value-type="float">
            <text:p>0,309064</text:p>
          </table:table-cell>
          <table:table-cell table:formula="of:=([.B264]*[.$B$298])-([.B264]*[.$B$297])+[.$B$297]" office:value-type="float" office:value="1465.9979641" calcext:value-type="float">
            <text:p>1465,9979641</text:p>
          </table:table-cell>
          <table:table-cell table:formula="of:=([.C264]*[.$B$298])-([.C264]*[.$B$297])+[.$B$297]" office:value-type="float" office:value="1261.00771856" calcext:value-type="float">
            <text:p>1261,00771856</text:p>
          </table:table-cell>
          <table:table-cell table:formula="of:=([.D264]-[.E264])^2" office:value-type="float" office:value="42021.0007665495" calcext:value-type="float">
            <text:p>42021,000766549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793232" calcext:value-type="float">
            <text:p>0,793232</text:p>
          </table:table-cell>
          <table:table-cell office:value-type="float" office:value="0.360178" calcext:value-type="float">
            <text:p>0,360178</text:p>
          </table:table-cell>
          <table:table-cell table:formula="of:=([.B265]*[.$B$298])-([.B265]*[.$B$297])+[.$B$297]" office:value-type="float" office:value="3242.00045728" calcext:value-type="float">
            <text:p>3242,00045728</text:p>
          </table:table-cell>
          <table:table-cell table:formula="of:=([.C265]*[.$B$298])-([.C265]*[.$B$297])+[.$B$297]" office:value-type="float" office:value="1470.14269412" calcext:value-type="float">
            <text:p>1470,14269412</text:p>
          </table:table-cell>
          <table:table-cell table:formula="of:=([.D265]-[.E265])^2" office:value-type="float" office:value="3139479.93287036" calcext:value-type="float">
            <text:p>3139479,9328703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93232" calcext:value-type="float">
            <text:p>0,793232</text:p>
          </table:table-cell>
          <table:table-cell office:value-type="float" office:value="0.600053" calcext:value-type="float">
            <text:p>0,600053</text:p>
          </table:table-cell>
          <table:table-cell table:formula="of:=([.B266]*[.$B$298])-([.B266]*[.$B$297])+[.$B$297]" office:value-type="float" office:value="3242.00045728" calcext:value-type="float">
            <text:p>3242,00045728</text:p>
          </table:table-cell>
          <table:table-cell table:formula="of:=([.C266]*[.$B$298])-([.C266]*[.$B$297])+[.$B$297]" office:value-type="float" office:value="2451.60085162" calcext:value-type="float">
            <text:p>2451,60085162</text:p>
          </table:table-cell>
          <table:table-cell table:formula="of:=([.D266]-[.E266])^2" office:value-type="float" office:value="624731.536627483" calcext:value-type="float">
            <text:p>624731,53662748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66003" calcext:value-type="float">
            <text:p>0,66003</text:p>
          </table:table-cell>
          <table:table-cell office:value-type="float" office:value="0.543143" calcext:value-type="float">
            <text:p>0,543143</text:p>
          </table:table-cell>
          <table:table-cell table:formula="of:=([.B267]*[.$B$298])-([.B267]*[.$B$297])+[.$B$297]" office:value-type="float" office:value="2696.9991462" calcext:value-type="float">
            <text:p>2696,9991462</text:p>
          </table:table-cell>
          <table:table-cell table:formula="of:=([.C267]*[.$B$298])-([.C267]*[.$B$297])+[.$B$297]" office:value-type="float" office:value="2218.75131022" calcext:value-type="float">
            <text:p>2218,75131022</text:p>
          </table:table-cell>
          <table:table-cell table:formula="of:=([.D267]-[.E267])^2" office:value-type="float" office:value="228720.992619553" calcext:value-type="float">
            <text:p>228720,99261955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48308" calcext:value-type="float">
            <text:p>0,48308</text:p>
          </table:table-cell>
          <table:table-cell office:value-type="float" office:value="0.430171" calcext:value-type="float">
            <text:p>0,430171</text:p>
          </table:table-cell>
          <table:table-cell table:formula="of:=([.B268]*[.$B$298])-([.B268]*[.$B$297])+[.$B$297]" office:value-type="float" office:value="1973.0011432" calcext:value-type="float">
            <text:p>1973,0011432</text:p>
          </table:table-cell>
          <table:table-cell table:formula="of:=([.C268]*[.$B$298])-([.C268]*[.$B$297])+[.$B$297]" office:value-type="float" office:value="1756.52185334" calcext:value-type="float">
            <text:p>1756,52185334</text:p>
          </table:table-cell>
          <table:table-cell table:formula="of:=([.D268]-[.E268])^2" office:value-type="float" office:value="46863.28293829" calcext:value-type="float">
            <text:p>46863,28293829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230094" calcext:value-type="float">
            <text:p>0,230094</text:p>
          </table:table-cell>
          <table:table-cell office:value-type="float" office:value="0.225118" calcext:value-type="float">
            <text:p>0,225118</text:p>
          </table:table-cell>
          <table:table-cell table:formula="of:=([.B269]*[.$B$298])-([.B269]*[.$B$297])+[.$B$297]" office:value-type="float" office:value="937.89880476" calcext:value-type="float">
            <text:p>937,89880476</text:p>
          </table:table-cell>
          <table:table-cell table:formula="of:=([.C269]*[.$B$298])-([.C269]*[.$B$297])+[.$B$297]" office:value-type="float" office:value="917.53930172" calcext:value-type="float">
            <text:p>917,53930172</text:p>
          </table:table-cell>
          <table:table-cell table:formula="of:=([.D269]-[.E269])^2" office:value-type="float" office:value="414.509364035771" calcext:value-type="float">
            <text:p>414,509364035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0301207" calcext:value-type="float">
            <text:p>0,0301207</text:p>
          </table:table-cell>
          <table:table-cell office:value-type="float" office:value="0.0365273" calcext:value-type="float">
            <text:p>0,0365273</text:p>
          </table:table-cell>
          <table:table-cell table:formula="of:=([.B270]*[.$B$298])-([.B270]*[.$B$297])+[.$B$297]" office:value-type="float" office:value="119.700048878" calcext:value-type="float">
            <text:p>119,700048878</text:p>
          </table:table-cell>
          <table:table-cell table:formula="of:=([.C270]*[.$B$298])-([.C270]*[.$B$297])+[.$B$297]" office:value-type="float" office:value="145.912909042" calcext:value-type="float">
            <text:p>145,912909042</text:p>
          </table:table-cell>
          <table:table-cell table:formula="of:=([.D270]-[.E270])^2" office:value-type="float" office:value="687.114037977418" calcext:value-type="float">
            <text:p>687,114037977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00525475" calcext:value-type="float">
            <text:p>0,000525475</text:p>
          </table:table-cell>
          <table:table-cell office:value-type="float" office:value="0.107033" calcext:value-type="float">
            <text:p>0,107033</text:p>
          </table:table-cell>
          <table:table-cell table:formula="of:=([.B271]*[.$B$298])-([.B271]*[.$B$297])+[.$B$297]" office:value-type="float" office:value="-1.3899980185" calcext:value-type="float">
            <text:p>-1,3899980185</text:p>
          </table:table-cell>
          <table:table-cell table:formula="of:=([.C271]*[.$B$298])-([.C271]*[.$B$297])+[.$B$297]" office:value-type="float" office:value="434.38980082" calcext:value-type="float">
            <text:p>434,38980082</text:p>
          </table:table-cell>
          <table:table-cell table:formula="of:=([.D271]-[.E271])^2" office:value-type="float" office:value="189904.033075724" calcext:value-type="float">
            <text:p>189904,03307572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0.0248313" calcext:value-type="float">
            <text:p>0,0248313</text:p>
          </table:table-cell>
          <table:table-cell table:formula="of:=([.B272]*[.$B$298])-([.B272]*[.$B$297])+[.$B$297]" office:value-type="float" office:value="-3.54" calcext:value-type="float">
            <text:p>-3,54</text:p>
          </table:table-cell>
          <table:table-cell table:formula="of:=([.C272]*[.$B$298])-([.C272]*[.$B$297])+[.$B$297]" office:value-type="float" office:value="98.058257202" calcext:value-type="float">
            <text:p>98,058257202</text:p>
          </table:table-cell>
          <table:table-cell table:formula="of:=([.D272]-[.E272])^2" office:value-type="float" office:value="10322.2058664837" calcext:value-type="float">
            <text:p>10322,205866483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0.0217335" calcext:value-type="float">
            <text:p>0,0217335</text:p>
          </table:table-cell>
          <table:table-cell table:formula="of:=([.B273]*[.$B$298])-([.B273]*[.$B$297])+[.$B$297]" office:value-type="float" office:value="-3.54" calcext:value-type="float">
            <text:p>-3,54</text:p>
          </table:table-cell>
          <table:table-cell table:formula="of:=([.C273]*[.$B$298])-([.C273]*[.$B$297])+[.$B$297]" office:value-type="float" office:value="85.38348459" calcext:value-type="float">
            <text:p>85,38348459</text:p>
          </table:table-cell>
          <table:table-cell table:formula="of:=([.D273]-[.E273])^2" office:value-type="float" office:value="7907.38611162797" calcext:value-type="float">
            <text:p>7907,38611162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00000244407" calcext:value-type="float">
            <text:p>2,44407E-06</text:p>
          </table:table-cell>
          <table:table-cell office:value-type="float" office:value="0.0203342" calcext:value-type="float">
            <text:p>0,0203342</text:p>
          </table:table-cell>
          <table:table-cell table:formula="of:=([.B274]*[.$B$298])-([.B274]*[.$B$297])+[.$B$297]" office:value-type="float" office:value="-3.5299999898322" calcext:value-type="float">
            <text:p>-3,5299999898</text:p>
          </table:table-cell>
          <table:table-cell table:formula="of:=([.C274]*[.$B$298])-([.C274]*[.$B$297])+[.$B$297]" office:value-type="float" office:value="79.658192668" calcext:value-type="float">
            <text:p>79,658192668</text:p>
          </table:table-cell>
          <table:table-cell table:formula="of:=([.D274]-[.E274])^2" office:value-type="float" office:value="6920.27539767661" calcext:value-type="float">
            <text:p>6920,275397676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0.0533649" calcext:value-type="float">
            <text:p>0,0533649</text:p>
          </table:table-cell>
          <table:table-cell table:formula="of:=([.B275]*[.$B$298])-([.B275]*[.$B$297])+[.$B$297]" office:value-type="float" office:value="-3.54" calcext:value-type="float">
            <text:p>-3,54</text:p>
          </table:table-cell>
          <table:table-cell table:formula="of:=([.C275]*[.$B$298])-([.C275]*[.$B$297])+[.$B$297]" office:value-type="float" office:value="214.804622946" calcext:value-type="float">
            <text:p>214,804622946</text:p>
          </table:table-cell>
          <table:table-cell table:formula="of:=([.D275]-[.E275])^2" office:value-type="float" office:value="47674.3743694309" calcext:value-type="float">
            <text:p>47674,374369430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0.0604697" calcext:value-type="float">
            <text:p>0,0604697</text:p>
          </table:table-cell>
          <table:table-cell table:formula="of:=([.B276]*[.$B$298])-([.B276]*[.$B$297])+[.$B$297]" office:value-type="float" office:value="-3.54" calcext:value-type="float">
            <text:p>-3,54</text:p>
          </table:table-cell>
          <table:table-cell table:formula="of:=([.C276]*[.$B$298])-([.C276]*[.$B$297])+[.$B$297]" office:value-type="float" office:value="243.874196338" calcext:value-type="float">
            <text:p>243,874196338</text:p>
          </table:table-cell>
          <table:table-cell table:formula="of:=([.D276]-[.E276])^2" office:value-type="float" office:value="61213.7845495784" calcext:value-type="float">
            <text:p>61213,784549578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0000146644" calcext:value-type="float">
            <text:p>1,46644E-05</text:p>
          </table:table-cell>
          <table:table-cell office:value-type="float" office:value="0.0606023" calcext:value-type="float">
            <text:p>0,0606023</text:p>
          </table:table-cell>
          <table:table-cell table:formula="of:=([.B277]*[.$B$298])-([.B277]*[.$B$297])+[.$B$297]" office:value-type="float" office:value="-3.480000020824" calcext:value-type="float">
            <text:p>-3,4800000208</text:p>
          </table:table-cell>
          <table:table-cell table:formula="of:=([.C277]*[.$B$298])-([.C277]*[.$B$297])+[.$B$297]" office:value-type="float" office:value="244.416734542" calcext:value-type="float">
            <text:p>244,416734542</text:p>
          </table:table-cell>
          <table:table-cell table:formula="of:=([.D277]-[.E277])^2" office:value-type="float" office:value="61452.7910069112" calcext:value-type="float">
            <text:p>61452,791006911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0000073322" calcext:value-type="float">
            <text:p>7,3322E-06</text:p>
          </table:table-cell>
          <table:table-cell office:value-type="float" office:value="0.0606296" calcext:value-type="float">
            <text:p>0,0606296</text:p>
          </table:table-cell>
          <table:table-cell table:formula="of:=([.B278]*[.$B$298])-([.B278]*[.$B$297])+[.$B$297]" office:value-type="float" office:value="-3.510000010412" calcext:value-type="float">
            <text:p>-3,5100000104</text:p>
          </table:table-cell>
          <table:table-cell table:formula="of:=([.C278]*[.$B$298])-([.C278]*[.$B$297])+[.$B$297]" office:value-type="float" office:value="244.528433584" calcext:value-type="float">
            <text:p>244,528433584</text:p>
          </table:table-cell>
          <table:table-cell table:formula="of:=([.D278]-[.E278])^2" office:value-type="float" office:value="61523.0645399695" calcext:value-type="float">
            <text:p>61523,064539969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0000342169" calcext:value-type="float">
            <text:p>3,42169E-05</text:p>
          </table:table-cell>
          <table:table-cell office:value-type="float" office:value="0.0606103" calcext:value-type="float">
            <text:p>0,0606103</text:p>
          </table:table-cell>
          <table:table-cell table:formula="of:=([.B279]*[.$B$298])-([.B279]*[.$B$297])+[.$B$297]" office:value-type="float" office:value="-3.400000184974" calcext:value-type="float">
            <text:p>-3,400000185</text:p>
          </table:table-cell>
          <table:table-cell table:formula="of:=([.C279]*[.$B$298])-([.C279]*[.$B$297])+[.$B$297]" office:value-type="float" office:value="244.449466862" calcext:value-type="float">
            <text:p>244,449466862</text:p>
          </table:table-cell>
          <table:table-cell table:formula="of:=([.D279]-[.E279])^2" office:value-type="float" office:value="61429.3583154691" calcext:value-type="float">
            <text:p>61429,358315469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0.0606618" calcext:value-type="float">
            <text:p>0,0606618</text:p>
          </table:table-cell>
          <table:table-cell table:formula="of:=([.B280]*[.$B$298])-([.B280]*[.$B$297])+[.$B$297]" office:value-type="float" office:value="-3.54" calcext:value-type="float">
            <text:p>-3,54</text:p>
          </table:table-cell>
          <table:table-cell table:formula="of:=([.C280]*[.$B$298])-([.C280]*[.$B$297])+[.$B$297]" office:value-type="float" office:value="244.660181172" calcext:value-type="float">
            <text:p>244,660181172</text:p>
          </table:table-cell>
          <table:table-cell table:formula="of:=([.D280]-[.E280])^2" office:value-type="float" office:value="61603.3299338136" calcext:value-type="float">
            <text:p>61603,329933813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0.0605939" calcext:value-type="float">
            <text:p>0,0605939</text:p>
          </table:table-cell>
          <table:table-cell table:formula="of:=([.B281]*[.$B$298])-([.B281]*[.$B$297])+[.$B$297]" office:value-type="float" office:value="-3.54" calcext:value-type="float">
            <text:p>-3,54</text:p>
          </table:table-cell>
          <table:table-cell table:formula="of:=([.C281]*[.$B$298])-([.C281]*[.$B$297])+[.$B$297]" office:value-type="float" office:value="244.382365606" calcext:value-type="float">
            <text:p>244,382365606</text:p>
          </table:table-cell>
          <table:table-cell table:formula="of:=([.D281]-[.E281])^2" office:value-type="float" office:value="61465.4993676751" calcext:value-type="float">
            <text:p>61465,499367675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0.0605989" calcext:value-type="float">
            <text:p>0,0605989</text:p>
          </table:table-cell>
          <table:table-cell table:formula="of:=([.B282]*[.$B$298])-([.B282]*[.$B$297])+[.$B$297]" office:value-type="float" office:value="-3.54" calcext:value-type="float">
            <text:p>-3,54</text:p>
          </table:table-cell>
          <table:table-cell table:formula="of:=([.C282]*[.$B$298])-([.C282]*[.$B$297])+[.$B$297]" office:value-type="float" office:value="244.402823306" calcext:value-type="float">
            <text:p>244,402823306</text:p>
          </table:table-cell>
          <table:table-cell table:formula="of:=([.D282]-[.E282])^2" office:value-type="float" office:value="61475.6436289503" calcext:value-type="float">
            <text:p>61475,643628950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0.0606075" calcext:value-type="float">
            <text:p>0,0606075</text:p>
          </table:table-cell>
          <table:table-cell table:formula="of:=([.B283]*[.$B$298])-([.B283]*[.$B$297])+[.$B$297]" office:value-type="float" office:value="-3.54" calcext:value-type="float">
            <text:p>-3,54</text:p>
          </table:table-cell>
          <table:table-cell table:formula="of:=([.C283]*[.$B$298])-([.C283]*[.$B$297])+[.$B$297]" office:value-type="float" office:value="244.43801055" calcext:value-type="float">
            <text:p>244,43801055</text:p>
          </table:table-cell>
          <table:table-cell table:formula="of:=([.D283]-[.E283])^2" office:value-type="float" office:value="61493.0937163359" calcext:value-type="float">
            <text:p>61493,0937163359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0.0605938" calcext:value-type="float">
            <text:p>0,0605938</text:p>
          </table:table-cell>
          <table:table-cell table:formula="of:=([.B284]*[.$B$298])-([.B284]*[.$B$297])+[.$B$297]" office:value-type="float" office:value="-3.54" calcext:value-type="float">
            <text:p>-3,54</text:p>
          </table:table-cell>
          <table:table-cell table:formula="of:=([.C284]*[.$B$298])-([.C284]*[.$B$297])+[.$B$297]" office:value-type="float" office:value="244.381956452" calcext:value-type="float">
            <text:p>244,381956452</text:p>
          </table:table-cell>
          <table:table-cell table:formula="of:=([.D284]-[.E284])^2" office:value-type="float" office:value="61465.2964909874" calcext:value-type="float">
            <text:p>61465,296490987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0000171085" calcext:value-type="float">
            <text:p>1,71085E-05</text:p>
          </table:table-cell>
          <table:table-cell office:value-type="float" office:value="0.0606024" calcext:value-type="float">
            <text:p>0,0606024</text:p>
          </table:table-cell>
          <table:table-cell table:formula="of:=([.B285]*[.$B$298])-([.B285]*[.$B$297])+[.$B$297]" office:value-type="float" office:value="-3.46999988791" calcext:value-type="float">
            <text:p>-3,4699998879</text:p>
          </table:table-cell>
          <table:table-cell table:formula="of:=([.C285]*[.$B$298])-([.C285]*[.$B$297])+[.$B$297]" office:value-type="float" office:value="244.417143696" calcext:value-type="float">
            <text:p>244,417143696</text:p>
          </table:table-cell>
          <table:table-cell table:formula="of:=([.D285]-[.E285])^2" office:value-type="float" office:value="61448.03595419" calcext:value-type="float">
            <text:p>61448,0359541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0.0606335" calcext:value-type="float">
            <text:p>0,0606335</text:p>
          </table:table-cell>
          <table:table-cell table:formula="of:=([.B286]*[.$B$298])-([.B286]*[.$B$297])+[.$B$297]" office:value-type="float" office:value="-3.54" calcext:value-type="float">
            <text:p>-3,54</text:p>
          </table:table-cell>
          <table:table-cell table:formula="of:=([.C286]*[.$B$298])-([.C286]*[.$B$297])+[.$B$297]" office:value-type="float" office:value="244.54439059" calcext:value-type="float">
            <text:p>244,54439059</text:p>
          </table:table-cell>
          <table:table-cell table:formula="of:=([.D286]-[.E286])^2" office:value-type="float" office:value="61545.8648544117" calcext:value-type="float">
            <text:p>61545,864854411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0.0605968" calcext:value-type="float">
            <text:p>0,0605968</text:p>
          </table:table-cell>
          <table:table-cell table:formula="of:=([.B287]*[.$B$298])-([.B287]*[.$B$297])+[.$B$297]" office:value-type="float" office:value="-3.54" calcext:value-type="float">
            <text:p>-3,54</text:p>
          </table:table-cell>
          <table:table-cell table:formula="of:=([.C287]*[.$B$298])-([.C287]*[.$B$297])+[.$B$297]" office:value-type="float" office:value="244.394231072" calcext:value-type="float">
            <text:p>244,394231072</text:p>
          </table:table-cell>
          <table:table-cell table:formula="of:=([.D287]-[.E287])^2" office:value-type="float" office:value="61471.3829372639" calcext:value-type="float">
            <text:p>61471,3829372639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00000488814" calcext:value-type="float">
            <text:p>4,88814E-06</text:p>
          </table:table-cell>
          <table:table-cell office:value-type="float" office:value="0.0606017" calcext:value-type="float">
            <text:p>0,0606017</text:p>
          </table:table-cell>
          <table:table-cell table:formula="of:=([.B288]*[.$B$298])-([.B288]*[.$B$297])+[.$B$297]" office:value-type="float" office:value="-3.5199999796644" calcext:value-type="float">
            <text:p>-3,5199999797</text:p>
          </table:table-cell>
          <table:table-cell table:formula="of:=([.C288]*[.$B$298])-([.C288]*[.$B$297])+[.$B$297]" office:value-type="float" office:value="244.414279618" calcext:value-type="float">
            <text:p>244,414279618</text:p>
          </table:table-cell>
          <table:table-cell table:formula="of:=([.D288]-[.E288])^2" office:value-type="float" office:value="61471.4069996128" calcext:value-type="float">
            <text:p>61471,406999612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052523" calcext:value-type="float">
            <text:p>0,0052523</text:p>
          </table:table-cell>
          <table:table-cell office:value-type="float" office:value="0.0606148" calcext:value-type="float">
            <text:p>0,0606148</text:p>
          </table:table-cell>
          <table:table-cell table:formula="of:=([.B289]*[.$B$298])-([.B289]*[.$B$297])+[.$B$297]" office:value-type="float" office:value="17.949995542" calcext:value-type="float">
            <text:p>17,949995542</text:p>
          </table:table-cell>
          <table:table-cell table:formula="of:=([.C289]*[.$B$298])-([.C289]*[.$B$297])+[.$B$297]" office:value-type="float" office:value="244.467878792" calcext:value-type="float">
            <text:p>244,467878792</text:p>
          </table:table-cell>
          <table:table-cell table:formula="of:=([.D289]-[.E289])^2" office:value-type="float" office:value="51310.3514320606" calcext:value-type="float">
            <text:p>51310,351432060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0457872" calcext:value-type="float">
            <text:p>0,0457872</text:p>
          </table:table-cell>
          <table:table-cell office:value-type="float" office:value="0.0701559" calcext:value-type="float">
            <text:p>0,0701559</text:p>
          </table:table-cell>
          <table:table-cell table:formula="of:=([.B290]*[.$B$298])-([.B290]*[.$B$297])+[.$B$297]" office:value-type="float" office:value="183.800160288" calcext:value-type="float">
            <text:p>183,800160288</text:p>
          </table:table-cell>
          <table:table-cell table:formula="of:=([.C290]*[.$B$298])-([.C290]*[.$B$297])+[.$B$297]" office:value-type="float" office:value="283.505671086" calcext:value-type="float">
            <text:p>283,505671086</text:p>
          </table:table-cell>
          <table:table-cell table:formula="of:=([.D290]-[.E290])^2" office:value-type="float" office:value="9941.18888349008" calcext:value-type="float">
            <text:p>9941,188883490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211886" calcext:value-type="float">
            <text:p>0,211886</text:p>
          </table:table-cell>
          <table:table-cell office:value-type="float" office:value="0.141094" calcext:value-type="float">
            <text:p>0,141094</text:p>
          </table:table-cell>
          <table:table-cell table:formula="of:=([.B291]*[.$B$298])-([.B291]*[.$B$297])+[.$B$297]" office:value-type="float" office:value="863.40004444" calcext:value-type="float">
            <text:p>863,40004444</text:p>
          </table:table-cell>
          <table:table-cell table:formula="of:=([.C291]*[.$B$298])-([.C291]*[.$B$297])+[.$B$297]" office:value-type="float" office:value="573.75174476" calcext:value-type="float">
            <text:p>573,75174476</text:p>
          </table:table-cell>
          <table:table-cell table:formula="of:=([.D291]-[.E291])^2" office:value-type="float" office:value="83896.137507515" calcext:value-type="float">
            <text:p>83896,13750751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179429" calcext:value-type="float">
            <text:p>0,179429</text:p>
          </table:table-cell>
          <table:table-cell office:value-type="float" office:value="0.369703" calcext:value-type="float">
            <text:p>0,369703</text:p>
          </table:table-cell>
          <table:table-cell table:formula="of:=([.B292]*[.$B$298])-([.B292]*[.$B$297])+[.$B$297]" office:value-type="float" office:value="730.60093066" calcext:value-type="float">
            <text:p>730,60093066</text:p>
          </table:table-cell>
          <table:table-cell table:formula="of:=([.C292]*[.$B$298])-([.C292]*[.$B$297])+[.$B$297]" office:value-type="float" office:value="1509.11461262" calcext:value-type="float">
            <text:p>1509,11461262</text:p>
          </table:table-cell>
          <table:table-cell table:formula="of:=([.D292]-[.E292])^2" office:value-type="float" office:value="606083.552998916" calcext:value-type="float">
            <text:p>606083,55299891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152471" calcext:value-type="float">
            <text:p>0,152471</text:p>
          </table:table-cell>
          <table:table-cell office:value-type="float" office:value="0.279792" calcext:value-type="float">
            <text:p>0,279792</text:p>
          </table:table-cell>
          <table:table-cell table:formula="of:=([.B293]*[.$B$298])-([.B293]*[.$B$297])+[.$B$297]" office:value-type="float" office:value="620.30119534" calcext:value-type="float">
            <text:p>620,30119534</text:p>
          </table:table-cell>
          <table:table-cell table:formula="of:=([.C293]*[.$B$298])-([.C293]*[.$B$297])+[.$B$297]" office:value-type="float" office:value="1141.24015968" calcext:value-type="float">
            <text:p>1141,24015968</text:p>
          </table:table-cell>
          <table:table-cell table:formula="of:=([.D293]-[.E293])^2" office:value-type="float" office:value="271377.404567632" calcext:value-type="float">
            <text:p>271377,40456763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489434" calcext:value-type="float">
            <text:p>0,489434</text:p>
          </table:table-cell>
          <table:table-cell office:value-type="float" office:value="0.255403" calcext:value-type="float">
            <text:p>0,255403</text:p>
          </table:table-cell>
          <table:table-cell table:formula="of:=([.B294]*[.$B$298])-([.B294]*[.$B$297])+[.$B$297]" office:value-type="float" office:value="1998.99878836" calcext:value-type="float">
            <text:p>1998,99878836</text:p>
          </table:table-cell>
          <table:table-cell table:formula="of:=([.C294]*[.$B$298])-([.C294]*[.$B$297])+[.$B$297]" office:value-type="float" office:value="1041.45159062" calcext:value-type="float">
            <text:p>1041,45159062</text:p>
          </table:table-cell>
          <table:table-cell table:formula="of:=([.D294]-[.E294])^2" office:value-type="float" office:value="916896.635899727" calcext:value-type="float">
            <text:p>916896,63589972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904193" calcext:value-type="float">
            <text:p>0,904193</text:p>
          </table:table-cell>
          <table:table-cell office:value-type="float" office:value="0.471165" calcext:value-type="float">
            <text:p>0,471165</text:p>
          </table:table-cell>
          <table:table-cell table:formula="of:=([.B295]*[.$B$298])-([.B295]*[.$B$297])+[.$B$297]" office:value-type="float" office:value="3696.00182722" calcext:value-type="float">
            <text:p>3696,00182722</text:p>
          </table:table-cell>
          <table:table-cell table:formula="of:=([.C295]*[.$B$298])-([.C295]*[.$B$297])+[.$B$297]" office:value-type="float" office:value="1924.2504441" calcext:value-type="float">
            <text:p>1924,2504441</text:p>
          </table:table-cell>
          <table:table-cell table:formula="of:=([.D295]-[.E295])^2" office:value-type="float" office:value="3139102.96358763" calcext:value-type="float">
            <text:p>3139102,9635876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8684" calcext:value-type="float">
            <text:p>0,88684</text:p>
          </table:table-cell>
          <table:table-cell office:value-type="float" office:value="0.732849" calcext:value-type="float">
            <text:p>0,732849</text:p>
          </table:table-cell>
          <table:table-cell table:formula="of:=([.B296]*[.$B$298])-([.B296]*[.$B$297])+[.$B$297]" office:value-type="float" office:value="3625.0013336" calcext:value-type="float">
            <text:p>3625,0013336</text:p>
          </table:table-cell>
          <table:table-cell table:formula="of:=([.C296]*[.$B$298])-([.C296]*[.$B$297])+[.$B$297]" office:value-type="float" office:value="2994.94099746" calcext:value-type="float">
            <text:p>2994,94099746</text:p>
          </table:table-cell>
          <table:table-cell table:formula="of:=([.D296]-[.E296])^2" office:value-type="float" office:value="396976.02717685" calcext:value-type="float">
            <text:p>396976,0271768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-3.54" calcext:value-type="float">
            <text:p>-3,54</text:p>
          </table:table-cell>
          <table:table-cell/>
          <table:table-cell table:style-name="Default" table:number-columns-repeated="2"/>
          <table:table-cell table:formula="of:=SQRT(AVERAGE([.F2:.F296]))" office:value-type="float" office:value="672.659551856446" calcext:value-type="float">
            <text:p>672,6595518564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4088" calcext:value-type="float">
            <text:p>4088</text:p>
          </table:table-cell>
          <table:table-cell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scale-to="45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3">00/00/0000</text:date>, <text:time style:data-style-name="N2" text:time-value="13:37:03.84871252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7-01-13T13:37:50.054797564</dc:date>
    <meta:editing-duration>PT42M11S</meta:editing-duration>
    <meta:editing-cycles>19</meta:editing-cycles>
    <meta:document-statistic meta:table-count="1" meta:cell-count="178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332cm" svg:y="0.316cm" chart:style-name="ch2">
          <text:p>Solar radiation prediction by an ANN</text:p>
        </chart:title>
        <chart:legend chart:legend-position="end" svg:x="12.777cm" svg:y="3.952cm" style:legend-expansion="high" chart:style-name="ch3"/>
        <chart:plot-area chart:style-name="ch4" table:cell-range-address="data_out_training.D1:data_out_training.E296" chart:data-source-has-labels="row" svg:x="1.331cm" svg:y="1.275cm" svg:width="11.126cm" svg:height="6.564cm">
          <chartooo:coordinate-region svg:x="2.429cm" svg:y="1.475cm" svg:width="10.028cm" svg:height="6.165cm"/>
          <chart:axis chart:dimension="x" chart:name="primary-x" chart:style-name="ch5">
            <chart:title svg:x="6.48cm" svg:y="8.019cm" chart:style-name="ch6">
              <text:p>Hour</text:p>
            </chart:title>
          </chart:axis>
          <chart:axis chart:dimension="y" chart:name="primary-y" chart:style-name="ch5">
            <chart:title svg:x="0.451cm" svg:y="6.241cm" chart:style-name="ch7">
              <text:p>Solar radiation (kJ/m2)</text:p>
            </chart:title>
            <chart:grid chart:style-name="ch8" chart:class="major"/>
          </chart:axis>
          <chart:series chart:style-name="ch9" chart:values-cell-range-address="data_out_training.D2:data_out_training.D296" chart:label-cell-address="data_out_training.D1:data_out_training.D1" chart:class="chart:line">
            <chart:data-point chart:repeated="295"/>
          </chart:series>
          <chart:series chart:style-name="ch10" chart:values-cell-range-address="data_out_training.E2:data_out_training.E296" chart:label-cell-address="data_out_training.E1:data_out_training.E1" chart:class="chart:line">
            <chart:data-point chart:repeated="29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 C</text:p>
                <draw:g>
                  <svg:desc>data_out_training.D1:data_out_training.D1</svg:desc>
                </draw:g>
              </table:table-cell>
              <table:table-cell office:value-type="string">
                <text:p>Simulated C</text:p>
                <draw:g>
                  <svg:desc>data_out_training.E1:data_out_training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.059914642">
                <text:p>38.059914642</text:p>
                <draw:g>
                  <svg:desc>data_out_training.D2:data_out_training.D296</svg:desc>
                </draw:g>
              </table:table-cell>
              <table:table-cell office:value-type="float" office:value="244.74487605">
                <text:p>244.74487605</text:p>
                <draw:g>
                  <svg:desc>data_out_training.E2:data_out_training.E2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4.400092142">
                <text:p>254.400092142</text:p>
              </table:table-cell>
              <table:table-cell office:value-type="float" office:value="319.987887496">
                <text:p>319.9878874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50.99837846">
                <text:p>1450.99837846</text:p>
              </table:table-cell>
              <table:table-cell office:value-type="float" office:value="690.06604388">
                <text:p>690.066043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27.99819062">
                <text:p>2227.99819062</text:p>
              </table:table-cell>
              <table:table-cell office:value-type="float" office:value="1773.6408567">
                <text:p>1773.64085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83.0005546">
                <text:p>2883.0005546</text:p>
              </table:table-cell>
              <table:table-cell office:value-type="float" office:value="2118.19353164">
                <text:p>2118.193531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27.00097576">
                <text:p>2927.00097576</text:p>
              </table:table-cell>
              <table:table-cell office:value-type="float" office:value="2752.26766852">
                <text:p>2752.267668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96.99893796">
                <text:p>3296.99893796</text:p>
              </table:table-cell>
              <table:table-cell office:value-type="float" office:value="2522.29857128">
                <text:p>2522.298571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61.99980068">
                <text:p>3561.99980068</text:p>
              </table:table-cell>
              <table:table-cell office:value-type="float" office:value="2820.39180952">
                <text:p>2820.391809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67.99943158">
                <text:p>3367.99943158</text:p>
              </table:table-cell>
              <table:table-cell office:value-type="float" office:value="2991.07449216">
                <text:p>2991.074492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78.00090096">
                <text:p>2278.00090096</text:p>
              </table:table-cell>
              <table:table-cell office:value-type="float" office:value="2711.90871796">
                <text:p>2711.908717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8.99795964">
                <text:p>2028.99795964</text:p>
              </table:table-cell>
              <table:table-cell office:value-type="float" office:value="1337.76500896">
                <text:p>1337.765008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10.9982584">
                <text:p>1010.9982584</text:p>
              </table:table-cell>
              <table:table-cell office:value-type="float" office:value="1122.37406874">
                <text:p>1122.374068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2.500145116">
                <text:p>172.500145116</text:p>
              </table:table-cell>
              <table:table-cell office:value-type="float" office:value="231.36963179">
                <text:p>231.369631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72999988418">
                <text:p>-0.72999988418</text:p>
              </table:table-cell>
              <table:table-cell office:value-type="float" office:value="389.764192348">
                <text:p>389.7641923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360000062472">
                <text:p>-3.360000062472</text:p>
              </table:table-cell>
              <table:table-cell office:value-type="float" office:value="184.184765048">
                <text:p>184.1847650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5000000002442">
                <text:p>-3.5000000002442</text:p>
              </table:table-cell>
              <table:table-cell office:value-type="float" office:value="84.731293114">
                <text:p>84.7312931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08000043242">
                <text:p>-3.08000043242</text:p>
              </table:table-cell>
              <table:table-cell office:value-type="float" office:value="76.89353909">
                <text:p>76.893539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400000184974">
                <text:p>-3.400000184974</text:p>
              </table:table-cell>
              <table:table-cell office:value-type="float" office:value="203.394136194">
                <text:p>203.3941361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199999981618">
                <text:p>-3.199999981618</text:p>
              </table:table-cell>
              <table:table-cell office:value-type="float" office:value="243.851283714">
                <text:p>243.8512837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.57999787826">
                <text:p>-2.57999787826</text:p>
              </table:table-cell>
              <table:table-cell office:value-type="float" office:value="244.936769276">
                <text:p>244.9367692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.12999905122">
                <text:p>-3.12999905122</text:p>
              </table:table-cell>
              <table:table-cell office:value-type="float" office:value="246.133135572">
                <text:p>246.1331355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.12999905122">
                <text:p>-3.12999905122</text:p>
              </table:table-cell>
              <table:table-cell office:value-type="float" office:value="244.749785898">
                <text:p>244.7497858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85999832662">
                <text:p>-2.85999832662</text:p>
              </table:table-cell>
              <table:table-cell office:value-type="float" office:value="245.028419772">
                <text:p>245.0284197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3.439999898322">
                <text:p>-3.439999898322</text:p>
              </table:table-cell>
              <table:table-cell office:value-type="float" office:value="245.617192378">
                <text:p>245.6171923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.1600142902">
                <text:p>18.1600142902</text:p>
              </table:table-cell>
              <table:table-cell office:value-type="float" office:value="244.203974462">
                <text:p>244.2039744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2.59980413">
                <text:p>282.59980413</text:p>
              </table:table-cell>
              <table:table-cell office:value-type="float" office:value="283.8293119">
                <text:p>283.82931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22.99874522">
                <text:p>1022.99874522</text:p>
              </table:table-cell>
              <table:table-cell office:value-type="float" office:value="744.49989204">
                <text:p>744.499892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04.00018762">
                <text:p>1504.00018762</text:p>
              </table:table-cell>
              <table:table-cell office:value-type="float" office:value="1634.31573662">
                <text:p>1634.315736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15.99924118">
                <text:p>1715.99924118</text:p>
              </table:table-cell>
              <table:table-cell office:value-type="float" office:value="1861.14253114">
                <text:p>1861.142531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72.0003574">
                <text:p>1172.0003574</text:p>
              </table:table-cell>
              <table:table-cell office:value-type="float" office:value="2075.48194558">
                <text:p>2075.481945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42.00076964">
                <text:p>2342.00076964</text:p>
              </table:table-cell>
              <table:table-cell office:value-type="float" office:value="1377.3752077">
                <text:p>1377.37520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78.00191774">
                <text:p>3278.00191774</text:p>
              </table:table-cell>
              <table:table-cell office:value-type="float" office:value="2080.3222374">
                <text:p>2080.32223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94.99971228">
                <text:p>2794.99971228</text:p>
              </table:table-cell>
              <table:table-cell office:value-type="float" office:value="2681.88499744">
                <text:p>2681.884997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58.00145344">
                <text:p>2258.00145344</text:p>
              </table:table-cell>
              <table:table-cell office:value-type="float" office:value="1792.7074331">
                <text:p>1792.70743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72.99858904">
                <text:p>1472.99858904</text:p>
              </table:table-cell>
              <table:table-cell office:value-type="float" office:value="1414.62049632">
                <text:p>1414.620496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23.99984338">
                <text:p>923.99984338</text:p>
              </table:table-cell>
              <table:table-cell office:value-type="float" office:value="519.57566362">
                <text:p>519.575663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4.199903746">
                <text:p>184.199903746</text:p>
              </table:table-cell>
              <table:table-cell office:value-type="float" office:value="379.313171726">
                <text:p>379.3131717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76999877922">
                <text:p>-0.76999877922</text:p>
              </table:table-cell>
              <table:table-cell office:value-type="float" office:value="346.384457806">
                <text:p>346.3844578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3.54">
                <text:p>-3.54</text:p>
              </table:table-cell>
              <table:table-cell office:value-type="float" office:value="90.511002518">
                <text:p>90.5110025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.85005827">
                <text:p>80.85005827</text:p>
              </table:table-cell>
              <table:table-cell office:value-type="float" office:value="141.451493826">
                <text:p>141.4514938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87999983212">
                <text:p>-0.87999983212</text:p>
              </table:table-cell>
              <table:table-cell office:value-type="float" office:value="227.917599492">
                <text:p>227.9175994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3.54">
                <text:p>-3.54</text:p>
              </table:table-cell>
              <table:table-cell office:value-type="float" office:value="178.05891136">
                <text:p>178.058911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3.54">
                <text:p>-3.54</text:p>
              </table:table-cell>
              <table:table-cell office:value-type="float" office:value="241.468779972">
                <text:p>241.4687799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.54">
                <text:p>-3.54</text:p>
              </table:table-cell>
              <table:table-cell office:value-type="float" office:value="262.642090318">
                <text:p>262.6420903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3.490000153738">
                <text:p>-3.490000153738</text:p>
              </table:table-cell>
              <table:table-cell office:value-type="float" office:value="224.169748852">
                <text:p>224.1697488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3.150000135356">
                <text:p>-3.150000135356</text:p>
              </table:table-cell>
              <table:table-cell office:value-type="float" office:value="243.84064571">
                <text:p>243.840645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3.12999905122">
                <text:p>-3.12999905122</text:p>
              </table:table-cell>
              <table:table-cell office:value-type="float" office:value="245.11106888">
                <text:p>245.111068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3.54">
                <text:p>-3.54</text:p>
              </table:table-cell>
              <table:table-cell office:value-type="float" office:value="245.034147928">
                <text:p>245.0341479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.54">
                <text:p>-3.54</text:p>
              </table:table-cell>
              <table:table-cell office:value-type="float" office:value="244.27844049">
                <text:p>244.278440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.54">
                <text:p>-3.54</text:p>
              </table:table-cell>
              <table:table-cell office:value-type="float" office:value="244.469106254">
                <text:p>244.4691062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3.5199999796644">
                <text:p>-3.5199999796644</text:p>
              </table:table-cell>
              <table:table-cell office:value-type="float" office:value="244.402823306">
                <text:p>244.4028233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4.9399926458">
                <text:p>34.9399926458</text:p>
              </table:table-cell>
              <table:table-cell office:value-type="float" office:value="244.350451594">
                <text:p>244.3504515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32.000138104">
                <text:p>232.000138104</text:p>
              </table:table-cell>
              <table:table-cell office:value-type="float" office:value="314.381250234">
                <text:p>314.3812502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49.99871356">
                <text:p>1349.99871356</text:p>
              </table:table-cell>
              <table:table-cell office:value-type="float" office:value="652.40750972">
                <text:p>652.407509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17.00146024">
                <text:p>2317.00146024</text:p>
              </table:table-cell>
              <table:table-cell office:value-type="float" office:value="1764.89314418">
                <text:p>1764.893144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99.9981409">
                <text:p>2999.9981409</text:p>
              </table:table-cell>
              <table:table-cell office:value-type="float" office:value="2122.93971804">
                <text:p>2122.939718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562.99813644">
                <text:p>3562.99813644</text:p>
              </table:table-cell>
              <table:table-cell office:value-type="float" office:value="2816.05886866">
                <text:p>2816.058868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505.9988927">
                <text:p>3505.9988927</text:p>
              </table:table-cell>
              <table:table-cell office:value-type="float" office:value="3317.16613862">
                <text:p>3317.166138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810.99865046">
                <text:p>3810.99865046</text:p>
              </table:table-cell>
              <table:table-cell office:value-type="float" office:value="2840.0393846">
                <text:p>2840.03938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385.99811604">
                <text:p>3385.99811604</text:p>
              </table:table-cell>
              <table:table-cell office:value-type="float" office:value="3388.17890686">
                <text:p>3388.178906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799.0012384">
                <text:p>2799.0012384</text:p>
              </table:table-cell>
              <table:table-cell office:value-type="float" office:value="2676.6846501">
                <text:p>2676.68465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55.9980321">
                <text:p>2055.9980321</text:p>
              </table:table-cell>
              <table:table-cell office:value-type="float" office:value="2086.97917298">
                <text:p>2086.979172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99.59922796">
                <text:p>999.59922796</text:p>
              </table:table-cell>
              <table:table-cell office:value-type="float" office:value="1112.66893586">
                <text:p>1112.668935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68000126538">
                <text:p>-0.68000126538</text:p>
              </table:table-cell>
              <table:table-cell office:value-type="float" office:value="72.070022584">
                <text:p>72.0700225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.54">
                <text:p>-3.54</text:p>
              </table:table-cell>
              <table:table-cell office:value-type="float" office:value="504.14237474">
                <text:p>504.142374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.54">
                <text:p>-3.54</text:p>
              </table:table-cell>
              <table:table-cell office:value-type="float" office:value="117.6923302">
                <text:p>117.69233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.54">
                <text:p>-3.54</text:p>
              </table:table-cell>
              <table:table-cell office:value-type="float" office:value="120.026144616">
                <text:p>120.0261446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.54">
                <text:p>-3.54</text:p>
              </table:table-cell>
              <table:table-cell office:value-type="float" office:value="58.511477332">
                <text:p>58.5114773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.54">
                <text:p>-3.54</text:p>
              </table:table-cell>
              <table:table-cell office:value-type="float" office:value="243.69948758">
                <text:p>243.699487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.54">
                <text:p>-3.54</text:p>
              </table:table-cell>
              <table:table-cell office:value-type="float" office:value="244.417143696">
                <text:p>244.4171436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.54">
                <text:p>-3.54</text:p>
              </table:table-cell>
              <table:table-cell office:value-type="float" office:value="244.417143696">
                <text:p>244.4171436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3.54">
                <text:p>-3.54</text:p>
              </table:table-cell>
              <table:table-cell office:value-type="float" office:value="244.417143696">
                <text:p>244.4171436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3.54">
                <text:p>-3.54</text:p>
              </table:table-cell>
              <table:table-cell office:value-type="float" office:value="244.417143696">
                <text:p>244.4171436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3.510000010412">
                <text:p>-3.510000010412</text:p>
              </table:table-cell>
              <table:table-cell office:value-type="float" office:value="244.417143696">
                <text:p>244.4171436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9.1000148576">
                <text:p>29.1000148576</text:p>
              </table:table-cell>
              <table:table-cell office:value-type="float" office:value="244.471561178">
                <text:p>244.47156117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15.400043694">
                <text:p>315.400043694</text:p>
              </table:table-cell>
              <table:table-cell office:value-type="float" office:value="303.778433478">
                <text:p>303.77843347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30.9992433">
                <text:p>530.9992433</text:p>
              </table:table-cell>
              <table:table-cell office:value-type="float" office:value="796.33970384">
                <text:p>796.3397038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52.70199648">
                <text:p>952.70199648</text:p>
              </table:table-cell>
              <table:table-cell office:value-type="float" office:value="1050.1542962">
                <text:p>1050.15429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18.00021248">
                <text:p>1118.00021248</text:p>
              </table:table-cell>
              <table:table-cell office:value-type="float" office:value="1540.25532356">
                <text:p>1540.255323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58.99856418">
                <text:p>1858.99856418</text:p>
              </table:table-cell>
              <table:table-cell office:value-type="float" office:value="1559.24825224">
                <text:p>1559.248252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90.00138778">
                <text:p>2290.00138778</text:p>
              </table:table-cell>
              <table:table-cell office:value-type="float" office:value="1998.7369298">
                <text:p>1998.73692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96.99945856">
                <text:p>1796.99945856</text:p>
              </table:table-cell>
              <table:table-cell office:value-type="float" office:value="2132.10885918">
                <text:p>2132.108859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20.99899894">
                <text:p>2020.99899894</text:p>
              </table:table-cell>
              <table:table-cell office:value-type="float" office:value="1566.60074962">
                <text:p>1566.600749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88.00093708">
                <text:p>1388.00093708</text:p>
              </table:table-cell>
              <table:table-cell office:value-type="float" office:value="1783.44827808">
                <text:p>1783.448278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58.9986683">
                <text:p>1558.9986683</text:p>
              </table:table-cell>
              <table:table-cell office:value-type="float" office:value="888.4975508">
                <text:p>888.49755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49.70156852">
                <text:p>849.70156852</text:p>
              </table:table-cell>
              <table:table-cell office:value-type="float" office:value="1125.95416624">
                <text:p>1125.954166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11.600128818">
                <text:p>211.600128818</text:p>
              </table:table-cell>
              <table:table-cell office:value-type="float" office:value="708.93622636">
                <text:p>708.936226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20000225028">
                <text:p>-0.20000225028</text:p>
              </table:table-cell>
              <table:table-cell office:value-type="float" office:value="404.388992924">
                <text:p>404.3889929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3.54">
                <text:p>-3.54</text:p>
              </table:table-cell>
              <table:table-cell office:value-type="float" office:value="239.961456636">
                <text:p>239.9614566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3.54">
                <text:p>-3.54</text:p>
              </table:table-cell>
              <table:table-cell office:value-type="float" office:value="104.87148961">
                <text:p>104.8714896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3.54">
                <text:p>-3.54</text:p>
              </table:table-cell>
              <table:table-cell office:value-type="float" office:value="107.477391436">
                <text:p>107.4773914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3.54">
                <text:p>-3.54</text:p>
              </table:table-cell>
              <table:table-cell office:value-type="float" office:value="193.783927042">
                <text:p>193.78392704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3.379999919146">
                <text:p>-3.379999919146</text:p>
              </table:table-cell>
              <table:table-cell office:value-type="float" office:value="243.579196304">
                <text:p>243.5791963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3.140000002442">
                <text:p>-3.140000002442</text:p>
              </table:table-cell>
              <table:table-cell office:value-type="float" office:value="244.708461344">
                <text:p>244.7084613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3.5299999898322">
                <text:p>-3.5299999898322</text:p>
              </table:table-cell>
              <table:table-cell office:value-type="float" office:value="245.093475258">
                <text:p>245.0934752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.20999889928">
                <text:p>-1.20999889928</text:p>
              </table:table-cell>
              <table:table-cell office:value-type="float" office:value="244.298489036">
                <text:p>244.2984890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3.490000153738">
                <text:p>-3.490000153738</text:p>
              </table:table-cell>
              <table:table-cell office:value-type="float" office:value="248.676027682">
                <text:p>248.67602768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.54">
                <text:p>-3.54</text:p>
              </table:table-cell>
              <table:table-cell office:value-type="float" office:value="243.78540992">
                <text:p>243.7854099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7.4899836998">
                <text:p>17.4899836998</text:p>
              </table:table-cell>
              <table:table-cell office:value-type="float" office:value="244.217885698">
                <text:p>244.2178856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10.900168002">
                <text:p>310.900168002</text:p>
              </table:table-cell>
              <table:table-cell office:value-type="float" office:value="283.17057396">
                <text:p>283.170573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84.299940678">
                <text:p>384.299940678</text:p>
              </table:table-cell>
              <table:table-cell office:value-type="float" office:value="791.6098836">
                <text:p>791.609883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20.60131102">
                <text:p>420.60131102</text:p>
              </table:table-cell>
              <table:table-cell office:value-type="float" office:value="815.72542036">
                <text:p>815.7254203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52.9990374">
                <text:p>1752.9990374</text:p>
              </table:table-cell>
              <table:table-cell office:value-type="float" office:value="838.2738973">
                <text:p>838.273897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819.99902168">
                <text:p>2819.99902168</text:p>
              </table:table-cell>
              <table:table-cell office:value-type="float" office:value="1836.3846226">
                <text:p>1836.384622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522.00090564">
                <text:p>3522.00090564</text:p>
              </table:table-cell>
              <table:table-cell office:value-type="float" office:value="2377.9817724">
                <text:p>2377.98177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660.00036676">
                <text:p>3660.00036676</text:p>
              </table:table-cell>
              <table:table-cell office:value-type="float" office:value="3198.55648556">
                <text:p>3198.5564855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62.9989694">
                <text:p>1162.9989694</text:p>
              </table:table-cell>
              <table:table-cell office:value-type="float" office:value="3221.94781974">
                <text:p>3221.9478197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99.99999064">
                <text:p>1599.99999064</text:p>
              </table:table-cell>
              <table:table-cell office:value-type="float" office:value="637.26062864">
                <text:p>637.2606286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86.09990836">
                <text:p>886.09990836</text:p>
              </table:table-cell>
              <table:table-cell office:value-type="float" office:value="964.10102692">
                <text:p>964.1010269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93.50017508">
                <text:p>793.50017508</text:p>
              </table:table-cell>
              <table:table-cell office:value-type="float" office:value="519.73114214">
                <text:p>519.7311421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6.2998254">
                <text:p>166.2998254</text:p>
              </table:table-cell>
              <table:table-cell office:value-type="float" office:value="325.000023996">
                <text:p>325.00002399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2.03000079684">
                <text:p>-2.03000079684</text:p>
              </table:table-cell>
              <table:table-cell office:value-type="float" office:value="393.759581158">
                <text:p>393.75958115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.4000018338">
                <text:p>-1.4000018338</text:p>
              </table:table-cell>
              <table:table-cell office:value-type="float" office:value="91.785517228">
                <text:p>91.7855172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2.46000119314">
                <text:p>-2.46000119314</text:p>
              </table:table-cell>
              <table:table-cell office:value-type="float" office:value="227.38242606">
                <text:p>227.3824260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2.00000162556">
                <text:p>-2.00000162556</text:p>
              </table:table-cell>
              <table:table-cell office:value-type="float" office:value="110.157350136">
                <text:p>110.15735013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3.54">
                <text:p>-3.54</text:p>
              </table:table-cell>
              <table:table-cell office:value-type="float" office:value="206.12687576">
                <text:p>206.1268757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2.17000102102">
                <text:p>-2.17000102102</text:p>
              </table:table-cell>
              <table:table-cell office:value-type="float" office:value="243.930250436">
                <text:p>243.93025043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.66999846686">
                <text:p>-1.66999846686</text:p>
              </table:table-cell>
              <table:table-cell office:value-type="float" office:value="246.538607186">
                <text:p>246.53860718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2.57000224604">
                <text:p>-2.57000224604</text:p>
              </table:table-cell>
              <table:table-cell office:value-type="float" office:value="247.417469978">
                <text:p>247.41746997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3.54">
                <text:p>-3.54</text:p>
              </table:table-cell>
              <table:table-cell office:value-type="float" office:value="245.134390658">
                <text:p>245.13439065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3.54">
                <text:p>-3.54</text:p>
              </table:table-cell>
              <table:table-cell office:value-type="float" office:value="244.310354502">
                <text:p>244.31035450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3.450000031236">
                <text:p>-3.450000031236</text:p>
              </table:table-cell>
              <table:table-cell office:value-type="float" office:value="244.419189466">
                <text:p>244.41918946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8.7199824546">
                <text:p>18.7199824546</text:p>
              </table:table-cell>
              <table:table-cell office:value-type="float" office:value="244.309536194">
                <text:p>244.30953619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3.999837852">
                <text:p>153.999837852</text:p>
              </table:table-cell>
              <table:table-cell office:value-type="float" office:value="284.652529748">
                <text:p>284.6525297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10.00125178">
                <text:p>1110.00125178</text:p>
              </table:table-cell>
              <table:table-cell office:value-type="float" office:value="520.8522241">
                <text:p>520.852224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207.00040734">
                <text:p>2207.00040734</text:p>
              </table:table-cell>
              <table:table-cell office:value-type="float" office:value="1688.0867553">
                <text:p>1688.086755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016.9984896">
                <text:p>3016.9984896</text:p>
              </table:table-cell>
              <table:table-cell office:value-type="float" office:value="2008.38887266">
                <text:p>2008.3888726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114.99905568">
                <text:p>3114.99905568</text:p>
              </table:table-cell>
              <table:table-cell office:value-type="float" office:value="2801.8448587">
                <text:p>2801.844858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443.00145132">
                <text:p>3443.00145132</text:p>
              </table:table-cell>
              <table:table-cell office:value-type="float" office:value="2762.28784998">
                <text:p>2762.2878499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542.99868892">
                <text:p>3542.99868892</text:p>
              </table:table-cell>
              <table:table-cell office:value-type="float" office:value="2989.7079178">
                <text:p>2989.707917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455.00193814">
                <text:p>3455.00193814</text:p>
              </table:table-cell>
              <table:table-cell office:value-type="float" office:value="2904.63252658">
                <text:p>2904.6325265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866.0002059">
                <text:p>2866.0002059</text:p>
              </table:table-cell>
              <table:table-cell office:value-type="float" office:value="2886.92024992">
                <text:p>2886.9202499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052.99893328">
                <text:p>2052.99893328</text:p>
              </table:table-cell>
              <table:table-cell office:value-type="float" office:value="2076.63166832">
                <text:p>2076.631668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55.50060984">
                <text:p>955.50060984</text:p>
              </table:table-cell>
              <table:table-cell office:value-type="float" office:value="1095.10804618">
                <text:p>1095.1080461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3.99999159">
                <text:p>103.99999159</text:p>
              </table:table-cell>
              <table:table-cell office:value-type="float" office:value="58.078183246">
                <text:p>58.07818324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89.99904186">
                <text:p>1189.99904186</text:p>
              </table:table-cell>
              <table:table-cell office:value-type="float" office:value="426.39493166">
                <text:p>426.3949316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3.54">
                <text:p>-3.54</text:p>
              </table:table-cell>
              <table:table-cell office:value-type="float" office:value="626.00071056">
                <text:p>626.0007105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3.54">
                <text:p>-3.54</text:p>
              </table:table-cell>
              <table:table-cell office:value-type="float" office:value="-194.55968221">
                <text:p>-194.5596822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91.99949256">
                <text:p>2091.99949256</text:p>
              </table:table-cell>
              <table:table-cell office:value-type="float" office:value="220.791773428">
                <text:p>220.79177342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3.54">
                <text:p>-3.54</text:p>
              </table:table-cell>
              <table:table-cell office:value-type="float" office:value="1521.39332416">
                <text:p>1521.3933241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3.54">
                <text:p>-3.54</text:p>
              </table:table-cell>
              <table:table-cell office:value-type="float" office:value="-84.950189688">
                <text:p>-84.95018968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3.5299999898322">
                <text:p>-3.5299999898322</text:p>
              </table:table-cell>
              <table:table-cell office:value-type="float" office:value="547.82365578">
                <text:p>547.8236557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694.00106416">
                <text:p>3694.00106416</text:p>
              </table:table-cell>
              <table:table-cell office:value-type="float" office:value="1074.80173316">
                <text:p>1074.8017331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3.54">
                <text:p>-3.54</text:p>
              </table:table-cell>
              <table:table-cell office:value-type="float" office:value="1258.1681898">
                <text:p>1258.168189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290.99972354">
                <text:p>2290.99972354</text:p>
              </table:table-cell>
              <table:table-cell office:value-type="float" office:value="887.5155812">
                <text:p>887.515581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3.5299999898322">
                <text:p>-3.5299999898322</text:p>
              </table:table-cell>
              <table:table-cell office:value-type="float" office:value="2672.90406714">
                <text:p>2672.9040671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3.54">
                <text:p>-3.54</text:p>
              </table:table-cell>
              <table:table-cell office:value-type="float" office:value="1379.7892163">
                <text:p>1379.789216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559.99903762">
                <text:p>3559.99903762</text:p>
              </table:table-cell>
              <table:table-cell office:value-type="float" office:value="-74.193531028">
                <text:p>-74.19353102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3.199999981618">
                <text:p>-3.199999981618</text:p>
              </table:table-cell>
              <table:table-cell office:value-type="float" office:value="1842.153694">
                <text:p>1842.15369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358.99804358">
                <text:p>3358.99804358</text:p>
              </table:table-cell>
              <table:table-cell office:value-type="float" office:value="263.567596666">
                <text:p>263.56759666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2.059804146">
                <text:p>42.059804146</text:p>
              </table:table-cell>
              <table:table-cell office:value-type="float" office:value="2776.10498056">
                <text:p>2776.1049805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723.00189968">
                <text:p>3723.00189968</text:p>
              </table:table-cell>
              <table:table-cell office:value-type="float" office:value="1676.855478">
                <text:p>1676.85547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45.000188146">
                <text:p>245.000188146</text:p>
              </table:table-cell>
              <table:table-cell office:value-type="float" office:value="823.62209256">
                <text:p>823.6220925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.80999869104">
                <text:p>-1.80999869104</text:p>
              </table:table-cell>
              <table:table-cell office:value-type="float" office:value="1658.36580874">
                <text:p>1658.3658087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3.54">
                <text:p>-3.54</text:p>
              </table:table-cell>
              <table:table-cell office:value-type="float" office:value="-759.64840892">
                <text:p>-759.6484089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824.99888356">
                <text:p>2824.99888356</text:p>
              </table:table-cell>
              <table:table-cell office:value-type="float" office:value="1181.41499094">
                <text:p>1181.4149909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082.99810456">
                <text:p>2082.99810456</text:p>
              </table:table-cell>
              <table:table-cell office:value-type="float" office:value="-172.867155438">
                <text:p>-172.86715543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71.89950216">
                <text:p>971.89950216</text:p>
              </table:table-cell>
              <table:table-cell office:value-type="float" office:value="1819.70750556">
                <text:p>1819.7075055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3.000019214">
                <text:p>103.000019214</text:p>
              </table:table-cell>
              <table:table-cell office:value-type="float" office:value="1207.38399532">
                <text:p>1207.3839953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.01000033254">
                <text:p>-1.01000033254</text:p>
              </table:table-cell>
              <table:table-cell office:value-type="float" office:value="590.25701712">
                <text:p>590.2570171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3.54">
                <text:p>-3.54</text:p>
              </table:table-cell>
              <table:table-cell office:value-type="float" office:value="99.294311436">
                <text:p>99.2943114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3.54">
                <text:p>-3.54</text:p>
              </table:table-cell>
              <table:table-cell office:value-type="float" office:value="83.877388716">
                <text:p>83.87738871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3.54">
                <text:p>-3.54</text:p>
              </table:table-cell>
              <table:table-cell office:value-type="float" office:value="72.854370802">
                <text:p>72.85437080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3.54">
                <text:p>-3.54</text:p>
              </table:table-cell>
              <table:table-cell office:value-type="float" office:value="218.828243382">
                <text:p>218.82824338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3.54">
                <text:p>-3.54</text:p>
              </table:table-cell>
              <table:table-cell office:value-type="float" office:value="243.782136688">
                <text:p>243.78213668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3.54">
                <text:p>-3.54</text:p>
              </table:table-cell>
              <table:table-cell office:value-type="float" office:value="244.417143696">
                <text:p>244.41714369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3.54">
                <text:p>-3.54</text:p>
              </table:table-cell>
              <table:table-cell office:value-type="float" office:value="244.417143696">
                <text:p>244.41714369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3.54">
                <text:p>-3.54</text:p>
              </table:table-cell>
              <table:table-cell office:value-type="float" office:value="244.417143696">
                <text:p>244.41714369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3.54">
                <text:p>-3.54</text:p>
              </table:table-cell>
              <table:table-cell office:value-type="float" office:value="244.417143696">
                <text:p>244.41714369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3.54">
                <text:p>-3.54</text:p>
              </table:table-cell>
              <table:table-cell office:value-type="float" office:value="244.417143696">
                <text:p>244.41714369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5.5500003444">
                <text:p>35.5500003444</text:p>
              </table:table-cell>
              <table:table-cell office:value-type="float" office:value="244.417143696">
                <text:p>244.41714369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21.09986639">
                <text:p>221.09986639</text:p>
              </table:table-cell>
              <table:table-cell office:value-type="float" office:value="315.494558268">
                <text:p>315.49455826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38.00098914">
                <text:p>1238.00098914</text:p>
              </table:table-cell>
              <table:table-cell office:value-type="float" office:value="633.27546868">
                <text:p>633.2754686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349.99973034">
                <text:p>2349.99973034</text:p>
              </table:table-cell>
              <table:table-cell office:value-type="float" office:value="1741.9927948">
                <text:p>1741.992794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988.00174562">
                <text:p>2988.00174562</text:p>
              </table:table-cell>
              <table:table-cell office:value-type="float" office:value="2103.32896682">
                <text:p>2103.3289668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402.99846474">
                <text:p>3402.99846474</text:p>
              </table:table-cell>
              <table:table-cell office:value-type="float" office:value="2791.61191716">
                <text:p>2791.6119171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630.00119548">
                <text:p>3630.00119548</text:p>
              </table:table-cell>
              <table:table-cell office:value-type="float" office:value="3131.807102">
                <text:p>3131.80710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497.00159624">
                <text:p>3497.00159624</text:p>
              </table:table-cell>
              <table:table-cell office:value-type="float" office:value="3110.68248098">
                <text:p>3110.6824809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390.99797792">
                <text:p>3390.99797792</text:p>
              </table:table-cell>
              <table:table-cell office:value-type="float" office:value="2827.53563836">
                <text:p>2827.5356383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893.00027836">
                <text:p>2893.00027836</text:p>
              </table:table-cell>
              <table:table-cell office:value-type="float" office:value="2806.46420736">
                <text:p>2806.4642073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91.0011568">
                <text:p>2091.0011568</text:p>
              </table:table-cell>
              <table:table-cell office:value-type="float" office:value="2160.28320362">
                <text:p>2160.2832036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64.30151238">
                <text:p>964.30151238</text:p>
              </table:table-cell>
              <table:table-cell office:value-type="float" office:value="1127.76262692">
                <text:p>1127.7626269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4.15983789">
                <text:p>94.15983789</text:p>
              </table:table-cell>
              <table:table-cell office:value-type="float" office:value="67.82873222">
                <text:p>67.8287322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.23999807056">
                <text:p>-1.23999807056</text:p>
              </table:table-cell>
              <table:table-cell office:value-type="float" office:value="444.57773542">
                <text:p>444.5777354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3.54">
                <text:p>-3.54</text:p>
              </table:table-cell>
              <table:table-cell office:value-type="float" office:value="89.74097469">
                <text:p>89.7409746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3.54">
                <text:p>-3.54</text:p>
              </table:table-cell>
              <table:table-cell office:value-type="float" office:value="83.336896282">
                <text:p>83.33689628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3.54">
                <text:p>-3.54</text:p>
              </table:table-cell>
              <table:table-cell office:value-type="float" office:value="72.772540002">
                <text:p>72.77254000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3.54">
                <text:p>-3.54</text:p>
              </table:table-cell>
              <table:table-cell office:value-type="float" office:value="220.897744314">
                <text:p>220.89774431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3.54">
                <text:p>-3.54</text:p>
              </table:table-cell>
              <table:table-cell office:value-type="float" office:value="243.839827402">
                <text:p>243.83982740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3.54">
                <text:p>-3.54</text:p>
              </table:table-cell>
              <table:table-cell office:value-type="float" office:value="244.417143696">
                <text:p>244.41714369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3.46000016415">
                <text:p>-3.46000016415</text:p>
              </table:table-cell>
              <table:table-cell office:value-type="float" office:value="244.417143696">
                <text:p>244.41714369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3.12999905122">
                <text:p>-3.12999905122</text:p>
              </table:table-cell>
              <table:table-cell office:value-type="float" office:value="244.56280252">
                <text:p>244.5628025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3.54">
                <text:p>-3.54</text:p>
              </table:table-cell>
              <table:table-cell office:value-type="float" office:value="245.13766389">
                <text:p>245.1376638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3.54">
                <text:p>-3.54</text:p>
              </table:table-cell>
              <table:table-cell office:value-type="float" office:value="244.279667952">
                <text:p>244.27966795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.829991715">
                <text:p>14.829991715</text:p>
              </table:table-cell>
              <table:table-cell office:value-type="float" office:value="244.418371158">
                <text:p>244.41837115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1.000043226">
                <text:p>191.000043226</text:p>
              </table:table-cell>
              <table:table-cell office:value-type="float" office:value="277.920718986">
                <text:p>277.92071898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76.59802334">
                <text:p>776.59802334</text:p>
              </table:table-cell>
              <table:table-cell office:value-type="float" office:value="587.2988337">
                <text:p>587.298833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82.00109794">
                <text:p>2182.00109794</text:p>
              </table:table-cell>
              <table:table-cell office:value-type="float" office:value="1416.91175872">
                <text:p>1416.9117587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062.99967382">
                <text:p>3062.99967382</text:p>
              </table:table-cell>
              <table:table-cell office:value-type="float" office:value="1921.71778084">
                <text:p>1921.7177808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539.9995901">
                <text:p>3539.9995901</text:p>
              </table:table-cell>
              <table:table-cell office:value-type="float" office:value="2779.06316398">
                <text:p>2779.0631639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763.99913048">
                <text:p>3763.99913048</text:p>
              </table:table-cell>
              <table:table-cell office:value-type="float" office:value="3292.71100404">
                <text:p>3292.7110040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709.99898556">
                <text:p>3709.99898556</text:p>
              </table:table-cell>
              <table:table-cell office:value-type="float" office:value="3294.4049016">
                <text:p>3294.404901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389.99964216">
                <text:p>3389.99964216</text:p>
              </table:table-cell>
              <table:table-cell office:value-type="float" office:value="3076.66541742">
                <text:p>3076.6654174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812.00006098">
                <text:p>2812.00006098</text:p>
              </table:table-cell>
              <table:table-cell office:value-type="float" office:value="2766.36302382">
                <text:p>2766.3630238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96.99935444">
                <text:p>2096.99935444</text:p>
              </table:table-cell>
              <table:table-cell office:value-type="float" office:value="2114.08971702">
                <text:p>2114.0897170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59.3016505">
                <text:p>959.3016505</text:p>
              </table:table-cell>
              <table:table-cell office:value-type="float" office:value="1164.4719238">
                <text:p>1164.471923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5.58983112">
                <text:p>95.58983112</text:p>
              </table:table-cell>
              <table:table-cell office:value-type="float" office:value="68.478059618">
                <text:p>68.47805961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3.54">
                <text:p>-3.54</text:p>
              </table:table-cell>
              <table:table-cell office:value-type="float" office:value="446.85263166">
                <text:p>446.8526316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3.54">
                <text:p>-3.54</text:p>
              </table:table-cell>
              <table:table-cell office:value-type="float" office:value="101.45505371">
                <text:p>101.4550537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.63999929558">
                <text:p>-1.63999929558</text:p>
              </table:table-cell>
              <table:table-cell office:value-type="float" office:value="82.155668684">
                <text:p>82.15566868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3.54">
                <text:p>-3.54</text:p>
              </table:table-cell>
              <table:table-cell office:value-type="float" office:value="76.726195104">
                <text:p>76.72619510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3.54">
                <text:p>-3.54</text:p>
              </table:table-cell>
              <table:table-cell office:value-type="float" office:value="219.499665096">
                <text:p>219.49966509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3.54">
                <text:p>-3.54</text:p>
              </table:table-cell>
              <table:table-cell office:value-type="float" office:value="244.34799667">
                <text:p>244.3479966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3.54">
                <text:p>-3.54</text:p>
              </table:table-cell>
              <table:table-cell office:value-type="float" office:value="244.805839996">
                <text:p>244.80583999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3.5000000002442">
                <text:p>-3.5000000002442</text:p>
              </table:table-cell>
              <table:table-cell office:value-type="float" office:value="243.940070132">
                <text:p>243.94007013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3.54">
                <text:p>-3.54</text:p>
              </table:table-cell>
              <table:table-cell office:value-type="float" office:value="244.489973108">
                <text:p>244.48997310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3.54">
                <text:p>-3.54</text:p>
              </table:table-cell>
              <table:table-cell office:value-type="float" office:value="244.404050768">
                <text:p>244.40405076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3.54">
                <text:p>-3.54</text:p>
              </table:table-cell>
              <table:table-cell office:value-type="float" office:value="244.41550708">
                <text:p>244.4155070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5.1200000702">
                <text:p>15.1200000702</text:p>
              </table:table-cell>
              <table:table-cell office:value-type="float" office:value="244.425326776">
                <text:p>244.42532677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2.999977566">
                <text:p>222.999977566</text:p>
              </table:table-cell>
              <table:table-cell office:value-type="float" office:value="278.374061618">
                <text:p>278.37406161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70.20161718">
                <text:p>670.20161718</text:p>
              </table:table-cell>
              <table:table-cell office:value-type="float" office:value="643.17699548">
                <text:p>643.1769954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177.99957182">
                <text:p>2177.99957182</text:p>
              </table:table-cell>
              <table:table-cell office:value-type="float" office:value="1279.3009939">
                <text:p>1279.300993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418.00112514">
                <text:p>2418.00112514</text:p>
              </table:table-cell>
              <table:table-cell office:value-type="float" office:value="1898.29371434">
                <text:p>1898.2937143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701.99900808">
                <text:p>2701.99900808</text:p>
              </table:table-cell>
              <table:table-cell office:value-type="float" office:value="2340.24959052">
                <text:p>2340.2495905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594.99807078">
                <text:p>3594.99807078</text:p>
              </table:table-cell>
              <table:table-cell office:value-type="float" office:value="2552.28546794">
                <text:p>2552.2854679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704.99912368">
                <text:p>3704.99912368</text:p>
              </table:table-cell>
              <table:table-cell office:value-type="float" office:value="3262.7159243">
                <text:p>3262.715924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330.99963536">
                <text:p>3330.99963536</text:p>
              </table:table-cell>
              <table:table-cell office:value-type="float" office:value="3111.2880289">
                <text:p>3111.288028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807.0001991">
                <text:p>2807.0001991</text:p>
              </table:table-cell>
              <table:table-cell office:value-type="float" office:value="2592.951284">
                <text:p>2592.95128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027.99962388">
                <text:p>2027.99962388</text:p>
              </table:table-cell>
              <table:table-cell office:value-type="float" office:value="1957.8829029">
                <text:p>1957.882902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58.4015117">
                <text:p>958.4015117</text:p>
              </table:table-cell>
              <table:table-cell office:value-type="float" office:value="1071.48758576">
                <text:p>1071.4875857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6.189927124">
                <text:p>86.189927124</text:p>
              </table:table-cell>
              <table:table-cell office:value-type="float" office:value="68.07217885">
                <text:p>68.0721788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2.899909398">
                <text:p>112.899909398</text:p>
              </table:table-cell>
              <table:table-cell office:value-type="float" office:value="450.89507318">
                <text:p>450.8950731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1.24999779432">
                <text:p>-1.24999779432</text:p>
              </table:table-cell>
              <table:table-cell office:value-type="float" office:value="170.639721878">
                <text:p>170.63972187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3.54">
                <text:p>-3.54</text:p>
              </table:table-cell>
              <table:table-cell office:value-type="float" office:value="53.66995805">
                <text:p>53.6699580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3.54">
                <text:p>-3.54</text:p>
              </table:table-cell>
              <table:table-cell office:value-type="float" office:value="72.88382989">
                <text:p>72.8838298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3.5299999898322">
                <text:p>-3.5299999898322</text:p>
              </table:table-cell>
              <table:table-cell office:value-type="float" office:value="247.200618358">
                <text:p>247.20061835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3.409999908734">
                <text:p>-3.409999908734</text:p>
              </table:table-cell>
              <table:table-cell office:value-type="float" office:value="216.443284716">
                <text:p>216.44328471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3.54">
                <text:p>-3.54</text:p>
              </table:table-cell>
              <table:table-cell office:value-type="float" office:value="244.07590926">
                <text:p>244.0759092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3.54">
                <text:p>-3.54</text:p>
              </table:table-cell>
              <table:table-cell office:value-type="float" office:value="244.374182526">
                <text:p>244.37418252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3.54">
                <text:p>-3.54</text:p>
              </table:table-cell>
              <table:table-cell office:value-type="float" office:value="244.414279618">
                <text:p>244.41427961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3.54">
                <text:p>-3.54</text:p>
              </table:table-cell>
              <table:table-cell office:value-type="float" office:value="244.441283782">
                <text:p>244.44128378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3.54">
                <text:p>-3.54</text:p>
              </table:table-cell>
              <table:table-cell office:value-type="float" office:value="244.384411376">
                <text:p>244.38441137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3.54">
                <text:p>-3.54</text:p>
              </table:table-cell>
              <table:table-cell office:value-type="float" office:value="244.417143696">
                <text:p>244.41714369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7.9799865302">
                <text:p>17.9799865302</text:p>
              </table:table-cell>
              <table:table-cell office:value-type="float" office:value="244.417143696">
                <text:p>244.41714369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60.39982472">
                <text:p>160.39982472</text:p>
              </table:table-cell>
              <table:table-cell office:value-type="float" office:value="283.584637808">
                <text:p>283.58463780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94.00189712">
                <text:p>1294.00189712</text:p>
              </table:table-cell>
              <table:table-cell office:value-type="float" office:value="532.44355692">
                <text:p>532.4435569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45.99953336">
                <text:p>2445.99953336</text:p>
              </table:table-cell>
              <table:table-cell office:value-type="float" office:value="1745.69154696">
                <text:p>1745.6915469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114.99905568">
                <text:p>3114.99905568</text:p>
              </table:table-cell>
              <table:table-cell office:value-type="float" office:value="2126.8021318">
                <text:p>2126.802131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530.9982021">
                <text:p>3530.9982021</text:p>
              </table:table-cell>
              <table:table-cell office:value-type="float" office:value="2894.63689436">
                <text:p>2894.6368943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684.99967616">
                <text:p>3684.99967616</text:p>
              </table:table-cell>
              <table:table-cell office:value-type="float" office:value="3273.17799208">
                <text:p>3273.1779920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635.99939312">
                <text:p>3635.99939312</text:p>
              </table:table-cell>
              <table:table-cell office:value-type="float" office:value="3130.42006994">
                <text:p>3130.4200699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358.99804358">
                <text:p>3358.99804358</text:p>
              </table:table-cell>
              <table:table-cell office:value-type="float" office:value="3033.49967042">
                <text:p>3033.4996704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804.99943604">
                <text:p>2804.99943604</text:p>
              </table:table-cell>
              <table:table-cell office:value-type="float" office:value="2740.61905414">
                <text:p>2740.6190541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030.9987227">
                <text:p>2030.9987227</text:p>
              </table:table-cell>
              <table:table-cell office:value-type="float" office:value="2090.35878502">
                <text:p>2090.3587850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42.59998422">
                <text:p>942.59998422</text:p>
              </table:table-cell>
              <table:table-cell office:value-type="float" office:value="1070.5506231">
                <text:p>1070.550623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3.54">
                <text:p>-3.54</text:p>
              </table:table-cell>
              <table:table-cell office:value-type="float" office:value="68.282484006">
                <text:p>68.28248400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7.310007023">
                <text:p>27.310007023</text:p>
              </table:table-cell>
              <table:table-cell office:value-type="float" office:value="491.93731092">
                <text:p>491.9373109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82.500072232">
                <text:p>382.500072232</text:p>
              </table:table-cell>
              <table:table-cell office:value-type="float" office:value="130.6011389">
                <text:p>130.601138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09.00015362">
                <text:p>1209.00015362</text:p>
              </table:table-cell>
              <table:table-cell office:value-type="float" office:value="575.7811486">
                <text:p>575.781148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035.99858458">
                <text:p>2035.99858458</text:p>
              </table:table-cell>
              <table:table-cell office:value-type="float" office:value="1354.10661972">
                <text:p>1354.1066197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799.99957416">
                <text:p>2799.99957416</text:p>
              </table:table-cell>
              <table:table-cell office:value-type="float" office:value="2068.2521944">
                <text:p>2068.252194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66.0007265">
                <text:p>1366.0007265</text:p>
              </table:table-cell>
              <table:table-cell office:value-type="float" office:value="2671.6725136">
                <text:p>2671.672513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465.9979641">
                <text:p>1465.9979641</text:p>
              </table:table-cell>
              <table:table-cell office:value-type="float" office:value="1261.00771856">
                <text:p>1261.0077185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242.00045728">
                <text:p>3242.00045728</text:p>
              </table:table-cell>
              <table:table-cell office:value-type="float" office:value="1470.14269412">
                <text:p>1470.1426941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242.00045728">
                <text:p>3242.00045728</text:p>
              </table:table-cell>
              <table:table-cell office:value-type="float" office:value="2451.60085162">
                <text:p>2451.6008516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96.9991462">
                <text:p>2696.9991462</text:p>
              </table:table-cell>
              <table:table-cell office:value-type="float" office:value="2218.75131022">
                <text:p>2218.7513102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973.0011432">
                <text:p>1973.0011432</text:p>
              </table:table-cell>
              <table:table-cell office:value-type="float" office:value="1756.52185334">
                <text:p>1756.5218533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937.89880476">
                <text:p>937.89880476</text:p>
              </table:table-cell>
              <table:table-cell office:value-type="float" office:value="917.53930172">
                <text:p>917.5393017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19.700048878">
                <text:p>119.700048878</text:p>
              </table:table-cell>
              <table:table-cell office:value-type="float" office:value="145.912909042">
                <text:p>145.91290904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1.3899980185">
                <text:p>-1.3899980185</text:p>
              </table:table-cell>
              <table:table-cell office:value-type="float" office:value="434.38980082">
                <text:p>434.3898008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3.54">
                <text:p>-3.54</text:p>
              </table:table-cell>
              <table:table-cell office:value-type="float" office:value="98.058257202">
                <text:p>98.05825720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3.54">
                <text:p>-3.54</text:p>
              </table:table-cell>
              <table:table-cell office:value-type="float" office:value="85.38348459">
                <text:p>85.3834845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3.5299999898322">
                <text:p>-3.5299999898322</text:p>
              </table:table-cell>
              <table:table-cell office:value-type="float" office:value="79.658192668">
                <text:p>79.65819266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3.54">
                <text:p>-3.54</text:p>
              </table:table-cell>
              <table:table-cell office:value-type="float" office:value="214.804622946">
                <text:p>214.80462294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3.54">
                <text:p>-3.54</text:p>
              </table:table-cell>
              <table:table-cell office:value-type="float" office:value="243.874196338">
                <text:p>243.87419633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3.480000020824">
                <text:p>-3.480000020824</text:p>
              </table:table-cell>
              <table:table-cell office:value-type="float" office:value="244.416734542">
                <text:p>244.41673454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3.510000010412">
                <text:p>-3.510000010412</text:p>
              </table:table-cell>
              <table:table-cell office:value-type="float" office:value="244.528433584">
                <text:p>244.52843358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3.400000184974">
                <text:p>-3.400000184974</text:p>
              </table:table-cell>
              <table:table-cell office:value-type="float" office:value="244.449466862">
                <text:p>244.44946686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3.54">
                <text:p>-3.54</text:p>
              </table:table-cell>
              <table:table-cell office:value-type="float" office:value="244.660181172">
                <text:p>244.66018117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3.54">
                <text:p>-3.54</text:p>
              </table:table-cell>
              <table:table-cell office:value-type="float" office:value="244.382365606">
                <text:p>244.38236560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3.54">
                <text:p>-3.54</text:p>
              </table:table-cell>
              <table:table-cell office:value-type="float" office:value="244.402823306">
                <text:p>244.40282330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3.54">
                <text:p>-3.54</text:p>
              </table:table-cell>
              <table:table-cell office:value-type="float" office:value="244.43801055">
                <text:p>244.4380105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3.54">
                <text:p>-3.54</text:p>
              </table:table-cell>
              <table:table-cell office:value-type="float" office:value="244.381956452">
                <text:p>244.38195645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3.46999988791">
                <text:p>-3.46999988791</text:p>
              </table:table-cell>
              <table:table-cell office:value-type="float" office:value="244.417143696">
                <text:p>244.41714369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3.54">
                <text:p>-3.54</text:p>
              </table:table-cell>
              <table:table-cell office:value-type="float" office:value="244.54439059">
                <text:p>244.5443905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3.54">
                <text:p>-3.54</text:p>
              </table:table-cell>
              <table:table-cell office:value-type="float" office:value="244.394231072">
                <text:p>244.39423107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3.5199999796644">
                <text:p>-3.5199999796644</text:p>
              </table:table-cell>
              <table:table-cell office:value-type="float" office:value="244.414279618">
                <text:p>244.41427961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7.949995542">
                <text:p>17.949995542</text:p>
              </table:table-cell>
              <table:table-cell office:value-type="float" office:value="244.467878792">
                <text:p>244.46787879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83.800160288">
                <text:p>183.800160288</text:p>
              </table:table-cell>
              <table:table-cell office:value-type="float" office:value="283.505671086">
                <text:p>283.50567108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63.40004444">
                <text:p>863.40004444</text:p>
              </table:table-cell>
              <table:table-cell office:value-type="float" office:value="573.75174476">
                <text:p>573.7517447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30.60093066">
                <text:p>730.60093066</text:p>
              </table:table-cell>
              <table:table-cell office:value-type="float" office:value="1509.11461262">
                <text:p>1509.1146126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20.30119534">
                <text:p>620.30119534</text:p>
              </table:table-cell>
              <table:table-cell office:value-type="float" office:value="1141.24015968">
                <text:p>1141.2401596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998.99878836">
                <text:p>1998.99878836</text:p>
              </table:table-cell>
              <table:table-cell office:value-type="float" office:value="1041.45159062">
                <text:p>1041.4515906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696.00182722">
                <text:p>3696.00182722</text:p>
              </table:table-cell>
              <table:table-cell office:value-type="float" office:value="1924.2504441">
                <text:p>1924.250444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625.0013336">
                <text:p>3625.0013336</text:p>
              </table:table-cell>
              <table:table-cell office:value-type="float" office:value="2994.94099746">
                <text:p>2994.940997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